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1F0000002614AF9EBE6E0C071A.jpg" manifest:media-type="image/jpeg"/>
  <manifest:file-entry manifest:full-path="Pictures/100000000000001F000000268A7C29BACB58BD89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115.15mm"/>
    </style:style>
    <style:style style:name="co3" style:family="table-column">
      <style:table-column-properties fo:break-before="auto" style:column-width="12.82mm"/>
    </style:style>
    <style:style style:name="co4" style:family="table-column">
      <style:table-column-properties fo:break-before="auto" style:column-width="27.0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PageStyle_5f_liste_20_codes_20_réf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time-style style:name="N10040" number:language="en" number:country="GB">
      <number:hours number:style="long"/>
      <number:text>:</number:text>
      <number:minutes number:style="long"/>
    </number:time-style>
    <style:style style:name="ce1" style:family="table-cell" style:parent-style-name="Default"/>
    <style:style style:name="ce2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10040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5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2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0000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fo:border-bottom="0.74pt solid #000000" fo:background-color="#ffff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order-bottom="0.74pt solid #000000" fo:background-color="#ffff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ffcc00" style:diagonal-bl-tr="none" style:diagonal-tl-br="none" fo:border-left="0.74pt solid #000000" fo:border-right="none" style:rotation-align="none" fo:border-top="0.74pt solid #000000"/>
    </style:style>
    <style:style style:name="ce36" style:family="table-cell" style:parent-style-name="Default">
      <style:table-cell-properties fo:border-bottom="none" fo:background-color="#ffff99" style:diagonal-bl-tr="none" style:diagonal-tl-br="none" fo:border-left="0.74pt solid #000000" fo:border-right="none" style:rotation-align="none" fo:border-top="0.74pt solid #000000"/>
    </style:style>
    <style:style style:name="ce37" style:family="table-cell" style:parent-style-name="Default">
      <style:table-cell-properties fo:border-bottom="none" fo:background-color="#ffff99" style:diagonal-bl-tr="none" style:diagonal-tl-br="none" fo:border-left="0.74pt solid #000000" fo:border-right="none" style:rotation-align="none" fo:border-top="none"/>
    </style:style>
    <style:style style:name="ce38" style:family="table-cell" style:parent-style-name="Default">
      <style:table-cell-properties fo:border-bottom="0.74pt solid #000000" fo:background-color="#ffff99" style:diagonal-bl-tr="none" style:diagonal-tl-br="none" fo:border-left="0.74pt solid #000000" fo:border-right="none" style:rotation-align="none" fo:border-top="none"/>
    </style:style>
    <style:style style:name="ce39" style:family="table-cell" style:parent-style-name="Default">
      <style:table-cell-properties fo:background-color="#ffcc00" style:diagonal-bl-tr="none" style:diagonal-tl-br="none" fo:border="0.74pt solid #000000" style:rotation-align="none"/>
    </style:style>
    <style:style style:name="ce40" style:family="table-cell" style:parent-style-name="Default">
      <style:table-cell-properties fo:border-bottom="none" fo:background-color="#ffff99" style:diagonal-bl-tr="none" style:diagonal-tl-br="none" fo:border-left="0.74pt solid #000000" fo:border-right="0.74pt solid #000000" style:rotation-align="none" fo:border-top="0.74pt solid #000000"/>
    </style:style>
    <style:style style:name="ce41" style:family="table-cell" style:parent-style-name="Default">
      <style:table-cell-properties fo:border-bottom="0.74pt solid #000000" fo:background-color="#ffff99" style:diagonal-bl-tr="none" style:diagonal-tl-br="none" fo:border-left="0.74pt solid #000000" fo:border-right="0.74pt solid #000000" style:rotation-align="none" fo:border-top="none"/>
    </style:style>
    <style:style style:name="ce42" style:family="table-cell" style:parent-style-name="Default">
      <style:table-cell-properties fo:border-bottom="none" fo:background-color="#ffff99" style:diagonal-bl-tr="none" style:diagonal-tl-br="none" fo:border-left="0.74pt solid #000000" fo:border-right="0.74pt solid #000000" style:rotation-align="none" fo:border-top="none"/>
    </style:style>
    <style:style style:name="ce43" style:family="table-cell" style:parent-style-name="Default">
      <style:table-cell-properties fo:border-bottom="0.74pt solid #000000" fo:background-color="#ffff99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0.74pt solid #000000"/>
    </style:style>
    <style:style style:name="ce45" style:family="table-cell" style:parent-style-name="Default">
      <style:table-cell-properties fo:border-bottom="none" fo:background-color="#ffcc00" style:diagonal-bl-tr="none" style:diagonal-tl-br="none" fo:border-left="none" fo:border-right="0.74pt solid #000000" style:rotation-align="none" fo:border-top="0.74pt solid #000000"/>
    </style:style>
    <style:style style:name="ce46" style:family="table-cell" style:parent-style-name="Default">
      <style:table-cell-properties fo:border-bottom="none" fo:background-color="#ffff99" style:diagonal-bl-tr="none" style:diagonal-tl-br="none" fo:border-left="none" fo:border-right="none" style:rotation-align="none" fo:border-top="0.74pt solid #000000"/>
    </style:style>
    <style:style style:name="ce47" style:family="table-cell" style:parent-style-name="Default">
      <style:table-cell-properties fo:background-color="#ffff99" style:diagonal-bl-tr="none" style:diagonal-tl-br="none" fo:border="none" style:rotation-align="none"/>
    </style:style>
    <style:style style:name="ce48" style:family="table-cell" style:parent-style-name="Default">
      <style:table-cell-properties fo:border-bottom="0.74pt solid #000000" fo:background-color="#ffff99" style:diagonal-bl-tr="none" style:diagonal-tl-br="none" fo:border-left="none" fo:border-right="none" style:rotation-align="none" fo:border-top="none"/>
    </style:style>
    <style:style style:name="ce49" style:family="table-cell" style:parent-style-name="Default">
      <style:table-cell-properties fo:border-bottom="none" fo:background-color="#ffcc00" style:diagonal-bl-tr="none" style:diagonal-tl-br="none" fo:border-left="none" fo:border-right="none" style:rotation-align="none" fo:border-top="0.74pt solid #000000"/>
    </style:style>
    <style:style style:name="ce5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51" style:family="table-cell" style:parent-style-name="Default">
      <style:table-cell-properties fo:border-bottom="none" fo:background-color="#ffff99" style:diagonal-bl-tr="none" style:diagonal-tl-br="none" fo:border-left="none" fo:border-right="0.74pt solid #000000" style:rotation-align="none" fo:border-top="0.74pt solid #000000"/>
    </style:style>
    <style:style style:name="ce52" style:family="table-cell" style:parent-style-name="Default">
      <style:table-cell-properties fo:border-bottom="none" fo:background-color="#ffff99" style:diagonal-bl-tr="none" style:diagonal-tl-br="none" fo:border-left="none" fo:border-right="0.74pt solid #000000" style:rotation-align="none" fo:border-top="none"/>
    </style:style>
    <style:style style:name="ce53" style:family="table-cell" style:parent-style-name="Default">
      <style:table-cell-properties fo:border-bottom="0.74pt solid #000000" fo:background-color="#ffff99" style:diagonal-bl-tr="none" style:diagonal-tl-br="none" fo:border-left="none" fo:border-right="0.74pt solid #000000" style:rotation-align="none" fo:border-top="none"/>
    </style:style>
    <style:style style:name="ce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ackground-color="transparent" style:rotation-align="none"/>
    </style:style>
    <style:style style:name="ce5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58" style:family="table-cell" style:parent-style-name="Default" style:data-style-name="N2">
      <style:table-cell-properties style:rotation-align="none"/>
    </style:style>
    <style:style style:name="ce59" style:family="table-cell" style:parent-style-name="Default" style:data-style-name="N2">
      <style:table-cell-properties fo:background-color="transparent" style:rotation-align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stroke-linejoin="miter" draw:fill="solid" draw:fill-color="#ffff00" draw:textarea-vertical-align="top" draw:auto-grow-height="false" draw:fit-to-size="false" fo:min-height="0mm" fo:min-width="0mm" fo:padding-top="0.64mm" fo:padding-bottom="0mm" fo:padding-left="0.76mm" fo:padding-right="0mm" fo:wrap-option="wrap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line-height="100%" fo:text-align="start" style:writing-mode="lr-tb"/>
    </style:style>
    <style:style style:name="P3" style:family="paragraph">
      <loext:graphic-properties draw:fill="solid" draw:fill-color="#ffff00"/>
      <style:paragraph-properties fo:text-align="start"/>
      <style:text-properties fo:font-size="18pt"/>
    </style:style>
    <style:style style:name="T1" style:family="text">
      <style:text-properties fo:font-variant="normal" fo:text-transform="none" fo:color="#333333" style:text-line-through-style="none" style:text-line-through-type="none" style:text-position="0% 100%" fo:font-family="Arial" fo:font-size="10pt" fo:letter-spacing="normal" fo:font-style="italic" style:text-underline-style="solid" style:text-underline-width="auto" style:text-underline-color="font-color" fo:font-weight="bold" style:font-size-asian="10pt" style:font-style-asian="italic" style:font-weight-asian="bold" style:font-family-complex="Arial" style:font-size-complex="10pt" style:font-style-complex="italic" style:font-weight-complex="bold"/>
    </style:style>
    <style:style style:name="T2" style:family="text">
      <style:text-properties fo:font-variant="normal" fo:text-transform="none" fo:color="#333333" style:text-line-through-style="none" style:text-line-through-type="none" style:text-position="0% 100%" fo:font-family="Arial" fo:font-size="10pt" fo:letter-spacing="normal" fo:font-style="italic" style:text-underline-style="none" fo:font-weight="normal" style:font-size-asian="10pt" style:font-style-asian="italic" style:font-weight-asian="normal" style:font-family-complex="Arial" style:font-size-complex="10pt" style:font-style-complex="italic" style:font-weight-complex="normal"/>
    </style:style>
    <style:style style:name="T3" style:family="text">
      <style:text-properties fo:font-variant="normal" fo:text-transform="none" fo:color="#333333" style:text-line-through-style="none" style:text-line-through-type="none" style:text-position="0% 100%" fo:font-family="Calibri" fo:font-size="10pt" fo:letter-spacing="normal" fo:font-style="italic" style:text-underline-style="none" fo:font-weight="normal" style:font-size-asian="10pt" style:font-style-asian="italic" style:font-weight-asian="normal" style:font-family-complex="Arial" style:font-size-complex="10pt" style:font-style-complex="italic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fo:font-family="Arial" fo:font-size="10pt" fo:letter-spacing="normal" fo:font-style="italic" style:text-underline-style="none" fo:font-weight="bold" style:font-size-asian="10pt" style:font-style-asian="italic" style:font-weight-asian="bold" style:font-family-complex="Arial" style:font-size-complex="10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.$K$6:.$K$125])" table:allow-empty-cell="true" table:display-list="unsorted" table:base-cell-address="'liste codes réf'.S13">
          <table:help-message table:display="true"/>
          <table:error-message table:message-type="stop" table:display="true"/>
        </table:content-validation>
      </table:content-validations>
      <table:table table:name="liste codes réf" table:style-name="ta1" table:protected="true" table:protection-key="ALOdYcybYaNkN8TeZD7Fa4MeNtU=" table:protection-key-digest-algorithm="http://docs.oasis-open.org/office/ns/table/legacy-hash-excel" loext:protection-key-digest-algorithm-2="http://www.w3.org/2000/09/xmldsig#sha1">
        <loext:table-protection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6"/>
        <table:table-column table:style-name="co3" table:default-cell-style-name="ce31"/>
        <table:table-column table:style-name="co1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2" office:value-type="string" calcext:value-type="string">
            <text:p>Référence des noms taxons</text:p>
          </table:table-cell>
          <table:table-cell table:style-name="ce13" table:number-columns-repeated="3"/>
          <table:table-cell table:style-name="ce32" office:value-type="string" calcext:value-type="string">
            <text:p>gartempe</text:p>
          </table:table-cell>
          <table:table-cell table:style-name="ce34" office:value-type="string" calcext:value-type="string">
            <text:p>stockage du nom de la feuille de saisie active (utilisé par les macros "retour à la saisie") :</text:p>
          </table:table-cell>
          <table:table-cell table:style-name="ce44" table:number-columns-repeated="2"/>
          <table:table-cell table:style-name="ce50" table:number-columns-repeated="3"/>
          <table:table-cell table:style-name="ce57"/>
          <table:table-cell>
            <draw:frame table:end-cell-address="'liste codes réf'.M2" table:end-x="12.82mm" table:end-y="5.08mm" draw:z-index="1" draw:name="Image 2" draw:style-name="gr1" draw:text-style-name="P1" svg:width="8.19mm" svg:height="10.04mm" svg:x="4.63mm" svg:y="0.33mm">
              <draw:image xlink:href="Pictures/100000000000001F000000268A7C29BACB58BD89.jpg" xlink:type="simple" xlink:show="embed" xlink:actuate="onLoad">
                <text:p/>
              </draw:image>
            </draw:frame>
            <draw:frame table:end-cell-address="'liste codes réf'.N2" table:end-x="3.24mm" table:end-y="5.08mm" draw:z-index="2" draw:name="Image 3" draw:style-name="gr1" draw:text-style-name="P1" svg:width="8.32mm" svg:height="10.04mm" svg:x="16.21mm" svg:y="0.33mm">
              <draw:image xlink:href="Pictures/100000000000001F0000002614AF9EBE6E0C071A.jpg" xlink:type="simple" xlink:show="embed" xlink:actuate="onLoad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our listes déroulantes de saisie dans "modèle" et </text:p>
          </table:table-cell>
          <table:table-cell table:style-name="ce14"/>
          <table:table-cell table:style-name="ce22" table:number-columns-repeated="2"/>
          <table:table-cell table:style-name="ce33"/>
          <table:table-cell table:style-name="ce34" office:value-type="string" calcext:value-type="string">
            <text:p>stockage du nom de la feuille active, hors saisie (utilisé par les macros "retour ")</text:p>
          </table:table-cell>
          <table:table-cell table:style-name="ce44" table:number-columns-repeated="2"/>
          <table:table-cell table:style-name="ce50" table:number-columns-repeated="3"/>
          <table:table-cell table:style-name="ce57"/>
          <table:table-cell table:number-columns-repeated="1012"/>
        </table:table-row>
        <table:table-row table:style-name="ro2">
          <table:table-cell table:style-name="ce3" office:value-type="string" calcext:value-type="string">
            <text:p>"nouvelles feuilles"</text:p>
          </table:table-cell>
          <table:table-cell table:style-name="ce14"/>
          <table:table-cell table:style-name="ce22"/>
          <table:table-cell table:style-name="ce27" office:value-type="string" calcext:value-type="string">
            <text:p>mise à jour : mars 2015</text:p>
          </table:table-cell>
          <table:table-cell table:number-columns-repeated="1020"/>
        </table:table-row>
        <table:table-header-rows>
          <table:table-row table:style-name="ro2">
            <table:table-cell table:style-name="ce4"/>
            <table:table-cell table:style-name="ce15"/>
            <table:table-cell table:style-name="ce23" table:number-columns-spanned="2" table:number-rows-spanned="1">
              <draw:custom-shape table:end-cell-address="'liste codes réf'.I10" table:end-x="19.3mm" table:end-y="2.1mm" draw:z-index="0" draw:name="Text Box 5" draw:style-name="gr2" draw:text-style-name="P3" svg:width="135.91mm" svg:height="33.59mm" svg:x="0mm" svg:y="1.32mm">
                <text:p text:style-name="P2"><text:span text:style-name="T1">Attention</text:span><text:span text:style-name="T2"> : Sa mise à jour doit être faite par recopie manuelle </text:span><text:span text:style-name="T3">des cellules B6 à B1500 les noms de la liste taxons de référence, après tri par nom de taxons.</text:span></text:p>
                <text:p text:style-name="P2"><text:span text:style-name="T4">Ce tableau n'est utilisé que par la liste déroulante d'aide à la saisie dans la feuille de calcul.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table:table-cell>
            <table:covered-table-cell table:style-name="ce28"/>
            <table:table-cell table:number-columns-repeated="6"/>
            <table:table-cell table:style-name="ce54" office:value-type="string" calcext:value-type="string">
              <text:p>typo_nationale</text:p>
            </table:table-cell>
            <table:table-cell table:style-name="ce54" office:value-type="string" calcext:value-type="string">
              <text:p>IBMR_ref</text:p>
            </table:table-cell>
            <table:table-cell table:style-name="ce54" office:value-type="string" calcext:value-type="string">
              <text:p>Groupe</text:p>
            </table:table-cell>
            <table:table-cell table:number-columns-repeated="1011"/>
          </table:table-row>
          <table:table-row table:style-name="ro2">
            <table:table-cell table:style-name="ce4"/>
            <table:table-cell table:style-name="ce16"/>
            <table:table-cell table:style-name="ce23"/>
            <table:table-cell table:style-name="ce28"/>
            <table:table-cell table:number-columns-repeated="6"/>
            <table:table-cell table:style-name="ce55" office:value-type="string" calcext:value-type="string">
              <text:p><text:s/>--</text:p>
            </table:table-cell>
            <table:table-cell table:style-name="ce55" table:number-columns-repeated="2"/>
            <table:table-cell table:number-columns-repeated="1011"/>
          </table:table-row>
          <table:table-row table:style-name="ro1">
            <table:table-cell table:style-name="ce5" office:value-type="string" calcext:value-type="string">
              <text:p>CODE</text:p>
            </table:table-cell>
            <table:table-cell table:style-name="ce17" office:value-type="string" calcext:value-type="string">
              <text:p>NOM</text:p>
            </table:table-cell>
            <table:table-cell table:style-name="ce24"/>
            <table:table-cell table:style-name="ce29"/>
            <table:table-cell table:number-columns-repeated="6"/>
            <table:table-cell office:value-type="string" calcext:value-type="string">
              <text:p>G1</text:p>
            </table:table-cell>
            <table:table-cell table:style-name="ce58" office:value-type="float" office:value="12.93877551" calcext:value-type="float">
              <text:p>12.94</text:p>
            </table:table-cell>
            <table:table-cell office:value-type="float" office:value="4" calcext:value-type="float">
              <text:p>4</text:p>
            </table:table-cell>
            <table:table-cell table:number-columns-repeated="1011"/>
          </table:table-row>
        </table:table-header-rows>
        <table:table-row table:style-name="ro2">
          <table:table-cell table:style-name="ce6"/>
          <table:table-cell table:style-name="ce18"/>
          <table:table-cell table:style-name="ce24"/>
          <table:table-cell table:style-name="ce29"/>
          <table:table-cell table:number-columns-repeated="6"/>
          <table:table-cell office:value-type="string" calcext:value-type="string">
            <text:p>G10</text:p>
          </table:table-cell>
          <table:table-cell table:style-name="ce58" office:value-type="float" office:value="9.38254717" calcext:value-type="float">
            <text:p>9.38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7"/>
          <table:table-cell table:style-name="ce19"/>
          <table:table-cell table:style-name="ce24"/>
          <table:table-cell table:style-name="ce29"/>
          <table:table-cell table:number-columns-repeated="6"/>
          <table:table-cell office:value-type="string" calcext:value-type="string">
            <text:p>G10/4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0" office:value-type="string" calcext:value-type="string">
            <text:p>NEWCOD</text:p>
          </table:table-cell>
          <table:table-cell table:style-name="ce24"/>
          <table:table-cell table:style-name="ce29"/>
          <table:table-cell table:number-columns-repeated="6"/>
          <table:table-cell office:value-type="string" calcext:value-type="string">
            <text:p>G11/3-21</text:p>
          </table:table-cell>
          <table:table-cell table:style-name="ce58" office:value-type="float" office:value="9.38254717" calcext:value-type="float">
            <text:p>9.38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]" office:value-type="string" office:string-value="Achillea millefolium" calcext:value-type="string">
            <text:p>Achillea millefolium</text:p>
          </table:table-cell>
          <table:table-cell table:style-name="ce24"/>
          <table:table-cell table:style-name="ce29"/>
          <table:table-cell table:number-columns-repeated="6"/>
          <table:table-cell office:value-type="string" calcext:value-type="string">
            <text:p>G12</text:p>
          </table:table-cell>
          <table:table-cell table:style-name="ce58" office:value-type="float" office:value="13.09375" calcext:value-type="float">
            <text:p>13.09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]" office:value-type="string" office:string-value="Achillea ptarmica" calcext:value-type="string">
            <text:p>Achillea ptarmica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G14/1</text:p>
          </table:table-cell>
          <table:table-cell table:style-name="ce58" office:value-type="float" office:value="9.38254717" calcext:value-type="float">
            <text:p>9.38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]" office:value-type="string" office:string-value="Achnatherum calamagrostis" calcext:value-type="string">
            <text:p>Achnatherum calamagrostis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G14/3</text:p>
          </table:table-cell>
          <table:table-cell table:style-name="ce58" office:value-type="float" office:value="9.38254717" calcext:value-type="float">
            <text:p>9.38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]" office:value-type="string" office:string-value="Acorus calamus" calcext:value-type="string">
            <text:p>Acorus calamus</text:p>
          </table:table-cell>
          <table:table-cell table:style-name="ce25"/>
          <table:table-cell table:style-name="ce30"/>
          <table:table-cell table:number-columns-repeated="6"/>
          <table:table-cell table:style-name="ce56" office:value-type="string" calcext:value-type="string">
            <text:p>G15/5</text:p>
          </table:table-cell>
          <table:table-cell table:style-name="ce59" office:value-type="float" office:value="11.17391304" calcext:value-type="float">
            <text:p>11.17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/>
          <table:table-cell table:content-validation-name="val1"/>
          <table:table-cell table:number-columns-repeated="1005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]" office:value-type="string" office:string-value="Acorus gramineus" calcext:value-type="string">
            <text:p>Acorus gramineus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G16</text:p>
          </table:table-cell>
          <table:table-cell table:style-name="ce58" office:value-type="float" office:value="13.09375" calcext:value-type="float">
            <text:p>13.09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]" office:value-type="string" office:string-value="Acorus sp." calcext:value-type="string">
            <text:p>Acorus sp.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G17/3-21</text:p>
          </table:table-cell>
          <table:table-cell table:style-name="ce58" office:value-type="float" office:value="9.38254717" calcext:value-type="float">
            <text:p>9.38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]" office:value-type="string" office:string-value="Acorus vulgaris" calcext:value-type="string">
            <text:p>Acorus vulgaris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G18/4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]" office:value-type="string" office:string-value="Acrocladium cordifolium" calcext:value-type="string">
            <text:p>Acrocladium cordifolium</text:p>
          </table:table-cell>
          <table:table-cell table:style-name="ce25"/>
          <table:table-cell table:style-name="ce30"/>
          <table:table-cell/>
          <table:table-cell table:style-name="ce35" office:value-type="string" calcext:value-type="string">
            <text:p>type de faciès courant</text:p>
          </table:table-cell>
          <table:table-cell table:style-name="ce45"/>
          <table:table-cell table:style-name="ce49" office:value-type="string" calcext:value-type="string">
            <text:p>type de faciès lent</text:p>
          </table:table-cell>
          <table:table-cell table:style-name="ce45"/>
          <table:table-cell/>
          <table:table-cell office:value-type="string" calcext:value-type="string">
            <text:p>G21</text:p>
          </table:table-cell>
          <table:table-cell table:style-name="ce58" office:value-type="float" office:value="13.09375" calcext:value-type="float">
            <text:p>13.09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]" office:value-type="string" office:string-value="Acrocladium cuspidatum " calcext:value-type="string">
            <text:p>Acrocladium cuspidatum </text:p>
          </table:table-cell>
          <table:table-cell table:style-name="ce25"/>
          <table:table-cell table:style-name="ce30"/>
          <table:table-cell/>
          <table:table-cell table:style-name="ce36" office:value-type="string" calcext:value-type="string">
            <text:p>ch. lotique</text:p>
          </table:table-cell>
          <table:table-cell table:style-name="ce46"/>
          <table:table-cell table:style-name="ce36" office:value-type="string" calcext:value-type="string">
            <text:p>ch. lotique</text:p>
          </table:table-cell>
          <table:table-cell table:style-name="ce51"/>
          <table:table-cell/>
          <table:table-cell office:value-type="string" calcext:value-type="string">
            <text:p>G3</text:p>
          </table:table-cell>
          <table:table-cell table:style-name="ce58" office:value-type="float" office:value="9.38254717" calcext:value-type="float">
            <text:p>9.38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]" office:value-type="string" office:string-value="Adiantum capillus-veneris" calcext:value-type="string">
            <text:p>Adiantum capillus-veneris</text:p>
          </table:table-cell>
          <table:table-cell table:style-name="ce25"/>
          <table:table-cell table:style-name="ce30"/>
          <table:table-cell/>
          <table:table-cell table:style-name="ce37" office:value-type="string" calcext:value-type="string">
            <text:p>pl. courant</text:p>
          </table:table-cell>
          <table:table-cell table:style-name="ce47"/>
          <table:table-cell table:style-name="ce37" office:value-type="string" calcext:value-type="string">
            <text:p>pl. courant</text:p>
          </table:table-cell>
          <table:table-cell table:style-name="ce52"/>
          <table:table-cell/>
          <table:table-cell office:value-type="string" calcext:value-type="string">
            <text:p>G3/19-8</text:p>
          </table:table-cell>
          <table:table-cell table:style-name="ce58" office:value-type="float" office:value="9.38254717" calcext:value-type="float">
            <text:p>9.38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]" office:value-type="string" office:string-value="Agropyron caninum" calcext:value-type="string">
            <text:p>Agropyron caninum</text:p>
          </table:table-cell>
          <table:table-cell table:style-name="ce25"/>
          <table:table-cell table:style-name="ce30"/>
          <table:table-cell/>
          <table:table-cell table:style-name="ce37" office:value-type="string" calcext:value-type="string">
            <text:p>radier</text:p>
          </table:table-cell>
          <table:table-cell table:style-name="ce47"/>
          <table:table-cell table:style-name="ce37" office:value-type="string" calcext:value-type="string">
            <text:p>radier</text:p>
          </table:table-cell>
          <table:table-cell table:style-name="ce52"/>
          <table:table-cell/>
          <table:table-cell office:value-type="string" calcext:value-type="string">
            <text:p>G5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3]" office:value-type="string" office:string-value="Agropyron repens" calcext:value-type="string">
            <text:p>Agropyron repens</text:p>
          </table:table-cell>
          <table:table-cell table:style-name="ce25"/>
          <table:table-cell table:style-name="ce30"/>
          <table:table-cell/>
          <table:table-cell table:style-name="ce37" office:value-type="string" calcext:value-type="string">
            <text:p>rapide</text:p>
          </table:table-cell>
          <table:table-cell table:style-name="ce47"/>
          <table:table-cell table:style-name="ce37" office:value-type="string" calcext:value-type="string">
            <text:p>rapide</text:p>
          </table:table-cell>
          <table:table-cell table:style-name="ce52"/>
          <table:table-cell/>
          <table:table-cell office:value-type="string" calcext:value-type="string">
            <text:p>G6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4]" office:value-type="string" office:string-value="Agrostis canina" calcext:value-type="string">
            <text:p>Agrostis canina</text:p>
          </table:table-cell>
          <table:table-cell table:style-name="ce25"/>
          <table:table-cell table:style-name="ce30"/>
          <table:table-cell/>
          <table:table-cell table:style-name="ce37" office:value-type="string" calcext:value-type="string">
            <text:p>cascade</text:p>
          </table:table-cell>
          <table:table-cell table:style-name="ce47"/>
          <table:table-cell table:style-name="ce37" office:value-type="string" calcext:value-type="string">
            <text:p>cascade</text:p>
          </table:table-cell>
          <table:table-cell table:style-name="ce52"/>
          <table:table-cell/>
          <table:table-cell office:value-type="string" calcext:value-type="string">
            <text:p>G9</text:p>
          </table:table-cell>
          <table:table-cell table:style-name="ce58" office:value-type="float" office:value="9.38254717" calcext:value-type="float">
            <text:p>9.38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5]" office:value-type="string" office:string-value="Agrostis capillaris" calcext:value-type="string">
            <text:p>Agrostis capillaris</text:p>
          </table:table-cell>
          <table:table-cell table:style-name="ce25"/>
          <table:table-cell table:style-name="ce30"/>
          <table:table-cell/>
          <table:table-cell table:style-name="ce37" office:value-type="string" calcext:value-type="string">
            <text:p>ch. lentique</text:p>
          </table:table-cell>
          <table:table-cell table:style-name="ce47"/>
          <table:table-cell table:style-name="ce37" office:value-type="string" calcext:value-type="string">
            <text:p>ch. lentique</text:p>
          </table:table-cell>
          <table:table-cell table:style-name="ce52"/>
          <table:table-cell/>
          <table:table-cell office:value-type="string" calcext:value-type="string">
            <text:p>G9/10</text:p>
          </table:table-cell>
          <table:table-cell table:style-name="ce58" office:value-type="float" office:value="9.38254717" calcext:value-type="float">
            <text:p>9.38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6]" office:value-type="string" office:string-value="Agrostis capillaris subsp. capillaris" calcext:value-type="string">
            <text:p>Agrostis capillaris subsp. capillaris</text:p>
          </table:table-cell>
          <table:table-cell table:style-name="ce25"/>
          <table:table-cell table:style-name="ce30"/>
          <table:table-cell/>
          <table:table-cell table:style-name="ce37" office:value-type="string" calcext:value-type="string">
            <text:p>mouille</text:p>
          </table:table-cell>
          <table:table-cell table:style-name="ce47"/>
          <table:table-cell table:style-name="ce37" office:value-type="string" calcext:value-type="string">
            <text:p>mouille</text:p>
          </table:table-cell>
          <table:table-cell table:style-name="ce52"/>
          <table:table-cell/>
          <table:table-cell office:value-type="string" calcext:value-type="string">
            <text:p>G9-10/21</text:p>
          </table:table-cell>
          <table:table-cell table:style-name="ce58" office:value-type="float" office:value="9.38254717" calcext:value-type="float">
            <text:p>9.38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7]" office:value-type="string" office:string-value="Agrostis curtisii" calcext:value-type="string">
            <text:p>Agrostis curtisii</text:p>
          </table:table-cell>
          <table:table-cell table:style-name="ce25"/>
          <table:table-cell table:style-name="ce30"/>
          <table:table-cell/>
          <table:table-cell table:style-name="ce37" office:value-type="string" calcext:value-type="string">
            <text:p>pl. lent</text:p>
          </table:table-cell>
          <table:table-cell table:style-name="ce47"/>
          <table:table-cell table:style-name="ce37" office:value-type="string" calcext:value-type="string">
            <text:p>pl. lent</text:p>
          </table:table-cell>
          <table:table-cell table:style-name="ce52"/>
          <table:table-cell/>
          <table:table-cell office:value-type="string" calcext:value-type="string">
            <text:p>GM14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8]" office:value-type="string" office:string-value="Agrostis gigantea" calcext:value-type="string">
            <text:p>Agrostis gigantea</text:p>
          </table:table-cell>
          <table:table-cell table:style-name="ce25"/>
          <table:table-cell table:style-name="ce30"/>
          <table:table-cell/>
          <table:table-cell table:style-name="ce37" office:value-type="string" calcext:value-type="string">
            <text:p>f. de dissipation</text:p>
          </table:table-cell>
          <table:table-cell table:style-name="ce47"/>
          <table:table-cell table:style-name="ce37" office:value-type="string" calcext:value-type="string">
            <text:p>f. de dissipation</text:p>
          </table:table-cell>
          <table:table-cell table:style-name="ce52"/>
          <table:table-cell/>
          <table:table-cell office:value-type="string" calcext:value-type="string">
            <text:p>GM19/8</text:p>
          </table:table-cell>
          <table:table-cell table:style-name="ce58" office:value-type="float" office:value="12.93877551" calcext:value-type="float">
            <text:p>12.94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9]" office:value-type="string" office:string-value="Agrostis sp." calcext:value-type="string">
            <text:p>Agrostis sp.</text:p>
          </table:table-cell>
          <table:table-cell table:style-name="ce25"/>
          <table:table-cell table:style-name="ce30"/>
          <table:table-cell/>
          <table:table-cell table:style-name="ce38" office:value-type="string" calcext:value-type="string">
            <text:p>autre</text:p>
          </table:table-cell>
          <table:table-cell table:style-name="ce48"/>
          <table:table-cell table:style-name="ce38" office:value-type="string" calcext:value-type="string">
            <text:p>autre</text:p>
          </table:table-cell>
          <table:table-cell table:style-name="ce53"/>
          <table:table-cell/>
          <table:table-cell office:value-type="string" calcext:value-type="string">
            <text:p>GM20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0]" office:value-type="string" office:string-value="Agrostis stolonifera" calcext:value-type="string">
            <text:p>Agrostis stolonifera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GM20/9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1]" office:value-type="string" office:string-value="Agrostis vulgaris" calcext:value-type="string">
            <text:p>Agrostis vulgaris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GM22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2]" office:value-type="string" office:string-value="Ajuga reptans" calcext:value-type="string">
            <text:p>Ajuga reptans</text:p>
          </table:table-cell>
          <table:table-cell table:style-name="ce25"/>
          <table:table-cell table:style-name="ce30"/>
          <table:table-cell/>
          <table:table-cell table:style-name="ce39" office:value-type="string" calcext:value-type="string">
            <text:p>Confer</text:p>
          </table:table-cell>
          <table:table-cell table:number-columns-repeated="4"/>
          <table:table-cell office:value-type="string" calcext:value-type="string">
            <text:p>GM5/2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3]" office:value-type="string" office:string-value="Aldrovanda vesiculosa" calcext:value-type="string">
            <text:p>Aldrovanda vesiculosa</text:p>
          </table:table-cell>
          <table:table-cell table:style-name="ce25"/>
          <table:table-cell table:style-name="ce30"/>
          <table:table-cell/>
          <table:table-cell table:style-name="ce40" office:value-type="string" calcext:value-type="string">
            <text:p>Cf.</text:p>
          </table:table-cell>
          <table:table-cell table:number-columns-repeated="4"/>
          <table:table-cell office:value-type="string" calcext:value-type="string">
            <text:p>GM6/1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4]" office:value-type="string" office:string-value="Alicularia scalaris " calcext:value-type="string">
            <text:p>Alicularia scalaris </text:p>
          </table:table-cell>
          <table:table-cell table:style-name="ce25"/>
          <table:table-cell table:style-name="ce30"/>
          <table:table-cell/>
          <table:table-cell table:style-name="ce41" office:value-type="string" calcext:value-type="string">
            <text:p><text:s/>-</text:p>
          </table:table-cell>
          <table:table-cell table:number-columns-repeated="4"/>
          <table:table-cell office:value-type="string" calcext:value-type="string">
            <text:p>GM6/2-7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5]" office:value-type="string" office:string-value="Alisma brevipes " calcext:value-type="string">
            <text:p>Alisma brevipes 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GM6/8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6]" office:value-type="string" office:string-value="Alisma gramineum" calcext:value-type="string">
            <text:p>Alisma gramineum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GM7/2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7]" office:value-type="string" office:string-value="Alisma lanceolatum" calcext:value-type="string">
            <text:p>Alisma lanceolatum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GM8</text:p>
          </table:table-cell>
          <table:table-cell table:style-name="ce58" office:value-type="float" office:value="13.09375" calcext:value-type="float">
            <text:p>13.09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8]" office:value-type="string" office:string-value="Alisma natans" calcext:value-type="string">
            <text:p>Alisma natans</text:p>
          </table:table-cell>
          <table:table-cell table:style-name="ce25"/>
          <table:table-cell table:style-name="ce30"/>
          <table:table-cell/>
          <table:table-cell table:style-name="ce39" office:value-type="string" calcext:value-type="string">
            <text:p>périphyton</text:p>
          </table:table-cell>
          <table:table-cell table:number-columns-repeated="4"/>
          <table:table-cell office:value-type="string" calcext:value-type="string">
            <text:p>GMP7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9]" office:value-type="string" office:string-value="Alisma plantago-aquatica" calcext:value-type="string">
            <text:p>Alisma plantago-aquatica</text:p>
          </table:table-cell>
          <table:table-cell table:style-name="ce25"/>
          <table:table-cell table:style-name="ce30"/>
          <table:table-cell/>
          <table:table-cell table:style-name="ce40" office:value-type="string" calcext:value-type="string">
            <text:p>absent</text:p>
          </table:table-cell>
          <table:table-cell table:number-columns-repeated="4"/>
          <table:table-cell office:value-type="string" calcext:value-type="string">
            <text:p>M1</text:p>
          </table:table-cell>
          <table:table-cell table:style-name="ce58" office:value-type="float" office:value="12.93877551" calcext:value-type="float">
            <text:p>12.94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0]" office:value-type="string" office:string-value="Alisma sp." calcext:value-type="string">
            <text:p>Alisma sp.</text:p>
          </table:table-cell>
          <table:table-cell table:style-name="ce25"/>
          <table:table-cell table:style-name="ce30"/>
          <table:table-cell/>
          <table:table-cell table:style-name="ce42" office:value-type="string" calcext:value-type="string">
            <text:p>peu abondant</text:p>
          </table:table-cell>
          <table:table-cell table:number-columns-repeated="4"/>
          <table:table-cell office:value-type="string" calcext:value-type="string">
            <text:p>M10</text:p>
          </table:table-cell>
          <table:table-cell table:style-name="ce58" office:value-type="float" office:value="9.38254717" calcext:value-type="float">
            <text:p>9.38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1]" office:value-type="string" office:string-value="Alisma stenophyllum " calcext:value-type="string">
            <text:p>Alisma stenophyllum </text:p>
          </table:table-cell>
          <table:table-cell table:style-name="ce25"/>
          <table:table-cell table:style-name="ce30"/>
          <table:table-cell/>
          <table:table-cell table:style-name="ce42" office:value-type="string" calcext:value-type="string">
            <text:p>abondant</text:p>
          </table:table-cell>
          <table:table-cell table:number-columns-repeated="4"/>
          <table:table-cell office:value-type="string" calcext:value-type="string">
            <text:p>M10/4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2]" office:value-type="string" office:string-value="Alisma subcordatum " calcext:value-type="string">
            <text:p>Alisma subcordatum </text:p>
          </table:table-cell>
          <table:table-cell table:style-name="ce25"/>
          <table:table-cell table:style-name="ce30"/>
          <table:table-cell/>
          <table:table-cell table:style-name="ce42" office:value-type="string" calcext:value-type="string">
            <text:p>très abondant</text:p>
          </table:table-cell>
          <table:table-cell table:number-columns-repeated="4"/>
          <table:table-cell office:value-type="string" calcext:value-type="string">
            <text:p>M11/3-21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3]" office:value-type="string" office:string-value="Alisma wahlenbergii" calcext:value-type="string">
            <text:p>Alisma wahlenbergii</text:p>
          </table:table-cell>
          <table:table-cell table:style-name="ce25"/>
          <table:table-cell table:style-name="ce30"/>
          <table:table-cell/>
          <table:table-cell table:style-name="ce43"/>
          <table:table-cell table:number-columns-repeated="4"/>
          <table:table-cell office:value-type="string" calcext:value-type="string">
            <text:p>M12-A</text:p>
          </table:table-cell>
          <table:table-cell table:style-name="ce58" office:value-type="float" office:value="13.09375" calcext:value-type="float">
            <text:p>13.09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4]" office:value-type="string" office:string-value="Alopecurus aequalis" calcext:value-type="string">
            <text:p>Alopecurus aequalis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M12-B</text:p>
          </table:table-cell>
          <table:table-cell table:style-name="ce58" office:value-type="float" office:value="13.09375" calcext:value-type="float">
            <text:p>13.09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5]" office:value-type="string" office:string-value="Alopecurus geniculatus" calcext:value-type="string">
            <text:p>Alopecurus geniculatus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M13</text:p>
          </table:table-cell>
          <table:table-cell table:style-name="ce58" office:value-type="float" office:value="13.09375" calcext:value-type="float">
            <text:p>13.09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6]" office:value-type="string" office:string-value="Alopecurus pratensis" calcext:value-type="string">
            <text:p>Alopecurus pratensis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M14/1</text:p>
          </table:table-cell>
          <table:table-cell table:style-name="ce58" office:value-type="float" office:value="12.93877551" calcext:value-type="float">
            <text:p>12.94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7]" office:value-type="string" office:string-value="Alopecurus sp." calcext:value-type="string">
            <text:p>Alopecurus sp.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M14/3-11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8]" office:value-type="string" office:string-value="Althaea officinalis" calcext:value-type="string">
            <text:p>Althaea officinalis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M14/3-8</text:p>
          </table:table-cell>
          <table:table-cell table:style-name="ce58" office:value-type="float" office:value="12.93877551" calcext:value-type="float">
            <text:p>12.94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9]" office:value-type="string" office:string-value="Althenia filiformis" calcext:value-type="string">
            <text:p>Althenia filiformis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M15-17/3-21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0]" office:value-type="string" office:string-value="Althenia orientalis" calcext:value-type="string">
            <text:p>Althenia orientalis</text:p>
          </table:table-cell>
          <table:table-cell table:style-name="ce25"/>
          <table:table-cell table:style-name="ce30"/>
          <table:table-cell table:number-columns-repeated="6"/>
          <table:table-cell table:style-name="ce56" office:value-type="string" calcext:value-type="string">
            <text:p>M16-A</text:p>
          </table:table-cell>
          <table:table-cell table:style-name="ce59" office:value-type="float" office:value="13.16666667" calcext:value-type="float">
            <text:p>13.17</text:p>
          </table:table-cell>
          <table:table-cell table:style-name="ce56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1]" office:value-type="string" office:string-value="Amaranthus blitum" calcext:value-type="string">
            <text:p>Amaranthus blitum</text:p>
          </table:table-cell>
          <table:table-cell table:style-name="ce25"/>
          <table:table-cell table:style-name="ce30"/>
          <table:table-cell table:number-columns-repeated="6"/>
          <table:table-cell table:style-name="ce56" office:value-type="string" calcext:value-type="string">
            <text:p>M16-B</text:p>
          </table:table-cell>
          <table:table-cell table:style-name="ce59" office:value-type="float" office:value="13.16666667" calcext:value-type="float">
            <text:p>13.17</text:p>
          </table:table-cell>
          <table:table-cell table:style-name="ce56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2]" office:value-type="string" office:string-value="Amaranthus retroflexus" calcext:value-type="string">
            <text:p>Amaranthus retroflexus</text:p>
          </table:table-cell>
          <table:table-cell table:style-name="ce25"/>
          <table:table-cell table:style-name="ce30"/>
          <table:table-cell table:number-columns-repeated="6"/>
          <table:table-cell table:style-name="ce56" office:value-type="string" calcext:value-type="string">
            <text:p>M17</text:p>
          </table:table-cell>
          <table:table-cell table:style-name="ce59" office:value-type="float" office:value="11.17391304" calcext:value-type="float">
            <text:p>11.17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3]" office:value-type="string" office:string-value="Amaranthus sp." calcext:value-type="string">
            <text:p>Amaranthus sp.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M18/4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4]" office:value-type="string" office:string-value="Amblystegium fluviatile" calcext:value-type="string">
            <text:p>Amblystegium fluviatile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M21</text:p>
          </table:table-cell>
          <table:table-cell table:style-name="ce58" office:value-type="float" office:value="13.16666667" calcext:value-type="float">
            <text:p>13.17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5]" office:value-type="string" office:string-value="Amblystegium humile" calcext:value-type="string">
            <text:p>Amblystegium humile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M3</text:p>
          </table:table-cell>
          <table:table-cell table:style-name="ce58" office:value-type="float" office:value="13.16666667" calcext:value-type="float">
            <text:p>13.17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6]" office:value-type="string" office:string-value="Amblystegium riparium" calcext:value-type="string">
            <text:p>Amblystegium riparium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M3/19</text:p>
          </table:table-cell>
          <table:table-cell table:style-name="ce58" office:value-type="float" office:value="12.93877551" calcext:value-type="float">
            <text:p>12.94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7]" office:value-type="string" office:string-value="Amblystegium serpens" calcext:value-type="string">
            <text:p>Amblystegium serpens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M3/8</text:p>
          </table:table-cell>
          <table:table-cell table:style-name="ce58" office:value-type="float" office:value="13.16666667" calcext:value-type="float">
            <text:p>13.17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8]" office:value-type="string" office:string-value="Amblystegium sp." calcext:value-type="string">
            <text:p>Amblystegium sp.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M4</text:p>
          </table:table-cell>
          <table:table-cell table:style-name="ce58" office:value-type="float" office:value="14.60869565" calcext:value-type="float">
            <text:p>14.6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9]" office:value-type="string" office:string-value="Amblystegium tenax" calcext:value-type="string">
            <text:p>Amblystegium tenax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M5</text:p>
          </table:table-cell>
          <table:table-cell table:style-name="ce58" office:value-type="float" office:value="12.93877551" calcext:value-type="float">
            <text:p>12.94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0]" office:value-type="string" office:string-value="Amblystegium varium" calcext:value-type="string">
            <text:p>Amblystegium varium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M8-A</text:p>
          </table:table-cell>
          <table:table-cell table:style-name="ce58" office:value-type="float" office:value="13.16666667" calcext:value-type="float">
            <text:p>13.17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1]" office:value-type="string" office:string-value="Ambrosia artemisiifolia" calcext:value-type="string">
            <text:p>Ambrosia artemisiifolia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M9</text:p>
          </table:table-cell>
          <table:table-cell table:style-name="ce58" office:value-type="float" office:value="9.38254717" calcext:value-type="float">
            <text:p>9.38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2]" office:value-type="string" office:string-value="Amorpha fruticosa" calcext:value-type="string">
            <text:p>Amorpha fruticosa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M9/10</text:p>
          </table:table-cell>
          <table:table-cell table:style-name="ce58" office:value-type="float" office:value="9.38254717" calcext:value-type="float">
            <text:p>9.38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3]" office:value-type="string" office:string-value="Anabaena sp." calcext:value-type="string">
            <text:p>Anabaena sp.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M9-10/21</text:p>
          </table:table-cell>
          <table:table-cell table:style-name="ce58" office:value-type="float" office:value="9.38254717" calcext:value-type="float">
            <text:p>9.38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4]" office:value-type="string" office:string-value="Anagallis tenella" calcext:value-type="string">
            <text:p>Anagallis tenella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M9-A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5]" office:value-type="string" office:string-value="Aneura pinguis" calcext:value-type="string">
            <text:p>Aneura pinguis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MP15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6]" office:value-type="string" office:string-value="Angelica archangelica" calcext:value-type="string">
            <text:p>Angelica archangelica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MP15/5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7]" office:value-type="string" office:string-value="Angelica sylvestris" calcext:value-type="string">
            <text:p>Angelica sylvestris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MP18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8]" office:value-type="string" office:string-value="Anisothecium palustre " calcext:value-type="string">
            <text:p>Anisothecium palustre 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MP6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9]" office:value-type="string" office:string-value="Anomodon attenuatus" calcext:value-type="string">
            <text:p>Anomodon attenuatus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P1</text:p>
          </table:table-cell>
          <table:table-cell table:style-name="ce58" office:value-type="float" office:value="12.93877551" calcext:value-type="float">
            <text:p>12.94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0]" office:value-type="string" office:string-value="Anomodon sp." calcext:value-type="string">
            <text:p>Anomodon sp.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P10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1]" office:value-type="string" office:string-value="Anthelia julacea" calcext:value-type="string">
            <text:p>Anthelia julacea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P11</text:p>
          </table:table-cell>
          <table:table-cell table:style-name="ce58" office:value-type="float" office:value="12.93877551" calcext:value-type="float">
            <text:p>12.94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2]" office:value-type="string" office:string-value="Anthriscus sylvestris" calcext:value-type="string">
            <text:p>Anthriscus sylvestris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P11/3-21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3]" office:value-type="string" office:string-value="Aphanizomenon sp." calcext:value-type="string">
            <text:p>Aphanizomenon sp.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P12-A</text:p>
          </table:table-cell>
          <table:table-cell table:style-name="ce58" office:value-type="float" office:value="13.09375" calcext:value-type="float">
            <text:p>13.09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4]" office:value-type="string" office:string-value="Apium graveolens" calcext:value-type="string">
            <text:p>Apium graveolens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P12-B</text:p>
          </table:table-cell>
          <table:table-cell table:style-name="ce58" office:value-type="float" office:value="13.09375" calcext:value-type="float">
            <text:p>13.09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5]" office:value-type="string" office:string-value="Apium inundatum" calcext:value-type="string">
            <text:p>Apium inundatum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P13</text:p>
          </table:table-cell>
          <table:table-cell table:style-name="ce58" office:value-type="float" office:value="13.09375" calcext:value-type="float">
            <text:p>13.09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6]" office:value-type="string" office:string-value="Apium nodiflorum" calcext:value-type="string">
            <text:p>Apium nodiflorum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P14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7]" office:value-type="string" office:string-value="Apium repens" calcext:value-type="string">
            <text:p>Apium repens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P14/1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8]" office:value-type="string" office:string-value="Apium sp." calcext:value-type="string">
            <text:p>Apium sp.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P17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9]" office:value-type="string" office:string-value="Apium x moorei" calcext:value-type="string">
            <text:p>Apium x moorei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P17/3-21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0]" office:value-type="string" office:string-value="Aponogeton distachyos" calcext:value-type="string">
            <text:p>Aponogeton distachyos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P18/4</text:p>
          </table:table-cell>
          <table:table-cell table:style-name="ce58" office:value-type="float" office:value="14.60869565" calcext:value-type="float">
            <text:p>14.6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1]" office:value-type="string" office:string-value="Arctium sp. " calcext:value-type="string">
            <text:p>Arctium sp. 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P19</text:p>
          </table:table-cell>
          <table:table-cell table:style-name="ce58" office:value-type="float" office:value="12.93877551" calcext:value-type="float">
            <text:p>12.94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2]" office:value-type="string" office:string-value="Arrhenatherum elatius" calcext:value-type="string">
            <text:p>Arrhenatherum elatius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P20</text:p>
          </table:table-cell>
          <table:table-cell table:style-name="ce58" office:value-type="float" office:value="13.09375" calcext:value-type="float">
            <text:p>13.09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3]" office:value-type="string" office:string-value="Artemisia vulgaris" calcext:value-type="string">
            <text:p>Artemisia vulgaris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P21</text:p>
          </table:table-cell>
          <table:table-cell table:style-name="ce58" office:value-type="float" office:value="13.16666667" calcext:value-type="float">
            <text:p>13.17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4]" office:value-type="string" office:string-value="Arum sp." calcext:value-type="string">
            <text:p>Arum sp.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P22</text:p>
          </table:table-cell>
          <table:table-cell table:style-name="ce58" office:value-type="float" office:value="13.09375" calcext:value-type="float">
            <text:p>13.09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5]" office:value-type="string" office:string-value="Arundo donax" calcext:value-type="string">
            <text:p>Arundo donax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P3</text:p>
          </table:table-cell>
          <table:table-cell table:style-name="ce58" office:value-type="float" office:value="14" calcext:value-type="float">
            <text:p>14.00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6]" office:value-type="string" office:string-value="Athyrium filix-femina" calcext:value-type="string">
            <text:p>Athyrium filix-femina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P4</text:p>
          </table:table-cell>
          <table:table-cell table:style-name="ce58" office:value-type="float" office:value="14.60869565" calcext:value-type="float">
            <text:p>14.6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7]" office:value-type="string" office:string-value="Atrichum undulatum" calcext:value-type="string">
            <text:p>Atrichum undulatum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P5</text:p>
          </table:table-cell>
          <table:table-cell table:style-name="ce58" office:value-type="float" office:value="12.93877551" calcext:value-type="float">
            <text:p>12.94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8]" office:value-type="string" office:string-value="Atriplex calotheca" calcext:value-type="string">
            <text:p>Atriplex calotheca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P9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9]" office:value-type="string" office:string-value="Atriplex prostrata" calcext:value-type="string">
            <text:p>Atriplex prostrata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P9-A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0]" office:value-type="string" office:string-value="Atriplex sp." calcext:value-type="string">
            <text:p>Atriplex sp.</text:p>
          </table:table-cell>
          <table:table-cell table:style-name="ce25"/>
          <table:table-cell table:style-name="ce30"/>
          <table:table-cell table:number-columns-repeated="6"/>
          <table:table-cell table:style-name="ce56" office:value-type="string" calcext:value-type="string">
            <text:p>PTP16-A</text:p>
          </table:table-cell>
          <table:table-cell table:style-name="ce59" office:value-type="float" office:value="13.16666667" calcext:value-type="float">
            <text:p>13.17</text:p>
          </table:table-cell>
          <table:table-cell table:style-name="ce56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1]" office:value-type="string" office:string-value="Audouinella sp." calcext:value-type="string">
            <text:p>Audouinella sp.</text:p>
          </table:table-cell>
          <table:table-cell table:style-name="ce25"/>
          <table:table-cell table:style-name="ce30"/>
          <table:table-cell table:number-columns-repeated="6"/>
          <table:table-cell table:style-name="ce56" office:value-type="string" calcext:value-type="string">
            <text:p>PTP16-B</text:p>
          </table:table-cell>
          <table:table-cell table:style-name="ce59" office:value-type="float" office:value="13.16666667" calcext:value-type="float">
            <text:p>13.17</text:p>
          </table:table-cell>
          <table:table-cell table:style-name="ce56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2]" office:value-type="string" office:string-value="Aulacomnium palustre" calcext:value-type="string">
            <text:p>Aulacomnium palustre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PTP8</text:p>
          </table:table-cell>
          <table:table-cell table:style-name="ce58" office:value-type="float" office:value="14" calcext:value-type="float">
            <text:p>14.00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3]" office:value-type="string" office:string-value="Aulacoseira sp." calcext:value-type="string">
            <text:p>Aulacoseira sp.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PTP8-A</text:p>
          </table:table-cell>
          <table:table-cell table:style-name="ce58" office:value-type="float" office:value="14.60869565" calcext:value-type="float">
            <text:p>14.6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4]" office:value-type="string" office:string-value="Avena sativa" calcext:value-type="string">
            <text:p>Avena sativa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G10-15/4</text:p>
          </table:table-cell>
          <table:table-cell table:style-name="ce58" office:value-type="float" office:value="9.38254717" calcext:value-type="float">
            <text:p>9.38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5]" office:value-type="string" office:string-value="Azolla caroliniana" calcext:value-type="string">
            <text:p>Azolla caroliniana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G11/3-21</text:p>
          </table:table-cell>
          <table:table-cell table:style-name="ce58" office:value-type="float" office:value="9.38254717" calcext:value-type="float">
            <text:p>9.38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6]" office:value-type="string" office:string-value="Azolla filiculoides" calcext:value-type="string">
            <text:p>Azolla filiculoides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G14/1</text:p>
          </table:table-cell>
          <table:table-cell table:style-name="ce58" office:value-type="float" office:value="9.38254717" calcext:value-type="float">
            <text:p>9.38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7]" office:value-type="string" office:string-value="Azolla sp." calcext:value-type="string">
            <text:p>Azolla sp.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G14/3-11</text:p>
          </table:table-cell>
          <table:table-cell table:style-name="ce58" office:value-type="float" office:value="9.38254717" calcext:value-type="float">
            <text:p>9.38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8]" office:value-type="string" office:string-value="Bacopa monnieri" calcext:value-type="string">
            <text:p>Bacopa monnieri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G15</text:p>
          </table:table-cell>
          <table:table-cell table:style-name="ce58" office:value-type="float" office:value="9.38254717" calcext:value-type="float">
            <text:p>9.38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9]" office:value-type="string" office:string-value="Baldellia alpestris" calcext:value-type="string">
            <text:p>Baldellia alpestris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G17/3-21</text:p>
          </table:table-cell>
          <table:table-cell table:style-name="ce58" office:value-type="float" office:value="9.38254717" calcext:value-type="float">
            <text:p>9.38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0]" office:value-type="string" office:string-value="Baldellia ranunculoides" calcext:value-type="string">
            <text:p>Baldellia ranunculoides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G22/10</text:p>
          </table:table-cell>
          <table:table-cell table:style-name="ce58" office:value-type="float" office:value="9.38254717" calcext:value-type="float">
            <text:p>9.38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1]" office:value-type="string" office:string-value="Baldellia ranunculoides subsp. ranunculoides" calcext:value-type="string">
            <text:p>Baldellia ranunculoides subsp. ranunculoides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G5/2</text:p>
          </table:table-cell>
          <table:table-cell table:style-name="ce58" office:value-type="float" office:value="9.38254717" calcext:value-type="float">
            <text:p>9.38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2]" office:value-type="string" office:string-value="Baldellia ranunculoides subsp. repens" calcext:value-type="string">
            <text:p>Baldellia ranunculoides subsp. repens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G6/1-8</text:p>
          </table:table-cell>
          <table:table-cell table:style-name="ce58" office:value-type="float" office:value="9.38254717" calcext:value-type="float">
            <text:p>9.38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3]" office:value-type="string" office:string-value="Baldellia repens" calcext:value-type="string">
            <text:p>Baldellia repens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G6-7/2</text:p>
          </table:table-cell>
          <table:table-cell table:style-name="ce58" office:value-type="float" office:value="9.38254717" calcext:value-type="float">
            <text:p>9.38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4]" office:value-type="string" office:string-value="Bangia atropurpurea" calcext:value-type="string">
            <text:p>Bangia atropurpurea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G9</text:p>
          </table:table-cell>
          <table:table-cell table:style-name="ce58" office:value-type="float" office:value="9.38254717" calcext:value-type="float">
            <text:p>9.38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5]" office:value-type="string" office:string-value="Bangia sp." calcext:value-type="string">
            <text:p>Bangia sp.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G9/21</text:p>
          </table:table-cell>
          <table:table-cell table:style-name="ce58" office:value-type="float" office:value="9.38254717" calcext:value-type="float">
            <text:p>9.38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6]" office:value-type="string" office:string-value="Bangiadulcis atropurpurea" calcext:value-type="string">
            <text:p>Bangiadulcis atropurpurea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P1</text:p>
          </table:table-cell>
          <table:table-cell table:style-name="ce58" office:value-type="float" office:value="12.93877551" calcext:value-type="float">
            <text:p>12.94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7]" office:value-type="string" office:string-value="Barbarea intermedia" calcext:value-type="string">
            <text:p>Barbarea intermedia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P10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8]" office:value-type="string" office:string-value="Barbarea stricta" calcext:value-type="string">
            <text:p>Barbarea stricta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P11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9]" office:value-type="string" office:string-value="Barbarea vulgaris" calcext:value-type="string">
            <text:p>Barbarea vulgaris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P12-A</text:p>
          </table:table-cell>
          <table:table-cell table:style-name="ce58" office:value-type="float" office:value="13.09375" calcext:value-type="float">
            <text:p>13.09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0]" office:value-type="string" office:string-value="Barbula cylindrica" calcext:value-type="string">
            <text:p>Barbula cylindrica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P12-B</text:p>
          </table:table-cell>
          <table:table-cell table:style-name="ce58" office:value-type="float" office:value="13.09375" calcext:value-type="float">
            <text:p>13.09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1]" office:value-type="string" office:string-value="Barbula hornschuchiana" calcext:value-type="string">
            <text:p>Barbula hornschuchiana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P13</text:p>
          </table:table-cell>
          <table:table-cell table:style-name="ce58" office:value-type="float" office:value="13.09375" calcext:value-type="float">
            <text:p>13.09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2]" office:value-type="string" office:string-value="Barbula reflexa" calcext:value-type="string">
            <text:p>Barbula reflexa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P14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3]" office:value-type="string" office:string-value="Barbula tophacea" calcext:value-type="string">
            <text:p>Barbula tophacea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P15</text:p>
          </table:table-cell>
          <table:table-cell table:style-name="ce58" office:value-type="float" office:value="12.93877551" calcext:value-type="float">
            <text:p>12.94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4]" office:value-type="string" office:string-value="Barbula vinealis" calcext:value-type="string">
            <text:p>Barbula vinealis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P17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5]" office:value-type="string" office:string-value="Batrachospermum sp." calcext:value-type="string">
            <text:p>Batrachospermum sp.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P17/3-21</text:p>
          </table:table-cell>
          <table:table-cell table:style-name="ce58" office:value-type="float" office:value="14" calcext:value-type="float">
            <text:p>14.00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6]" office:value-type="string" office:string-value="Beckmannia eruciformis" calcext:value-type="string">
            <text:p>Beckmannia eruciformis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P18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7]" office:value-type="string" office:string-value="Beckmannia syzigachne" calcext:value-type="string">
            <text:p>Beckmannia syzigachne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P20</text:p>
          </table:table-cell>
          <table:table-cell table:style-name="ce58" office:value-type="float" office:value="13.09375" calcext:value-type="float">
            <text:p>13.09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8]" office:value-type="string" office:string-value="Bellium bellidioides" calcext:value-type="string">
            <text:p>Bellium bellidioides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P21</text:p>
          </table:table-cell>
          <table:table-cell table:style-name="ce58" office:value-type="float" office:value="14.60869565" calcext:value-type="float">
            <text:p>14.6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9]" office:value-type="string" office:string-value="Bergia capensis" calcext:value-type="string">
            <text:p>Bergia capensis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P22</text:p>
          </table:table-cell>
          <table:table-cell table:style-name="ce58" office:value-type="float" office:value="14.60869565" calcext:value-type="float">
            <text:p>14.6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0]" office:value-type="string" office:string-value="Berula erecta" calcext:value-type="string">
            <text:p>Berula erecta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P3</text:p>
          </table:table-cell>
          <table:table-cell table:style-name="ce58" office:value-type="float" office:value="14" calcext:value-type="float">
            <text:p>14.00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1]" office:value-type="string" office:string-value="Berula sp." calcext:value-type="string">
            <text:p>Berula sp.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P4</text:p>
          </table:table-cell>
          <table:table-cell table:style-name="ce58" office:value-type="float" office:value="14.60869565" calcext:value-type="float">
            <text:p>14.6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2]" office:value-type="string" office:string-value="Bidens cernua" calcext:value-type="string">
            <text:p>Bidens cernua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P5</text:p>
          </table:table-cell>
          <table:table-cell table:style-name="ce58" office:value-type="float" office:value="12.93877551" calcext:value-type="float">
            <text:p>12.94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3]" office:value-type="string" office:string-value="Bidens connata" calcext:value-type="string">
            <text:p>Bidens connata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P6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4]" office:value-type="string" office:string-value="Bidens frondosa" calcext:value-type="string">
            <text:p>Bidens frondosa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P7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5]" office:value-type="string" office:string-value="Bidens radiata" calcext:value-type="string">
            <text:p>Bidens radiata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P9</text:p>
          </table:table-cell>
          <table:table-cell table:style-name="ce58" office:value-type="float" office:value="11.17391304" calcext:value-type="float">
            <text:p>11.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6]" office:value-type="string" office:string-value="Bidens sp." calcext:value-type="string">
            <text:p>Bidens sp.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TGA</text:p>
          </table:table-cell>
          <table:table-cell table:style-name="ce58" office:value-type="float" office:value="9" calcext:value-type="float">
            <text:p>9.00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7]" office:value-type="string" office:string-value="Bidens tripartita" calcext:value-type="string">
            <text:p>Bidens tripartita</text:p>
          </table:table-cell>
          <table:table-cell table:style-name="ce25"/>
          <table:table-cell table:style-name="ce30"/>
          <table:table-cell table:number-columns-repeated="6"/>
          <table:table-cell office:value-type="string" calcext:value-type="string">
            <text:p>TTGL</text:p>
          </table:table-cell>
          <table:table-cell table:style-name="ce58" office:value-type="float" office:value="9" calcext:value-type="float">
            <text:p>9.00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8]" office:value-type="string" office:string-value="Binuclearia sp." calcext:value-type="string">
            <text:p>Binucleari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9]" office:value-type="string" office:string-value="Blechnum spicant" calcext:value-type="string">
            <text:p>Blechnum spicant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0]" office:value-type="string" office:string-value="Blepharostoma trichophyllum" calcext:value-type="string">
            <text:p>Blepharostoma trichophyll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1]" office:value-type="string" office:string-value="Blindia acuta" calcext:value-type="string">
            <text:p>Blindia acuta</text:p>
          </table:table-cell>
          <table:table-cell table:style-name="ce25"/>
          <table:table-cell table:style-name="ce30"/>
          <table:table-cell table:number-columns-repeated="6"/>
          <table:table-cell table:style-name="ce26" office:value-type="string" calcext:value-type="string">
            <text:p>seuils classes d'état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2]" office:value-type="string" office:string-value="Blysmus compressus" calcext:value-type="string">
            <text:p>Blysmus compressus</text:p>
          </table:table-cell>
          <table:table-cell table:style-name="ce25"/>
          <table:table-cell table:style-name="ce30"/>
          <table:table-cell table:number-columns-repeated="6"/>
          <table:table-cell table:style-name="ce26" office:value-type="float" office:value="0.92" calcext:value-type="float">
            <text:p>0.92</text:p>
          </table:table-cell>
          <table:table-cell table:style-name="ce26" office:value-type="string" calcext:value-type="string">
            <text:p>Très bon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3]" office:value-type="string" office:string-value="Bolboschoenus maritimus" calcext:value-type="string">
            <text:p>Bolboschoenus maritimus</text:p>
          </table:table-cell>
          <table:table-cell table:style-name="ce25"/>
          <table:table-cell table:style-name="ce30"/>
          <table:table-cell table:number-columns-repeated="6"/>
          <table:table-cell table:style-name="ce26" office:value-type="float" office:value="0.77" calcext:value-type="float">
            <text:p>0.77</text:p>
          </table:table-cell>
          <table:table-cell table:style-name="ce26" office:value-type="string" calcext:value-type="string">
            <text:p>Bon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4]" office:value-type="string" office:string-value="Brachiaria eruciformis" calcext:value-type="string">
            <text:p>Brachiaria eruciformis</text:p>
          </table:table-cell>
          <table:table-cell table:style-name="ce25"/>
          <table:table-cell table:style-name="ce30"/>
          <table:table-cell table:number-columns-repeated="6"/>
          <table:table-cell table:style-name="ce26" office:value-type="float" office:value="0.64" calcext:value-type="float">
            <text:p>0.64</text:p>
          </table:table-cell>
          <table:table-cell table:style-name="ce26" office:value-type="string" calcext:value-type="string">
            <text:p>Moyen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5]" office:value-type="string" office:string-value="Brachypodium sylvaticum" calcext:value-type="string">
            <text:p>Brachypodium sylvaticum</text:p>
          </table:table-cell>
          <table:table-cell table:style-name="ce25"/>
          <table:table-cell table:style-name="ce30"/>
          <table:table-cell table:number-columns-repeated="6"/>
          <table:table-cell table:style-name="ce26" office:value-type="float" office:value="0.51" calcext:value-type="float">
            <text:p>0.51</text:p>
          </table:table-cell>
          <table:table-cell table:style-name="ce26" office:value-type="string" calcext:value-type="string">
            <text:p>Médiocre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6]" office:value-type="string" office:string-value="Brachypodium sylvaticum  subsp. sylvaticum" calcext:value-type="string">
            <text:p>Brachypodium sylvaticum <text:s/>subsp. sylvaticum</text:p>
          </table:table-cell>
          <table:table-cell table:style-name="ce25"/>
          <table:table-cell table:style-name="ce30"/>
          <table:table-cell table:number-columns-repeated="6"/>
          <table:table-cell table:style-name="ce26"/>
          <table:table-cell table:style-name="ce26" office:value-type="string" calcext:value-type="string">
            <text:p>Mauvais</text:p>
          </table:table-cell>
          <table:table-cell table:number-columns-repeated="101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7]" office:value-type="string" office:string-value="Brachythecium plumosum" calcext:value-type="string">
            <text:p>Brachythecium plumos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8]" office:value-type="string" office:string-value="Brachythecium rivulare" calcext:value-type="string">
            <text:p>Brachythecium rivulare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9]" office:value-type="string" office:string-value="Brachythecium rutabulum" calcext:value-type="string">
            <text:p>Brachythecium rutabul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30]" office:value-type="string" office:string-value="Brachythecium sp." calcext:value-type="string">
            <text:p>Brachythecium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31]" office:value-type="string" office:string-value="Brassica nigra" calcext:value-type="string">
            <text:p>Brassica nigr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32]" office:value-type="string" office:string-value="Bromus sp." calcext:value-type="string">
            <text:p>Bromus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33]" office:value-type="string" office:string-value="Bryonia dioica" calcext:value-type="string">
            <text:p>Bryonia dioic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34]" office:value-type="string" office:string-value="Bryum alpinum" calcext:value-type="string">
            <text:p>Bryum alpin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35]" office:value-type="string" office:string-value="Bryum argenteum" calcext:value-type="string">
            <text:p>Bryum argente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36]" office:value-type="string" office:string-value="Bryum bicolor" calcext:value-type="string">
            <text:p>Bryum bicolor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37]" office:value-type="string" office:string-value="Bryum dichotomum" calcext:value-type="string">
            <text:p>Bryum dichotom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38]" office:value-type="string" office:string-value="Bryum duvalii" calcext:value-type="string">
            <text:p>Bryum duvalii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39]" office:value-type="string" office:string-value="Bryum pallens" calcext:value-type="string">
            <text:p>Bryum pallen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40]" office:value-type="string" office:string-value="Bryum pallescens" calcext:value-type="string">
            <text:p>Bryum pallescen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41]" office:value-type="string" office:string-value="Bryum pseudotriquetrum" calcext:value-type="string">
            <text:p>Bryum pseudotriquetr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42]" office:value-type="string" office:string-value="Bryum schleicheri" calcext:value-type="string">
            <text:p>Bryum schleicheri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43]" office:value-type="string" office:string-value="Bryum sp." calcext:value-type="string">
            <text:p>Bryum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44]" office:value-type="string" office:string-value="Bryum turbinatum" calcext:value-type="string">
            <text:p>Bryum turbinat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45]" office:value-type="string" office:string-value="Bryum weigelii" calcext:value-type="string">
            <text:p>Bryum weigelii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46]" office:value-type="string" office:string-value="Bulbochaete sp." calcext:value-type="string">
            <text:p>Bulbochaete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47]" office:value-type="string" office:string-value="Butomus umbellatus" calcext:value-type="string">
            <text:p>Butomus umbellat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48]" office:value-type="string" office:string-value="Cabomba caroliniana" calcext:value-type="string">
            <text:p>Cabomba carolinian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49]" office:value-type="string" office:string-value="Calamagrostis arundinacea" calcext:value-type="string">
            <text:p>Calamagrostis arundinace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50]" office:value-type="string" office:string-value="Calamagrostis canescens" calcext:value-type="string">
            <text:p>Calamagrostis canescen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51]" office:value-type="string" office:string-value="Calamagrostis epigejos" calcext:value-type="string">
            <text:p>Calamagrostis epigejo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52]" office:value-type="string" office:string-value="Calamagrostis sp." calcext:value-type="string">
            <text:p>Calamagrostis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53]" office:value-type="string" office:string-value="Caldesia parnassifolia" calcext:value-type="string">
            <text:p>Caldesia parnassifoli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54]" office:value-type="string" office:string-value="Calla palustris" calcext:value-type="string">
            <text:p>Calla palustr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55]" office:value-type="string" office:string-value="Calliergon cordifolium" calcext:value-type="string">
            <text:p>Calliergon cordifoli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56]" office:value-type="string" office:string-value="Calliergon cuspidatum" calcext:value-type="string">
            <text:p>Calliergon cuspidat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57]" office:value-type="string" office:string-value="Calliergon giganteum" calcext:value-type="string">
            <text:p>Calliergon gigante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58]" office:value-type="string" office:string-value="Calliergon sarmentosum" calcext:value-type="string">
            <text:p>Calliergon sarmentos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59]" office:value-type="string" office:string-value="Calliergon sp." calcext:value-type="string">
            <text:p>Calliergon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60]" office:value-type="string" office:string-value="Calliergon stramineum" calcext:value-type="string">
            <text:p>Calliergon stramine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61]" office:value-type="string" office:string-value="Calliergonella cuspidata" calcext:value-type="string">
            <text:p>Calliergonella cuspid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62]" office:value-type="string" office:string-value="Callitriche brutia" calcext:value-type="string">
            <text:p>Callitriche bruti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63]" office:value-type="string" office:string-value="Callitriche brutia var. hamulata" calcext:value-type="string">
            <text:p>Callitriche brutia var. hamul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64]" office:value-type="string" office:string-value="Callitriche cophocarpa" calcext:value-type="string">
            <text:p>Callitriche cophocarp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65]" office:value-type="string" office:string-value="Callitriche cribrosa" calcext:value-type="string">
            <text:p>Callitriche cribros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66]" office:value-type="string" office:string-value="Callitriche hamulata" calcext:value-type="string">
            <text:p>Callitriche hamul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67]" office:value-type="string" office:string-value="Callitriche hermaphrodita" calcext:value-type="string">
            <text:p>Callitriche hermaphrodi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68]" office:value-type="string" office:string-value="Callitriche hermaphroditica" calcext:value-type="string">
            <text:p>Callitriche hermaphroditic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69]" office:value-type="string" office:string-value="Callitriche lenisulca" calcext:value-type="string">
            <text:p>Callitriche lenisulc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70]" office:value-type="string" office:string-value="Callitriche lusitanica" calcext:value-type="string">
            <text:p>Callitriche lusitanic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71]" office:value-type="string" office:string-value="Callitriche obtusangula" calcext:value-type="string">
            <text:p>Callitriche obtusangul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72]" office:value-type="string" office:string-value="Callitriche palustris" calcext:value-type="string">
            <text:p>Callitriche palustr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73]" office:value-type="string" office:string-value="Callitriche platycarpa" calcext:value-type="string">
            <text:p>Callitriche platycarp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74]" office:value-type="string" office:string-value="Callitriche pulchra" calcext:value-type="string">
            <text:p>Callitriche pulchr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75]" office:value-type="string" office:string-value="Callitriche regis-jubae" calcext:value-type="string">
            <text:p>Callitriche regis-jubae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76]" office:value-type="string" office:string-value="Callitriche sp." calcext:value-type="string">
            <text:p>Callitriche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77]" office:value-type="string" office:string-value="Callitriche stagnalis" calcext:value-type="string">
            <text:p>Callitriche stagnal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78]" office:value-type="string" office:string-value="Callitriche truncata" calcext:value-type="string">
            <text:p>Callitriche trunc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79]" office:value-type="string" office:string-value="Callitriche truncata subsp. fimbriata" calcext:value-type="string">
            <text:p>Callitriche truncata subsp. fimbri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80]" office:value-type="string" office:string-value="Callitriche truncata subsp. occidentalis" calcext:value-type="string">
            <text:p>Callitriche truncata subsp. occidental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81]" office:value-type="string" office:string-value="Callitriche x vigens" calcext:value-type="string">
            <text:p>Callitriche x vigen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82]" office:value-type="string" office:string-value="Calothrix sp." calcext:value-type="string">
            <text:p>Calothrix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83]" office:value-type="string" office:string-value="Caltha minor" calcext:value-type="string">
            <text:p>Caltha minor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84]" office:value-type="string" office:string-value="Caltha palustris" calcext:value-type="string">
            <text:p>Caltha palustr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85]" office:value-type="string" office:string-value="Caltha palustris subsp. palustris" calcext:value-type="string">
            <text:p>Caltha palustris subsp. palustr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86]" office:value-type="string" office:string-value="Calypogeia arguta" calcext:value-type="string">
            <text:p>Calypogeia argu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87]" office:value-type="string" office:string-value="Calypogeia fissa" calcext:value-type="string">
            <text:p>Calypogeia fiss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88]" office:value-type="string" office:string-value="Calypogeia sp." calcext:value-type="string">
            <text:p>Calypogei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89]" office:value-type="string" office:string-value="Calystegia sepium" calcext:value-type="string">
            <text:p>Calystegia sepi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90]" office:value-type="string" office:string-value="Calystegia sepium subsp. silvatica" calcext:value-type="string">
            <text:p>Calystegia sepium subsp. silvatic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91]" office:value-type="string" office:string-value="Calystegia silvatica" calcext:value-type="string">
            <text:p>Calystegia silvatic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92]" office:value-type="string" office:string-value="Campylium stellatum" calcext:value-type="string">
            <text:p>Campylium stellat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93]" office:value-type="string" office:string-value="Cardamine amara" calcext:value-type="string">
            <text:p>Cardamine amar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94]" office:value-type="string" office:string-value="Cardamine flexuosa" calcext:value-type="string">
            <text:p>Cardamine flexuos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95]" office:value-type="string" office:string-value="Cardamine hirsuta" calcext:value-type="string">
            <text:p>Cardamine hirsu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96]" office:value-type="string" office:string-value="Cardamine latifolia" calcext:value-type="string">
            <text:p>Cardamine latifoli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97]" office:value-type="string" office:string-value="Cardamine pratensis" calcext:value-type="string">
            <text:p>Cardamine pratens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98]" office:value-type="string" office:string-value="Cardamine raphanifolia" calcext:value-type="string">
            <text:p>Cardamine raphanifoli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99]" office:value-type="string" office:string-value="Cardamine raphanifolia  subsp. raphanifolia" calcext:value-type="string">
            <text:p>Cardamine raphanifolia <text:s/>subsp. raphanifoli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00]" office:value-type="string" office:string-value="Cardamine resedifolia" calcext:value-type="string">
            <text:p>Cardamine resedifoli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01]" office:value-type="string" office:string-value="Cardamine sp." calcext:value-type="string">
            <text:p>Cardamine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02]" office:value-type="string" office:string-value="Carduus sp." calcext:value-type="string">
            <text:p>Carduus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03]" office:value-type="string" office:string-value="Carex acuta" calcext:value-type="string">
            <text:p>Carex acu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04]" office:value-type="string" office:string-value="Carex acutiformis" calcext:value-type="string">
            <text:p>Carex acutiform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05]" office:value-type="string" office:string-value="Carex aquatilis" calcext:value-type="string">
            <text:p>Carex aquatil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06]" office:value-type="string" office:string-value="Carex buekii" calcext:value-type="string">
            <text:p>Carex buekii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07]" office:value-type="string" office:string-value="Carex cuprina" calcext:value-type="string">
            <text:p>Carex cuprin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08]" office:value-type="string" office:string-value="Carex cuprina var. cuprina" calcext:value-type="string">
            <text:p>Carex cuprina var. cuprin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09]" office:value-type="string" office:string-value="Carex curta " calcext:value-type="string">
            <text:p>Carex curta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10]" office:value-type="string" office:string-value="Carex demissa" calcext:value-type="string">
            <text:p>Carex demiss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11]" office:value-type="string" office:string-value="Carex diandra" calcext:value-type="string">
            <text:p>Carex diandr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12]" office:value-type="string" office:string-value="Carex disticha" calcext:value-type="string">
            <text:p>Carex distich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13]" office:value-type="string" office:string-value="Carex echinata" calcext:value-type="string">
            <text:p>Carex echin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14]" office:value-type="string" office:string-value="Carex elata" calcext:value-type="string">
            <text:p>Carex el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15]" office:value-type="string" office:string-value="Carex elongata" calcext:value-type="string">
            <text:p>Carex elong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16]" office:value-type="string" office:string-value="Carex flacca" calcext:value-type="string">
            <text:p>Carex flacc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17]" office:value-type="string" office:string-value="Carex flava" calcext:value-type="string">
            <text:p>Carex flav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18]" office:value-type="string" office:string-value="Carex gracilis " calcext:value-type="string">
            <text:p>Carex gracilis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19]" office:value-type="string" office:string-value="Carex halophila" calcext:value-type="string">
            <text:p>Carex halophil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20]" office:value-type="string" office:string-value="Carex hirta" calcext:value-type="string">
            <text:p>Carex hir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21]" office:value-type="string" office:string-value="Carex hostiana" calcext:value-type="string">
            <text:p>Carex hostian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22]" office:value-type="string" office:string-value="Carex lasiocarpa" calcext:value-type="string">
            <text:p>Carex lasiocarp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23]" office:value-type="string" office:string-value="Carex lepidocarpa" calcext:value-type="string">
            <text:p>Carex lepidocarp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24]" office:value-type="string" office:string-value="Carex limosa" calcext:value-type="string">
            <text:p>Carex limos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25]" office:value-type="string" office:string-value="Carex microcarpa" calcext:value-type="string">
            <text:p>Carex microcarp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26]" office:value-type="string" office:string-value="Carex nigra" calcext:value-type="string">
            <text:p>Carex nigr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27]" office:value-type="string" office:string-value="Carex otrubae" calcext:value-type="string">
            <text:p>Carex otrubae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28]" office:value-type="string" office:string-value="Carex ovalis" calcext:value-type="string">
            <text:p>Carex oval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29]" office:value-type="string" office:string-value="Carex panicea" calcext:value-type="string">
            <text:p>Carex panice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30]" office:value-type="string" office:string-value="Carex paniculata" calcext:value-type="string">
            <text:p>Carex panicul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31]" office:value-type="string" office:string-value="Carex pendula" calcext:value-type="string">
            <text:p>Carex pendul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32]" office:value-type="string" office:string-value="Carex pseudocyperus" calcext:value-type="string">
            <text:p>Carex pseudocyper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33]" office:value-type="string" office:string-value="Carex remota" calcext:value-type="string">
            <text:p>Carex remo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34]" office:value-type="string" office:string-value="Carex riparia" calcext:value-type="string">
            <text:p>Carex ripari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35]" office:value-type="string" office:string-value="Carex rostrata" calcext:value-type="string">
            <text:p>Carex rostr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36]" office:value-type="string" office:string-value="Carex sp." calcext:value-type="string">
            <text:p>Carex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37]" office:value-type="string" office:string-value="Carex spicata" calcext:value-type="string">
            <text:p>Carex spic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38]" office:value-type="string" office:string-value="Carex strigosa" calcext:value-type="string">
            <text:p>Carex strigos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39]" office:value-type="string" office:string-value="Carex sylvatica" calcext:value-type="string">
            <text:p>Carex sylvatic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40]" office:value-type="string" office:string-value="Carex vesicaria" calcext:value-type="string">
            <text:p>Carex vesicari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41]" office:value-type="string" office:string-value="Carex viridula" calcext:value-type="string">
            <text:p>Carex viridul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42]" office:value-type="string" office:string-value="Carex viridula subsp. oedocarpa" calcext:value-type="string">
            <text:p>Carex viridula subsp. oedocarp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43]" office:value-type="string" office:string-value="Carex viridula var. elatior" calcext:value-type="string">
            <text:p>Carex viridula var. elatior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44]" office:value-type="string" office:string-value="Carex vulpina" calcext:value-type="string">
            <text:p>Carex vulpin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45]" office:value-type="string" office:string-value="Caropsis verticillato-inundata " calcext:value-type="string">
            <text:p>Caropsis verticillato-inundata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46]" office:value-type="string" office:string-value="Carum verticillatum" calcext:value-type="string">
            <text:p>Carum verticillat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47]" office:value-type="string" office:string-value="Catabrosa aquatica" calcext:value-type="string">
            <text:p>Catabrosa aquatic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48]" office:value-type="string" office:string-value="Cerastium aquaticum" calcext:value-type="string">
            <text:p>Cerastium aquatic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49]" office:value-type="string" office:string-value="Ceratophyllum demersum" calcext:value-type="string">
            <text:p>Ceratophyllum demers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50]" office:value-type="string" office:string-value="Ceratophyllum demersum var. apiculatum" calcext:value-type="string">
            <text:p>Ceratophyllum demersum var. apiculat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51]" office:value-type="string" office:string-value="Ceratophyllum demersum var. demersum" calcext:value-type="string">
            <text:p>Ceratophyllum demersum var. demers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52]" office:value-type="string" office:string-value="Ceratophyllum demersum var. inerme" calcext:value-type="string">
            <text:p>Ceratophyllum demersum var. inerme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53]" office:value-type="string" office:string-value="Ceratophyllum muricatum" calcext:value-type="string">
            <text:p>Ceratophyllum muricat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54]" office:value-type="string" office:string-value="Ceratophyllum platyacanthum" calcext:value-type="string">
            <text:p>Ceratophyllum platyacanth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55]" office:value-type="string" office:string-value="Ceratophyllum sp." calcext:value-type="string">
            <text:p>Ceratophyllum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56]" office:value-type="string" office:string-value="Ceratophyllum submersum" calcext:value-type="string">
            <text:p>Ceratophyllum submers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57]" office:value-type="string" office:string-value="Ceratopteris thalictroides" calcext:value-type="string">
            <text:p>Ceratopteris thalictroide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58]" office:value-type="string" office:string-value="Chaerophyllum hirsutum" calcext:value-type="string">
            <text:p>Chaerophyllum hirsut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59]" office:value-type="string" office:string-value="Chaetophora sp." calcext:value-type="string">
            <text:p>Chaetophor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60]" office:value-type="string" office:string-value="Chamaesiphon sp." calcext:value-type="string">
            <text:p>Chamaesiphon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61]" office:value-type="string" office:string-value="Chantransia sp." calcext:value-type="string">
            <text:p>Chantransi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62]" office:value-type="string" office:string-value="Chara aculeolata" calcext:value-type="string">
            <text:p>Chara aculeol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63]" office:value-type="string" office:string-value="Chara aspera" calcext:value-type="string">
            <text:p>Chara asper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64]" office:value-type="string" office:string-value="Chara braunii" calcext:value-type="string">
            <text:p>Chara braunii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65]" office:value-type="string" office:string-value="Chara canescens" calcext:value-type="string">
            <text:p>Chara canescen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66]" office:value-type="string" office:string-value="Chara contraria" calcext:value-type="string">
            <text:p>Chara contrari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67]" office:value-type="string" office:string-value="Chara fragifera" calcext:value-type="string">
            <text:p>Chara fragifer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68]" office:value-type="string" office:string-value="Chara fragilis" calcext:value-type="string">
            <text:p>Chara fragil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69]" office:value-type="string" office:string-value="Chara globularis" calcext:value-type="string">
            <text:p>Chara globular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70]" office:value-type="string" office:string-value="Chara gymnophylla" calcext:value-type="string">
            <text:p>Chara gymnophyll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71]" office:value-type="string" office:string-value="Chara hispida" calcext:value-type="string">
            <text:p>Chara hispid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72]" office:value-type="string" office:string-value="Chara hispida var. major" calcext:value-type="string">
            <text:p>Chara hispida var. major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73]" office:value-type="string" office:string-value="Chara intermedia" calcext:value-type="string">
            <text:p>Chara intermedi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74]" office:value-type="string" office:string-value="Chara sp." calcext:value-type="string">
            <text:p>Char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75]" office:value-type="string" office:string-value="Chara strigosa" calcext:value-type="string">
            <text:p>Chara strigos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76]" office:value-type="string" office:string-value="Chara tomentosa" calcext:value-type="string">
            <text:p>Chara tomentos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77]" office:value-type="string" office:string-value="Chara virgata" calcext:value-type="string">
            <text:p>Chara virg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78]" office:value-type="string" office:string-value="Chara vulgaris" calcext:value-type="string">
            <text:p>Chara vulgar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79]" office:value-type="string" office:string-value="Chara vulgaris var. gymnophylla" calcext:value-type="string">
            <text:p>Chara vulgaris var. gymnophyll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80]" office:value-type="string" office:string-value="Chara vulgaris var. longibracteata" calcext:value-type="string">
            <text:p>Chara vulgaris var. longibracte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81]" office:value-type="string" office:string-value="Chara vulgaris var. papillata" calcext:value-type="string">
            <text:p>Chara vulgaris var. papill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82]" office:value-type="string" office:string-value="Chenopodium album " calcext:value-type="string">
            <text:p>Chenopodium album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83]" office:value-type="string" office:string-value="Chenopodium hybridum" calcext:value-type="string">
            <text:p>Chenopodium hybrid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84]" office:value-type="string" office:string-value="Chenopodium polyspermum" calcext:value-type="string">
            <text:p>Chenopodium polysperm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85]" office:value-type="string" office:string-value="Chenopodium rubrum" calcext:value-type="string">
            <text:p>Chenopodium rubr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86]" office:value-type="string" office:string-value="Chenopodium sp." calcext:value-type="string">
            <text:p>Chenopodium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87]" office:value-type="string" office:string-value="Chiloscyphus coadunatus" calcext:value-type="string">
            <text:p>Chiloscyphus coadunat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88]" office:value-type="string" office:string-value="Chiloscyphus pallescens" calcext:value-type="string">
            <text:p>Chiloscyphus pallescen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89]" office:value-type="string" office:string-value="Chiloscyphus polyanthos" calcext:value-type="string">
            <text:p>Chiloscyphus polyantho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90]" office:value-type="string" office:string-value="Chiloscyphus sp." calcext:value-type="string">
            <text:p>Chiloscyphus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91]" office:value-type="string" office:string-value="Chlorhormidium sp." calcext:value-type="string">
            <text:p>Chlorhormidium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92]" office:value-type="string" office:string-value="Chlorotylium sp." calcext:value-type="string">
            <text:p>Chlorotylium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93]" office:value-type="string" office:string-value="Chrysosplenium alternifolium" calcext:value-type="string">
            <text:p>Chrysosplenium alternifoli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94]" office:value-type="string" office:string-value="Chrysosplenium oppositifolium" calcext:value-type="string">
            <text:p>Chrysosplenium oppositifoli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95]" office:value-type="string" office:string-value="Cicuta virosa" calcext:value-type="string">
            <text:p>Cicuta viros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96]" office:value-type="string" office:string-value="Cinclidotus aquaticus" calcext:value-type="string">
            <text:p>Cinclidotus aquatic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97]" office:value-type="string" office:string-value="Cinclidotus danubicus" calcext:value-type="string">
            <text:p>Cinclidotus danubic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98]" office:value-type="string" office:string-value="Cinclidotus fontinaloides" calcext:value-type="string">
            <text:p>Cinclidotus fontinaloide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299]" office:value-type="string" office:string-value="Cinclidotus mucronatus" calcext:value-type="string">
            <text:p>Cinclidotus mucronat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00]" office:value-type="string" office:string-value="Cinclidotus nigricans " calcext:value-type="string">
            <text:p>Cinclidotus nigricans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01]" office:value-type="string" office:string-value="Cinclidotus riparius" calcext:value-type="string">
            <text:p>Cinclidotus ripari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02]" office:value-type="string" office:string-value="Cinclidotus sp." calcext:value-type="string">
            <text:p>Cinclidotus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03]" office:value-type="string" office:string-value="Circaea lutetiana" calcext:value-type="string">
            <text:p>Circaea lutetian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04]" office:value-type="string" office:string-value="Cirsium arvense" calcext:value-type="string">
            <text:p>Cirsium arvense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05]" office:value-type="string" office:string-value="Cirsium dissectum" calcext:value-type="string">
            <text:p>Cirsium dissect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06]" office:value-type="string" office:string-value="Cirsium oleraceum" calcext:value-type="string">
            <text:p>Cirsium olerace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07]" office:value-type="string" office:string-value="Cirsium palustre" calcext:value-type="string">
            <text:p>Cirsium palustre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08]" office:value-type="string" office:string-value="Cirsium sp." calcext:value-type="string">
            <text:p>Cirsium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09]" office:value-type="string" office:string-value="Cirsium tuberosum" calcext:value-type="string">
            <text:p>Cirsium tuberos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10]" office:value-type="string" office:string-value="Cladium mariscus" calcext:value-type="string">
            <text:p>Cladium marisc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11]" office:value-type="string" office:string-value="Cladophora aegagropila" calcext:value-type="string">
            <text:p>Cladophora aegagropil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12]" office:value-type="string" office:string-value="Cladophora glomerata" calcext:value-type="string">
            <text:p>Cladophora glomer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13]" office:value-type="string" office:string-value="Cladophora sp." calcext:value-type="string">
            <text:p>Cladophor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14]" office:value-type="string" office:string-value="Climacium dendroides" calcext:value-type="string">
            <text:p>Climacium dendroide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15]" office:value-type="string" office:string-value="Cocconeis sp." calcext:value-type="string">
            <text:p>Cocconeis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16]" office:value-type="string" office:string-value="Coix lacryma-jobi" calcext:value-type="string">
            <text:p>Coix lacryma-jobi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17]" office:value-type="string" office:string-value="Coleanthus subtilis" calcext:value-type="string">
            <text:p>Coleanthus subtil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18]" office:value-type="string" office:string-value="Collema fluviatile" calcext:value-type="string">
            <text:p>Collema fluviatile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19]" office:value-type="string" office:string-value="Collema sp." calcext:value-type="string">
            <text:p>Collem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20]" office:value-type="string" office:string-value="Compsopogon sp." calcext:value-type="string">
            <text:p>Compsopogon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21]" office:value-type="string" office:string-value="Conocephalum conicum" calcext:value-type="string">
            <text:p>Conocephalum conic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22]" office:value-type="string" office:string-value="Convolvulus arvensis" calcext:value-type="string">
            <text:p>Convolvulus arvens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23]" office:value-type="string" office:string-value="Corrigiola littoralis" calcext:value-type="string">
            <text:p>Corrigiola littoral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24]" office:value-type="string" office:string-value="Cotula coronopifolia" calcext:value-type="string">
            <text:p>Cotula coronopifoli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25]" office:value-type="string" office:string-value="Crassula aquatica" calcext:value-type="string">
            <text:p>Crassula aquatic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26]" office:value-type="string" office:string-value="Crassula helmsii" calcext:value-type="string">
            <text:p>Crassula helmsii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27]" office:value-type="string" office:string-value="Cratoneuron commutatum" calcext:value-type="string">
            <text:p>Cratoneuron commutat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28]" office:value-type="string" office:string-value="Cratoneuron commutatum var. falcatum" calcext:value-type="string">
            <text:p>Cratoneuron commutatum var. falcat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29]" office:value-type="string" office:string-value="Cratoneuron commutatum var. fluctuans" calcext:value-type="string">
            <text:p>Cratoneuron commutatum var. fluctuan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30]" office:value-type="string" office:string-value="Cratoneuron filicinum" calcext:value-type="string">
            <text:p>Cratoneuron filicin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31]" office:value-type="string" office:string-value="Cratoneuron sp." calcext:value-type="string">
            <text:p>Cratoneuron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32]" office:value-type="string" office:string-value="Crepis paludosa" calcext:value-type="string">
            <text:p>Crepis paludos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33]" office:value-type="string" office:string-value="Crocosmia x crocosmiifolia " calcext:value-type="string">
            <text:p>Crocosmia x crocosmiifolia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34]" office:value-type="string" office:string-value="Cruciata laevipes" calcext:value-type="string">
            <text:p>Cruciata laevipe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35]" office:value-type="string" office:string-value="Cryphaea lamyana" calcext:value-type="string">
            <text:p>Cryphaea lamyan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36]" office:value-type="string" office:string-value="Ctenidium molluscum" calcext:value-type="string">
            <text:p>Ctenidium mollusc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37]" office:value-type="string" office:string-value="Cylindrospermum sp." calcext:value-type="string">
            <text:p>Cylindrospermum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38]" office:value-type="string" office:string-value="Cymbalaria muralis" calcext:value-type="string">
            <text:p>Cymbalaria mural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39]" office:value-type="string" office:string-value="Cymbella sp." calcext:value-type="string">
            <text:p>Cymbell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40]" office:value-type="string" office:string-value="Cynodon dactylon" calcext:value-type="string">
            <text:p>Cynodon dactylon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41]" office:value-type="string" office:string-value="Cyperus eragrostis" calcext:value-type="string">
            <text:p>Cyperus eragrost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42]" office:value-type="string" office:string-value="Cyperus esculentus" calcext:value-type="string">
            <text:p>Cyperus esculent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43]" office:value-type="string" office:string-value="Cyperus flavescens" calcext:value-type="string">
            <text:p>Cyperus flavescen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44]" office:value-type="string" office:string-value="Cyperus fuscus" calcext:value-type="string">
            <text:p>Cyperus fusc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45]" office:value-type="string" office:string-value="Cyperus longus" calcext:value-type="string">
            <text:p>Cyperus long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46]" office:value-type="string" office:string-value="Cyperus serotinus" calcext:value-type="string">
            <text:p>Cyperus serotin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47]" office:value-type="string" office:string-value="Cyperus sp." calcext:value-type="string">
            <text:p>Cyperus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48]" office:value-type="string" office:string-value="Cystopteris fragilis" calcext:value-type="string">
            <text:p>Cystopteris fragil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49]" office:value-type="string" office:string-value="Damasonium alisma" calcext:value-type="string">
            <text:p>Damasonium alism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50]" office:value-type="string" office:string-value="Damasonium alisma subsp. bourgaei" calcext:value-type="string">
            <text:p>Damasonium alisma subsp. bourgaei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51]" office:value-type="string" office:string-value="Damasonium alisma subsp. polyspermum" calcext:value-type="string">
            <text:p>Damasonium alisma subsp. polysperm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52]" office:value-type="string" office:string-value="Damasonium bourgaei" calcext:value-type="string">
            <text:p>Damasonium bourgaei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53]" office:value-type="string" office:string-value="Damasonium polyspermum" calcext:value-type="string">
            <text:p>Damasonium polysperm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54]" office:value-type="string" office:string-value="Datura sp." calcext:value-type="string">
            <text:p>Datur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55]" office:value-type="string" office:string-value="Datura stramonium" calcext:value-type="string">
            <text:p>Datura stramoni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56]" office:value-type="string" office:string-value="Dendrocryphaea lamyana" calcext:value-type="string">
            <text:p>Dendrocryphaea lamyan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57]" office:value-type="string" office:string-value="Dermatocarpon sp." calcext:value-type="string">
            <text:p>Dermatocarpon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58]" office:value-type="string" office:string-value="Dermatocarpon weberi" calcext:value-type="string">
            <text:p>Dermatocarpon weberi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59]" office:value-type="string" office:string-value="Deschampsia cespitosa" calcext:value-type="string">
            <text:p>Deschampsia cespitos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60]" office:value-type="string" office:string-value="Deschampsia setacea" calcext:value-type="string">
            <text:p>Deschampsia setace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61]" office:value-type="string" office:string-value="Dialytrichia mucronata " calcext:value-type="string">
            <text:p>Dialytrichia mucronata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62]" office:value-type="string" office:string-value="Diatoma sp." calcext:value-type="string">
            <text:p>Diatom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63]" office:value-type="string" office:string-value="Dichodontium flavescens" calcext:value-type="string">
            <text:p>Dichodontium flavescen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64]" office:value-type="string" office:string-value="Dichodontium palustre " calcext:value-type="string">
            <text:p>Dichodontium palustre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65]" office:value-type="string" office:string-value="Dichodontium pellucidum" calcext:value-type="string">
            <text:p>Dichodontium pellucid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66]" office:value-type="string" office:string-value="Dichodontium pellucidum var. flavescens " calcext:value-type="string">
            <text:p>Dichodontium pellucidum var. flavescens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67]" office:value-type="string" office:string-value="Dichodontium sp." calcext:value-type="string">
            <text:p>Dichodontium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68]" office:value-type="string" office:string-value="Dicranella palustris" calcext:value-type="string">
            <text:p>Dicranella palustr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69]" office:value-type="string" office:string-value="Dicranella sp." calcext:value-type="string">
            <text:p>Dicranell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70]" office:value-type="string" office:string-value="Dicranum scottianum" calcext:value-type="string">
            <text:p>Dicranum scottian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71]" office:value-type="string" office:string-value="Didymodon ferrugineus" calcext:value-type="string">
            <text:p>Didymodon ferrugine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72]" office:value-type="string" office:string-value="Didymodon insulanus" calcext:value-type="string">
            <text:p>Didymodon insulan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73]" office:value-type="string" office:string-value="Didymodon sinuosus" calcext:value-type="string">
            <text:p>Didymodon sinuos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74]" office:value-type="string" office:string-value="Didymodon sp." calcext:value-type="string">
            <text:p>Didymodon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75]" office:value-type="string" office:string-value="Didymodon spadiceus" calcext:value-type="string">
            <text:p>Didymodon spadice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76]" office:value-type="string" office:string-value="Didymodon tophaceus" calcext:value-type="string">
            <text:p>Didymodon tophace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77]" office:value-type="string" office:string-value="Didymodon vinealis" calcext:value-type="string">
            <text:p>Didymodon vineal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78]" office:value-type="string" office:string-value="Didymosphenia geminata" calcext:value-type="string">
            <text:p>Didymosphenia gemin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79]" office:value-type="string" office:string-value="Didymosphenia sp." calcext:value-type="string">
            <text:p>Didymospheni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80]" office:value-type="string" office:string-value="Digitaria sanguinalis" calcext:value-type="string">
            <text:p>Digitaria sanguinal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81]" office:value-type="string" office:string-value="Digitaria sp." calcext:value-type="string">
            <text:p>Digitari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82]" office:value-type="string" office:string-value="Dipsacus fullonum" calcext:value-type="string">
            <text:p>Dipsacus fullon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83]" office:value-type="string" office:string-value="Dipsacus pilosus" calcext:value-type="string">
            <text:p>Dipsacus pilos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84]" office:value-type="string" office:string-value="Dipsacus sp." calcext:value-type="string">
            <text:p>Dipsacus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85]" office:value-type="string" office:string-value="Doronicum sp." calcext:value-type="string">
            <text:p>Doronicum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86]" office:value-type="string" office:string-value="Draparnaldia sp." calcext:value-type="string">
            <text:p>Draparnaldi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87]" office:value-type="string" office:string-value="Drepanocladus aduncus" calcext:value-type="string">
            <text:p>Drepanocladus adunc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88]" office:value-type="string" office:string-value="Drepanocladus exannulatus" calcext:value-type="string">
            <text:p>Drepanocladus exannulat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89]" office:value-type="string" office:string-value="Drepanocladus fluitans" calcext:value-type="string">
            <text:p>Drepanocladus fluitan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90]" office:value-type="string" office:string-value="Drepanocladus kneiffii " calcext:value-type="string">
            <text:p>Drepanocladus kneiffii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91]" office:value-type="string" office:string-value="Drepanocladus polycarpos " calcext:value-type="string">
            <text:p>Drepanocladus polycarpos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92]" office:value-type="string" office:string-value="Drepanocladus revolvens" calcext:value-type="string">
            <text:p>Drepanocladus revolven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93]" office:value-type="string" office:string-value="Drepanocladus sendtneri" calcext:value-type="string">
            <text:p>Drepanocladus sendtneri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94]" office:value-type="string" office:string-value="Drepanocladus simplicissimus " calcext:value-type="string">
            <text:p>Drepanocladus simplicissimus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95]" office:value-type="string" office:string-value="Drepanocladus sp." calcext:value-type="string">
            <text:p>Drepanocladus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96]" office:value-type="string" office:string-value="Drosera anglica" calcext:value-type="string">
            <text:p>Drosera anglic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97]" office:value-type="string" office:string-value="Drosera intermedia" calcext:value-type="string">
            <text:p>Drosera intermedi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98]" office:value-type="string" office:string-value="Drosera rotundifolia" calcext:value-type="string">
            <text:p>Drosera rotundifoli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399]" office:value-type="string" office:string-value="Dryopteris carthusiana" calcext:value-type="string">
            <text:p>Dryopteris carthusian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00]" office:value-type="string" office:string-value="Dryopteris sp." calcext:value-type="string">
            <text:p>Dryopteris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01]" office:value-type="string" office:string-value="Dumortiera hirsuta" calcext:value-type="string">
            <text:p>Dumortiera hirsu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02]" office:value-type="string" office:string-value="Dysphania botrys" calcext:value-type="string">
            <text:p>Dysphania botry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03]" office:value-type="string" office:string-value="Echinochloa crus-galli" calcext:value-type="string">
            <text:p>Echinochloa crus-galli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04]" office:value-type="string" office:string-value="Echinochloa oryzoides" calcext:value-type="string">
            <text:p>Echinochloa oryzoide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05]" office:value-type="string" office:string-value="Echinochloa sp." calcext:value-type="string">
            <text:p>Echinochlo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06]" office:value-type="string" office:string-value="Eclipta prostrata" calcext:value-type="string">
            <text:p>Eclipta prostr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07]" office:value-type="string" office:string-value="Egeria densa" calcext:value-type="string">
            <text:p>Egeria dens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08]" office:value-type="string" office:string-value="Eichhornia crassipes" calcext:value-type="string">
            <text:p>Eichhornia crassipe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09]" office:value-type="string" office:string-value="Eichhornia sp." calcext:value-type="string">
            <text:p>Eichhorni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10]" office:value-type="string" office:string-value="Elatine alsinastrum" calcext:value-type="string">
            <text:p>Elatine alsinastr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11]" office:value-type="string" office:string-value="Elatine ambigua" calcext:value-type="string">
            <text:p>Elatine ambigu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12]" office:value-type="string" office:string-value="Elatine brochonii" calcext:value-type="string">
            <text:p>Elatine brochonii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13]" office:value-type="string" office:string-value="Elatine hexandra" calcext:value-type="string">
            <text:p>Elatine hexandr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14]" office:value-type="string" office:string-value="Elatine hungarica" calcext:value-type="string">
            <text:p>Elatine hungaric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15]" office:value-type="string" office:string-value="Elatine hydropiper" calcext:value-type="string">
            <text:p>Elatine hydropiper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16]" office:value-type="string" office:string-value="Elatine hydropiper subsp. macropoda" calcext:value-type="string">
            <text:p>Elatine hydropiper subsp. macropod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17]" office:value-type="string" office:string-value="Elatine macropoda" calcext:value-type="string">
            <text:p>Elatine macropod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18]" office:value-type="string" office:string-value="Elatine orthosperma" calcext:value-type="string">
            <text:p>Elatine orthosperm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19]" office:value-type="string" office:string-value="Elatine sp." calcext:value-type="string">
            <text:p>Elatine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20]" office:value-type="string" office:string-value="Elatine triandra" calcext:value-type="string">
            <text:p>Elatine triandr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21]" office:value-type="string" office:string-value="Eleocharis acicularis" calcext:value-type="string">
            <text:p>Eleocharis acicular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22]" office:value-type="string" office:string-value="Eleocharis austriaca" calcext:value-type="string">
            <text:p>Eleocharis austriac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23]" office:value-type="string" office:string-value="Eleocharis mamillata" calcext:value-type="string">
            <text:p>Eleocharis mamill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24]" office:value-type="string" office:string-value="Eleocharis mamillata subsp. austriaca " calcext:value-type="string">
            <text:p>Eleocharis mamillata subsp. austriaca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25]" office:value-type="string" office:string-value="Eleocharis multicaulis" calcext:value-type="string">
            <text:p>Eleocharis multicaul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26]" office:value-type="string" office:string-value="Eleocharis ovata" calcext:value-type="string">
            <text:p>Eleocharis ov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27]" office:value-type="string" office:string-value="Eleocharis palustris" calcext:value-type="string">
            <text:p>Eleocharis palustr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28]" office:value-type="string" office:string-value="Eleocharis palustris subsp. palustris" calcext:value-type="string">
            <text:p>Eleocharis palustris subsp. palustr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29]" office:value-type="string" office:string-value="Eleocharis palustris subsp. vulgaris" calcext:value-type="string">
            <text:p>Eleocharis palustris subsp. vulgar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30]" office:value-type="string" office:string-value="Eleocharis palustris subsp. waltersii " calcext:value-type="string">
            <text:p>Eleocharis palustris subsp. waltersii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31]" office:value-type="string" office:string-value="Eleocharis parvula" calcext:value-type="string">
            <text:p>Eleocharis parvul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32]" office:value-type="string" office:string-value="Eleocharis quinqueflora" calcext:value-type="string">
            <text:p>Eleocharis quinqueflor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33]" office:value-type="string" office:string-value="Eleocharis sp." calcext:value-type="string">
            <text:p>Eleocharis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34]" office:value-type="string" office:string-value="Eleocharis uniglumis" calcext:value-type="string">
            <text:p>Eleocharis uniglum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35]" office:value-type="string" office:string-value="Eleogiton fluitans " calcext:value-type="string">
            <text:p>Eleogiton fluitans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36]" office:value-type="string" office:string-value="Ellerbeckia arenaria" calcext:value-type="string">
            <text:p>Ellerbeckia arenari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37]" office:value-type="string" office:string-value="Ellerbeckia sp." calcext:value-type="string">
            <text:p>Ellerbecki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38]" office:value-type="string" office:string-value="Elodea callitrichoides" calcext:value-type="string">
            <text:p>Elodea callitrichoide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39]" office:value-type="string" office:string-value="Elodea canadensis" calcext:value-type="string">
            <text:p>Elodea canadens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40]" office:value-type="string" office:string-value="Elodea ernstiae" calcext:value-type="string">
            <text:p>Elodea ernstiae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41]" office:value-type="string" office:string-value="Elodea nuttalii" calcext:value-type="string">
            <text:p>Elodea nuttalii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42]" office:value-type="string" office:string-value="Elodea sp." calcext:value-type="string">
            <text:p>Elode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43]" office:value-type="string" office:string-value="Elodes palustris" calcext:value-type="string">
            <text:p>Elodes palustr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44]" office:value-type="string" office:string-value="Elymus caninus" calcext:value-type="string">
            <text:p>Elymus canin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45]" office:value-type="string" office:string-value="Elymus sp." calcext:value-type="string">
            <text:p>Elymus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46]" office:value-type="string" office:string-value="Elytrigia repens" calcext:value-type="string">
            <text:p>Elytrigia repen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47]" office:value-type="string" office:string-value="Elytrigia repens subsp. repens" calcext:value-type="string">
            <text:p>Elytrigia repens subsp. repen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48]" office:value-type="string" office:string-value="Encyonema sp." calcext:value-type="string">
            <text:p>Encyonem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49]" office:value-type="string" office:string-value="Enteromorpha compressa " calcext:value-type="string">
            <text:p>Enteromorpha compressa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50]" office:value-type="string" office:string-value="Enteromorpha intestinalis" calcext:value-type="string">
            <text:p>Enteromorpha intestinal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51]" office:value-type="string" office:string-value="Enteromorpha sp." calcext:value-type="string">
            <text:p>Enteromorph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52]" office:value-type="string" office:string-value="Entosthodon muhlenbergii" calcext:value-type="string">
            <text:p>Entosthodon muhlenbergii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53]" office:value-type="string" office:string-value="Epilobium ciliatum" calcext:value-type="string">
            <text:p>Epilobium ciliat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54]" office:value-type="string" office:string-value="Epilobium hirsutum" calcext:value-type="string">
            <text:p>Epilobium hirsut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55]" office:value-type="string" office:string-value="Epilobium lanceolatum" calcext:value-type="string">
            <text:p>Epilobium lanceolat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56]" office:value-type="string" office:string-value="Epilobium montanum" calcext:value-type="string">
            <text:p>Epilobium montan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57]" office:value-type="string" office:string-value="Epilobium obscurum" calcext:value-type="string">
            <text:p>Epilobium obscur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58]" office:value-type="string" office:string-value="Epilobium palustre" calcext:value-type="string">
            <text:p>Epilobium palustre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59]" office:value-type="string" office:string-value="Epilobium parviflorum" calcext:value-type="string">
            <text:p>Epilobium parviflor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60]" office:value-type="string" office:string-value="Epilobium roseum" calcext:value-type="string">
            <text:p>Epilobium rose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61]" office:value-type="string" office:string-value="Epilobium sp." calcext:value-type="string">
            <text:p>Epilobium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62]" office:value-type="string" office:string-value="Epilobium tetragonum" calcext:value-type="string">
            <text:p>Epilobium tetragon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63]" office:value-type="string" office:string-value="Equisetum arvense" calcext:value-type="string">
            <text:p>Equisetum arvense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64]" office:value-type="string" office:string-value="Equisetum fluviatile" calcext:value-type="string">
            <text:p>Equisetum fluviatile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65]" office:value-type="string" office:string-value="Equisetum hyemale" calcext:value-type="string">
            <text:p>Equisetum hyemale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66]" office:value-type="string" office:string-value="Equisetum limosum " calcext:value-type="string">
            <text:p>Equisetum limosum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67]" office:value-type="string" office:string-value="Equisetum maximum" calcext:value-type="string">
            <text:p>Equisetum maxim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68]" office:value-type="string" office:string-value="Equisetum palustre" calcext:value-type="string">
            <text:p>Equisetum palustre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69]" office:value-type="string" office:string-value="Equisetum pratense" calcext:value-type="string">
            <text:p>Equisetum pratense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70]" office:value-type="string" office:string-value="Equisetum ramosissimum" calcext:value-type="string">
            <text:p>Equisetum ramosissim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71]" office:value-type="string" office:string-value="Equisetum sp." calcext:value-type="string">
            <text:p>Equisetum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72]" office:value-type="string" office:string-value="Equisetum sylvaticum" calcext:value-type="string">
            <text:p>Equisetum sylvatic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73]" office:value-type="string" office:string-value="Equisetum telmateia" calcext:value-type="string">
            <text:p>Equisetum telmatei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74]" office:value-type="string" office:string-value="Equisetum x litorale" calcext:value-type="string">
            <text:p>Equisetum x litorale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75]" office:value-type="string" office:string-value="Eragrostis pilosa" calcext:value-type="string">
            <text:p>Eragrostis pilos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76]" office:value-type="string" office:string-value="Eragrostis sp." calcext:value-type="string">
            <text:p>Eragrostis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77]" office:value-type="string" office:string-value="Erianthus ravennae " calcext:value-type="string">
            <text:p>Erianthus ravennae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78]" office:value-type="string" office:string-value="Eriocaulon aquaticum" calcext:value-type="string">
            <text:p>Eriocaulon aquatic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79]" office:value-type="string" office:string-value="Eriocaulon cinereum" calcext:value-type="string">
            <text:p>Eriocaulon cinere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80]" office:value-type="string" office:string-value="Eriophorum angustifolium" calcext:value-type="string">
            <text:p>Eriophorum angustifoli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81]" office:value-type="string" office:string-value="Eriophorum polystachion" calcext:value-type="string">
            <text:p>Eriophorum polystachion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82]" office:value-type="string" office:string-value="Eryngium corniculatum" calcext:value-type="string">
            <text:p>Eryngium corniculat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83]" office:value-type="string" office:string-value="Eryngium galioides" calcext:value-type="string">
            <text:p>Eryngium galioide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84]" office:value-type="string" office:string-value="Eryngium viviparum" calcext:value-type="string">
            <text:p>Eryngium vivipar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85]" office:value-type="string" office:string-value="Eucladium verticillatum" calcext:value-type="string">
            <text:p>Eucladium verticillat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86]" office:value-type="string" office:string-value="Eupatorium cannabinum" calcext:value-type="string">
            <text:p>Eupatorium cannabin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87]" office:value-type="string" office:string-value="Eurhynchium hians" calcext:value-type="string">
            <text:p>Eurhynchium hian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88]" office:value-type="string" office:string-value="Eurhynchium praelongum" calcext:value-type="string">
            <text:p>Eurhynchium praelong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89]" office:value-type="string" office:string-value="Eurhynchium praelongum var. stokesii" calcext:value-type="string">
            <text:p>Eurhynchium praelongum var. stokesii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90]" office:value-type="string" office:string-value="Eurhynchium sp." calcext:value-type="string">
            <text:p>Eurhynchium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91]" office:value-type="string" office:string-value="Eurhynchium speciosum" calcext:value-type="string">
            <text:p>Eurhynchium specios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92]" office:value-type="string" office:string-value="Eurhynchium stokesii" calcext:value-type="string">
            <text:p>Eurhynchium stokesii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93]" office:value-type="string" office:string-value="Eurhynchium swartzii     " calcext:value-type="string">
            <text:p>Eurhynchium swartzii <text:s text:c="4"/>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94]" office:value-type="string" office:string-value="Fallopia dumetorum" calcext:value-type="string">
            <text:p>Fallopia dumetor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95]" office:value-type="string" office:string-value="Fallopia japonica" calcext:value-type="string">
            <text:p>Fallopia japonic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96]" office:value-type="string" office:string-value="Fegatella conica " calcext:value-type="string">
            <text:p>Fegatella conica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97]" office:value-type="string" office:string-value="Festuca arundinacea" calcext:value-type="string">
            <text:p>Festuca arundinace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98]" office:value-type="string" office:string-value="Festuca gigantea" calcext:value-type="string">
            <text:p>Festuca gigante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499]" office:value-type="string" office:string-value="Festuca rubra" calcext:value-type="string">
            <text:p>Festuca rubr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00]" office:value-type="string" office:string-value="Festuca sp." calcext:value-type="string">
            <text:p>Festuc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01]" office:value-type="string" office:string-value="Festuca sylvatica" calcext:value-type="string">
            <text:p>Festuca sylvatic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02]" office:value-type="string" office:string-value="Ficaria verna" calcext:value-type="string">
            <text:p>Ficaria vern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03]" office:value-type="string" office:string-value="Filipendula ulmaria" calcext:value-type="string">
            <text:p>Filipendula ulmari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04]" office:value-type="string" office:string-value="Fimbristylis annua" calcext:value-type="string">
            <text:p>Fimbristylis annu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05]" office:value-type="string" office:string-value="Fimbristylis bisumbellata" calcext:value-type="string">
            <text:p>Fimbristylis bisumbell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06]" office:value-type="string" office:string-value="Fimbristylis squarrosa" calcext:value-type="string">
            <text:p>Fimbristylis squarros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07]" office:value-type="string" office:string-value="Fissidens adianthoides" calcext:value-type="string">
            <text:p>Fissidens adianthoide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08]" office:value-type="string" office:string-value="Fissidens arnoldii" calcext:value-type="string">
            <text:p>Fissidens arnoldii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09]" office:value-type="string" office:string-value="Fissidens bryoides" calcext:value-type="string">
            <text:p>Fissidens bryoide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10]" office:value-type="string" office:string-value="Fissidens bryoides var. caespitans " calcext:value-type="string">
            <text:p>Fissidens bryoides var. caespitans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11]" office:value-type="string" office:string-value="Fissidens crassipes" calcext:value-type="string">
            <text:p>Fissidens crassipe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12]" office:value-type="string" office:string-value="Fissidens crispus" calcext:value-type="string">
            <text:p>Fissidens crisp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13]" office:value-type="string" office:string-value="Fissidens curnovii" calcext:value-type="string">
            <text:p>Fissidens curnovii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14]" office:value-type="string" office:string-value="Fissidens dubius" calcext:value-type="string">
            <text:p>Fissidens dubi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15]" office:value-type="string" office:string-value="Fissidens exilis" calcext:value-type="string">
            <text:p>Fissidens exil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16]" office:value-type="string" office:string-value="Fissidens fontanus" calcext:value-type="string">
            <text:p>Fissidens fontan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17]" office:value-type="string" office:string-value="Fissidens gracilifolius" calcext:value-type="string">
            <text:p>Fissidens gracilifoli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18]" office:value-type="string" office:string-value="Fissidens grandifrons" calcext:value-type="string">
            <text:p>Fissidens grandifron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19]" office:value-type="string" office:string-value="Fissidens gymnandrus" calcext:value-type="string">
            <text:p>Fissidens gymnandr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20]" office:value-type="string" office:string-value="Fissidens impar " calcext:value-type="string">
            <text:p>Fissidens impar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21]" office:value-type="string" office:string-value="Fissidens mildeanus " calcext:value-type="string">
            <text:p>Fissidens mildeanus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22]" office:value-type="string" office:string-value="Fissidens minutulus" calcext:value-type="string">
            <text:p>Fissidens minutul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23]" office:value-type="string" office:string-value="Fissidens monguillonii" calcext:value-type="string">
            <text:p>Fissidens monguillonii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24]" office:value-type="string" office:string-value="Fissidens osmundoides" calcext:value-type="string">
            <text:p>Fissidens osmundoide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25]" office:value-type="string" office:string-value="Fissidens polyphyllus" calcext:value-type="string">
            <text:p>Fissidens polyphyll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26]" office:value-type="string" office:string-value="Fissidens pusillus" calcext:value-type="string">
            <text:p>Fissidens pusill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27]" office:value-type="string" office:string-value="Fissidens rivularis" calcext:value-type="string">
            <text:p>Fissidens rivular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28]" office:value-type="string" office:string-value="Fissidens rufulus" calcext:value-type="string">
            <text:p>Fissidens ruful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29]" office:value-type="string" office:string-value="Fissidens serrulatus" calcext:value-type="string">
            <text:p>Fissidens serrulat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30]" office:value-type="string" office:string-value="Fissidens sp." calcext:value-type="string">
            <text:p>Fissidens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31]" office:value-type="string" office:string-value="Fissidens taxifolius" calcext:value-type="string">
            <text:p>Fissidens taxifoli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32]" office:value-type="string" office:string-value="Fissidens viridulus" calcext:value-type="string">
            <text:p>Fissidens viridul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33]" office:value-type="string" office:string-value="Fontinalis antipyretica" calcext:value-type="string">
            <text:p>Fontinalis antipyretic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34]" office:value-type="string" office:string-value="Fontinalis antipyretica var. antipyretica " calcext:value-type="string">
            <text:p>Fontinalis antipyretica var. antipyretica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35]" office:value-type="string" office:string-value="Fontinalis antipyretica var. gracilis" calcext:value-type="string">
            <text:p>Fontinalis antipyretica var. gracil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36]" office:value-type="string" office:string-value="Fontinalis hypnoides" calcext:value-type="string">
            <text:p>Fontinalis hypnoide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37]" office:value-type="string" office:string-value="Fontinalis hypnoides var. duriaei" calcext:value-type="string">
            <text:p>Fontinalis hypnoides var. duriaei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38]" office:value-type="string" office:string-value="Fontinalis sp." calcext:value-type="string">
            <text:p>Fontinalis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39]" office:value-type="string" office:string-value="Fontinalis squamosa" calcext:value-type="string">
            <text:p>Fontinalis squamos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40]" office:value-type="string" office:string-value="Fragaria sp." calcext:value-type="string">
            <text:p>Fragari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41]" office:value-type="string" office:string-value="Fragilaria sp." calcext:value-type="string">
            <text:p>Fragilari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42]" office:value-type="string" office:string-value="Fuirena pubescens" calcext:value-type="string">
            <text:p>Fuirena pubescen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43]" office:value-type="string" office:string-value="Funaria dentata" calcext:value-type="string">
            <text:p>Funaria dent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44]" office:value-type="string" office:string-value="Galeopsis tetrahit" calcext:value-type="string">
            <text:p>Galeopsis tetrahit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45]" office:value-type="string" office:string-value="Galium aparine" calcext:value-type="string">
            <text:p>Galium aparine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46]" office:value-type="string" office:string-value="Galium cruciata" calcext:value-type="string">
            <text:p>Galium cruci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47]" office:value-type="string" office:string-value="Galium mollugo" calcext:value-type="string">
            <text:p>Galium mollugo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48]" office:value-type="string" office:string-value="Galium mollugo subsp. neglectum " calcext:value-type="string">
            <text:p>Galium mollugo subsp. neglectum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49]" office:value-type="string" office:string-value="Galium neglectum" calcext:value-type="string">
            <text:p>Galium neglect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50]" office:value-type="string" office:string-value="Galium palustre" calcext:value-type="string">
            <text:p>Galium palustre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51]" office:value-type="string" office:string-value="Galium sp." calcext:value-type="string">
            <text:p>Galium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52]" office:value-type="string" office:string-value="Galium trifidum" calcext:value-type="string">
            <text:p>Galium trifid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53]" office:value-type="string" office:string-value="Galium uliginosum" calcext:value-type="string">
            <text:p>Galium uliginos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54]" office:value-type="string" office:string-value="Geitlerinema sp." calcext:value-type="string">
            <text:p>Geitlerinem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55]" office:value-type="string" office:string-value="Geitlerinema splendidum" calcext:value-type="string">
            <text:p>Geitlerinema splendid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56]" office:value-type="string" office:string-value="Glechoma hederacea" calcext:value-type="string">
            <text:p>Glechoma hederace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57]" office:value-type="string" office:string-value="Glyceria aquatica" calcext:value-type="string">
            <text:p>Glyceria aquatic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58]" office:value-type="string" office:string-value="Glyceria declinata" calcext:value-type="string">
            <text:p>Glyceria declin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59]" office:value-type="string" office:string-value="Glyceria fluitans" calcext:value-type="string">
            <text:p>Glyceria fluitan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60]" office:value-type="string" office:string-value="Glyceria maxima" calcext:value-type="string">
            <text:p>Glyceria maxim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61]" office:value-type="string" office:string-value="Glyceria notata" calcext:value-type="string">
            <text:p>Glyceria not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62]" office:value-type="string" office:string-value="Glyceria sp." calcext:value-type="string">
            <text:p>Glyceri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63]" office:value-type="string" office:string-value="Glyceria x pedicellata" calcext:value-type="string">
            <text:p>Glyceria x pedicell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64]" office:value-type="string" office:string-value="Gnaphalium uliginosum" calcext:value-type="string">
            <text:p>Gnaphalium uliginos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65]" office:value-type="string" office:string-value="Gomphoneis minuta " calcext:value-type="string">
            <text:p>Gomphoneis minuta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66]" office:value-type="string" office:string-value="Gomphoneis sp." calcext:value-type="string">
            <text:p>Gomphoneis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67]" office:value-type="string" office:string-value="Gomphonema sp." calcext:value-type="string">
            <text:p>Gomphonem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68]" office:value-type="string" office:string-value="Gongrosira incrustans" calcext:value-type="string">
            <text:p>Gongrosira incrustan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69]" office:value-type="string" office:string-value="Gongrosira sp." calcext:value-type="string">
            <text:p>Gongrosir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70]" office:value-type="string" office:string-value="Gratiola linifolia" calcext:value-type="string">
            <text:p>Gratiola linifoli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71]" office:value-type="string" office:string-value="Gratiola neglecta" calcext:value-type="string">
            <text:p>Gratiola neglec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72]" office:value-type="string" office:string-value="Gratiola officinalis" calcext:value-type="string">
            <text:p>Gratiola officinal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73]" office:value-type="string" office:string-value="Gratiola sp." calcext:value-type="string">
            <text:p>Gratiol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74]" office:value-type="string" office:string-value="Groenlandia densa" calcext:value-type="string">
            <text:p>Groenlandia dens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75]" office:value-type="string" office:string-value="Gymnostomum recurvirostrum" calcext:value-type="string">
            <text:p>Gymnostomum recurvirostr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76]" office:value-type="string" office:string-value="Haematococcus pluvialis" calcext:value-type="string">
            <text:p>Haematococcus pluvial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77]" office:value-type="string" office:string-value="Hedera helix" calcext:value-type="string">
            <text:p>Hedera helix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78]" office:value-type="string" office:string-value="Helianthus sp." calcext:value-type="string">
            <text:p>Helianthus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79]" office:value-type="string" office:string-value="Helosciadium inundatum " calcext:value-type="string">
            <text:p>Helosciadium inundatum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80]" office:value-type="string" office:string-value="Helosciadium nodiflorum " calcext:value-type="string">
            <text:p>Helosciadium nodiflorum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81]" office:value-type="string" office:string-value="Helosciadium repens " calcext:value-type="string">
            <text:p>Helosciadium repens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82]" office:value-type="string" office:string-value="Helosciadium x moorei " calcext:value-type="string">
            <text:p>Helosciadium x moorei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83]" office:value-type="string" office:string-value="Hemarthria altissima" calcext:value-type="string">
            <text:p>Hemarthria altissim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84]" office:value-type="string" office:string-value="Heracleum mantegazzianum" calcext:value-type="string">
            <text:p>Heracleum mantegazzian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85]" office:value-type="string" office:string-value="Heribaudiella fluviatilis" calcext:value-type="string">
            <text:p>Heribaudiella fluviatil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86]" office:value-type="string" office:string-value="Heribaudiella sp." calcext:value-type="string">
            <text:p>Heribaudiell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87]" office:value-type="string" office:string-value="Heteranthera reniformis" calcext:value-type="string">
            <text:p>Heteranthera reniform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88]" office:value-type="string" office:string-value="Heterocladium heteropterum" calcext:value-type="string">
            <text:p>Heterocladium heteropter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89]" office:value-type="string" office:string-value="Heteroleibleinia sp." calcext:value-type="string">
            <text:p>Heteroleibleini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90]" office:value-type="string" office:string-value="Hibiscus palustris" calcext:value-type="string">
            <text:p>Hibiscus palustr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91]" office:value-type="string" office:string-value="Hieracium sp." calcext:value-type="string">
            <text:p>Hieracium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92]" office:value-type="string" office:string-value="Hierochloe sp." calcext:value-type="string">
            <text:p>Hierochloe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93]" office:value-type="string" office:string-value="Hildenbrandia rivularis" calcext:value-type="string">
            <text:p>Hildenbrandia rivular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94]" office:value-type="string" office:string-value="Hildenbrandia sp." calcext:value-type="string">
            <text:p>Hildenbrandi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95]" office:value-type="string" office:string-value="Hippuris sp." calcext:value-type="string">
            <text:p>Hippuris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96]" office:value-type="string" office:string-value="Hippuris tetraphylla" calcext:value-type="string">
            <text:p>Hippuris tetraphyll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97]" office:value-type="string" office:string-value="Hippuris vulgaris" calcext:value-type="string">
            <text:p>Hippuris vulgar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98]" office:value-type="string" office:string-value="Holcus lanatus" calcext:value-type="string">
            <text:p>Holcus lanat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599]" office:value-type="string" office:string-value="Homalia trichomanoides" calcext:value-type="string">
            <text:p>Homalia trichomanoide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00]" office:value-type="string" office:string-value="Homoeothrix sp." calcext:value-type="string">
            <text:p>Homoeothrix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01]" office:value-type="string" office:string-value="Hookeria lucens" calcext:value-type="string">
            <text:p>Hookeria lucen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02]" office:value-type="string" office:string-value="Hordeum murinum" calcext:value-type="string">
            <text:p>Hordeum murin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03]" office:value-type="string" office:string-value="Hottonia palustris" calcext:value-type="string">
            <text:p>Hottonia palustr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04]" office:value-type="string" office:string-value="Humulus lupulus" calcext:value-type="string">
            <text:p>Humulus lupul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05]" office:value-type="string" office:string-value="Hydrilla verticillata" calcext:value-type="string">
            <text:p>Hydrilla verticill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06]" office:value-type="string" office:string-value="Hydrocharis morsus-ranae" calcext:value-type="string">
            <text:p>Hydrocharis morsus-ranae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07]" office:value-type="string" office:string-value="Hydrocotyle ranunculoides" calcext:value-type="string">
            <text:p>Hydrocotyle ranunculoide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08]" office:value-type="string" office:string-value="Hydrocotyle sp." calcext:value-type="string">
            <text:p>Hydrocotyle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09]" office:value-type="string" office:string-value="Hydrocotyle vulgaris" calcext:value-type="string">
            <text:p>Hydrocotyle vulgar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10]" office:value-type="string" office:string-value="Hydrodictyon reticulatum" calcext:value-type="string">
            <text:p>Hydrodictyon reticulat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11]" office:value-type="string" office:string-value="Hydrodictyon sp." calcext:value-type="string">
            <text:p>Hydrodictyon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12]" office:value-type="string" office:string-value="Hydrurus foetidus" calcext:value-type="string">
            <text:p>Hydrurus foetid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13]" office:value-type="string" office:string-value="Hydrurus sp." calcext:value-type="string">
            <text:p>Hydrurus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14]" office:value-type="string" office:string-value="Hygroamblystegium fluviatile " calcext:value-type="string">
            <text:p>Hygroamblystegium fluviatile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15]" office:value-type="string" office:string-value="Hygroamblystegium humile" calcext:value-type="string">
            <text:p>Hygroamblystegium humile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16]" office:value-type="string" office:string-value="Hygroamblystegium tenax" calcext:value-type="string">
            <text:p>Hygroamblystegium tenax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17]" office:value-type="string" office:string-value="Hygroamblystegium varium" calcext:value-type="string">
            <text:p>Hygroamblystegium vari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18]" office:value-type="string" office:string-value="Hygrobiella laxifolia" calcext:value-type="string">
            <text:p>Hygrobiella laxifoli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19]" office:value-type="string" office:string-value="Hygrohypnum dilatatum " calcext:value-type="string">
            <text:p>Hygrohypnum dilatatum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20]" office:value-type="string" office:string-value="Hygrohypnum duriusculum" calcext:value-type="string">
            <text:p>Hygrohypnum duriuscul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21]" office:value-type="string" office:string-value="Hygrohypnum eugyrium" calcext:value-type="string">
            <text:p>Hygrohypnum eugyri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22]" office:value-type="string" office:string-value="Hygrohypnum luridum" calcext:value-type="string">
            <text:p>Hygrohypnum lurid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23]" office:value-type="string" office:string-value="Hygrohypnum molle" calcext:value-type="string">
            <text:p>Hygrohypnum molle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24]" office:value-type="string" office:string-value="Hygrohypnum ochraceum" calcext:value-type="string">
            <text:p>Hygrohypnum ochrace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25]" office:value-type="string" office:string-value="Hygrohypnum polare" calcext:value-type="string">
            <text:p>Hygrohypnum polare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26]" office:value-type="string" office:string-value="Hygrohypnum smithii" calcext:value-type="string">
            <text:p>Hygrohypnum smithii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27]" office:value-type="string" office:string-value="Hygrohypnum sp." calcext:value-type="string">
            <text:p>Hygrohypnum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28]" office:value-type="string" office:string-value="Hymenostylium recurvirostrum" calcext:value-type="string">
            <text:p>Hymenostylium recurvirostr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29]" office:value-type="string" office:string-value="Hyocomium armoricum" calcext:value-type="string">
            <text:p>Hyocomium armoric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30]" office:value-type="string" office:string-value="Hypericum elodes" calcext:value-type="string">
            <text:p>Hypericum elode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31]" office:value-type="string" office:string-value="Hypericum hircinum" calcext:value-type="string">
            <text:p>Hypericum hircin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32]" office:value-type="string" office:string-value="Hypericum maculatum" calcext:value-type="string">
            <text:p>Hypericum maculat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33]" office:value-type="string" office:string-value="Hypericum tetrapterum" calcext:value-type="string">
            <text:p>Hypericum tetrapter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34]" office:value-type="string" office:string-value="Hypnum cupressiforme" calcext:value-type="string">
            <text:p>Hypnum cupressiforme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35]" office:value-type="string" office:string-value="Impatiens balfouri" calcext:value-type="string">
            <text:p>Impatiens balfouri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36]" office:value-type="string" office:string-value="Impatiens capensis" calcext:value-type="string">
            <text:p>Impatiens capens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37]" office:value-type="string" office:string-value="Impatiens glandulifera" calcext:value-type="string">
            <text:p>Impatiens glandulifer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38]" office:value-type="string" office:string-value="Impatiens noli-tangere" calcext:value-type="string">
            <text:p>Impatiens noli-tangere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39]" office:value-type="string" office:string-value="Impatiens sp." calcext:value-type="string">
            <text:p>Impatiens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40]" office:value-type="string" office:string-value="Imperatoria ostruthium" calcext:value-type="string">
            <text:p>Imperatoria ostruthi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41]" office:value-type="string" office:string-value="Inula salicina" calcext:value-type="string">
            <text:p>Inula salicin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42]" office:value-type="string" office:string-value="Iris pseudacorus" calcext:value-type="string">
            <text:p>Iris pseudacor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43]" office:value-type="string" office:string-value="Iris sp." calcext:value-type="string">
            <text:p>Iris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44]" office:value-type="string" office:string-value="Iris spuria" calcext:value-type="string">
            <text:p>Iris spuri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45]" office:value-type="string" office:string-value="Iris versicolor" calcext:value-type="string">
            <text:p>Iris versicolor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46]" office:value-type="string" office:string-value="Isnardia palustris" calcext:value-type="string">
            <text:p>Isnardia palustr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47]" office:value-type="string" office:string-value="Isoetes azorica" calcext:value-type="string">
            <text:p>Isoetes azoric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48]" office:value-type="string" office:string-value="Isoetes boryana" calcext:value-type="string">
            <text:p>Isoetes boryan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49]" office:value-type="string" office:string-value="Isoetes brochonii" calcext:value-type="string">
            <text:p>Isoetes brochonii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50]" office:value-type="string" office:string-value="Isoetes echinospora" calcext:value-type="string">
            <text:p>Isoetes echinospor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51]" office:value-type="string" office:string-value="Isoetes lacustris" calcext:value-type="string">
            <text:p>Isoetes lacustr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52]" office:value-type="string" office:string-value="Isoetes longissima" calcext:value-type="string">
            <text:p>Isoetes longissim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53]" office:value-type="string" office:string-value="Isoetes malinverniana" calcext:value-type="string">
            <text:p>Isoetes malinvernian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54]" office:value-type="string" office:string-value="Isoetes sp." calcext:value-type="string">
            <text:p>Isoetes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55]" office:value-type="string" office:string-value="Isoetes velata" calcext:value-type="string">
            <text:p>Isoetes vel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56]" office:value-type="string" office:string-value="Isoetes velata subsp. asturicense" calcext:value-type="string">
            <text:p>Isoetes velata subsp. asturicense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57]" office:value-type="string" office:string-value="Isoetes velata subsp. tegulensis" calcext:value-type="string">
            <text:p>Isoetes velata subsp. tegulens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58]" office:value-type="string" office:string-value="Isoetes velata subsp. tenuissima" calcext:value-type="string">
            <text:p>Isoetes velata subsp. tenuissim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59]" office:value-type="string" office:string-value="Isoetes velata subsp. velata" calcext:value-type="string">
            <text:p>Isoetes velata subsp. vel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60]" office:value-type="string" office:string-value="Isolepis cernua" calcext:value-type="string">
            <text:p>Isolepis cernu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61]" office:value-type="string" office:string-value="Isolepis fluitans" calcext:value-type="string">
            <text:p>Isolepis fluitan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62]" office:value-type="string" office:string-value="Isolepis setacea" calcext:value-type="string">
            <text:p>Isolepis setace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63]" office:value-type="string" office:string-value="Isothecium holtii" calcext:value-type="string">
            <text:p>Isothecium holtii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64]" office:value-type="string" office:string-value="Jaaginema sp." calcext:value-type="string">
            <text:p>Jaaginem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65]" office:value-type="string" office:string-value="Jacobaea aquatica" calcext:value-type="string">
            <text:p>Jacobaea aquatic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66]" office:value-type="string" office:string-value="Jacobaea paludosa " calcext:value-type="string">
            <text:p>Jacobaea paludosa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67]" office:value-type="string" office:string-value="Juncus acutiflorus" calcext:value-type="string">
            <text:p>Juncus acutiflor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68]" office:value-type="string" office:string-value="Juncus alpinoarticulatus" calcext:value-type="string">
            <text:p>Juncus alpinoarticulat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69]" office:value-type="string" office:string-value="Juncus ambiguus" calcext:value-type="string">
            <text:p>Juncus ambigu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70]" office:value-type="string" office:string-value="Juncus articulatus" calcext:value-type="string">
            <text:p>Juncus articulat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71]" office:value-type="string" office:string-value="Juncus bufonius" calcext:value-type="string">
            <text:p>Juncus bufoni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72]" office:value-type="string" office:string-value="Juncus bulbosus" calcext:value-type="string">
            <text:p>Juncus bulbos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73]" office:value-type="string" office:string-value="Juncus compressus" calcext:value-type="string">
            <text:p>Juncus compress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74]" office:value-type="string" office:string-value="Juncus conglomeratus" calcext:value-type="string">
            <text:p>Juncus conglomerat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75]" office:value-type="string" office:string-value="Juncus effusus" calcext:value-type="string">
            <text:p>Juncus effus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76]" office:value-type="string" office:string-value="Juncus filiformis" calcext:value-type="string">
            <text:p>Juncus filiform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77]" office:value-type="string" office:string-value="Juncus glaucus" calcext:value-type="string">
            <text:p>Juncus glauc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78]" office:value-type="string" office:string-value="Juncus heterophyllus" calcext:value-type="string">
            <text:p>Juncus heterophyll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79]" office:value-type="string" office:string-value="Juncus inflexus" calcext:value-type="string">
            <text:p>Juncus inflex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80]" office:value-type="string" office:string-value="Juncus maritimus" calcext:value-type="string">
            <text:p>Juncus maritim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81]" office:value-type="string" office:string-value="Juncus obtusiflorus " calcext:value-type="string">
            <text:p>Juncus obtusiflorus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82]" office:value-type="string" office:string-value="Juncus pygmaeus" calcext:value-type="string">
            <text:p>Juncus pygmae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83]" office:value-type="string" office:string-value="Juncus ranarius" calcext:value-type="string">
            <text:p>Juncus ranari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84]" office:value-type="string" office:string-value="Juncus sp." calcext:value-type="string">
            <text:p>Juncus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85]" office:value-type="string" office:string-value="Juncus subnodulosus" calcext:value-type="string">
            <text:p>Juncus subnodulos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86]" office:value-type="string" office:string-value="Juncus tenageia" calcext:value-type="string">
            <text:p>Juncus tenagei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87]" office:value-type="string" office:string-value="Juncus tenuis" calcext:value-type="string">
            <text:p>Juncus tenu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88]" office:value-type="string" office:string-value="Jungermannia atrovirens" calcext:value-type="string">
            <text:p>Jungermannia atroviren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89]" office:value-type="string" office:string-value="Jungermannia exsertifolia" calcext:value-type="string">
            <text:p>Jungermannia exsertifoli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90]" office:value-type="string" office:string-value="Jungermannia gracillima" calcext:value-type="string">
            <text:p>Jungermannia gracillim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91]" office:value-type="string" office:string-value="Jungermannia obovata" calcext:value-type="string">
            <text:p>Jungermannia obov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8"/>
          <table:table-cell table:style-name="ce21" table:formula="of:=['file:///D:/Documents%20de%20Christian.Chauvin/MACROPHYTES/IBMR/feuille%20calcul/r%C3%A9vision%202014-2015%20feuille%20saisie%20IBMR/Formulaire_saisie_flor_IBMR_v5.0_DEVELOPPEUR.xlsm'#$Transcod.B692]" office:value-type="string" office:string-value="Jungermannia paroica" calcext:value-type="string">
            <text:p>Jungermannia paroic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9"/>
          <table:table-cell table:style-name="ce21" table:formula="of:=['file:///D:/Documents%20de%20Christian.Chauvin/MACROPHYTES/IBMR/feuille%20calcul/r%C3%A9vision%202014-2015%20feuille%20saisie%20IBMR/Formulaire_saisie_flor_IBMR_v5.0_DEVELOPPEUR.xlsm'#$Transcod.B693]" office:value-type="string" office:string-value="Jungermannia pumila" calcext:value-type="string">
            <text:p>Jungermannia pumil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10"/>
          <table:table-cell table:style-name="ce21" table:formula="of:=['file:///D:/Documents%20de%20Christian.Chauvin/MACROPHYTES/IBMR/feuille%20calcul/r%C3%A9vision%202014-2015%20feuille%20saisie%20IBMR/Formulaire_saisie_flor_IBMR_v5.0_DEVELOPPEUR.xlsm'#$Transcod.B694]" office:value-type="string" office:string-value="Jungermannia sp." calcext:value-type="string">
            <text:p>Jungermanni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95]" office:value-type="string" office:string-value="Jungermannia sphaerocarpa" calcext:value-type="string">
            <text:p>Jungermannia sphaerocarp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96]" office:value-type="string" office:string-value="Kindbergia praelonga" calcext:value-type="string">
            <text:p>Kindbergia praelong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97]" office:value-type="string" office:string-value="Komvophoron sp." calcext:value-type="string">
            <text:p>Komvophoron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698]" office:value-type="string" office:string-value="Lagarosiphon major" calcext:value-type="string">
            <text:p>Lagarosiphon major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11"/>
          <table:table-cell table:style-name="ce21" table:formula="of:=['file:///D:/Documents%20de%20Christian.Chauvin/MACROPHYTES/IBMR/feuille%20calcul/r%C3%A9vision%202014-2015%20feuille%20saisie%20IBMR/Formulaire_saisie_flor_IBMR_v5.0_DEVELOPPEUR.xlsm'#$Transcod.B699]" office:value-type="string" office:string-value="Lamium album" calcext:value-type="string">
            <text:p>Lamium alb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11"/>
          <table:table-cell table:style-name="ce21" table:formula="of:=['file:///D:/Documents%20de%20Christian.Chauvin/MACROPHYTES/IBMR/feuille%20calcul/r%C3%A9vision%202014-2015%20feuille%20saisie%20IBMR/Formulaire_saisie_flor_IBMR_v5.0_DEVELOPPEUR.xlsm'#$Transcod.B700]" office:value-type="string" office:string-value="Lamium maculatum" calcext:value-type="string">
            <text:p>Lamium maculat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11"/>
          <table:table-cell table:style-name="ce21" table:formula="of:=['file:///D:/Documents%20de%20Christian.Chauvin/MACROPHYTES/IBMR/feuille%20calcul/r%C3%A9vision%202014-2015%20feuille%20saisie%20IBMR/Formulaire_saisie_flor_IBMR_v5.0_DEVELOPPEUR.xlsm'#$Transcod.B701]" office:value-type="string" office:string-value="Leersia oryzoides" calcext:value-type="string">
            <text:p>Leersia oryzoide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11"/>
          <table:table-cell table:style-name="ce21" table:formula="of:=['file:///D:/Documents%20de%20Christian.Chauvin/MACROPHYTES/IBMR/feuille%20calcul/r%C3%A9vision%202014-2015%20feuille%20saisie%20IBMR/Formulaire_saisie_flor_IBMR_v5.0_DEVELOPPEUR.xlsm'#$Transcod.B702]" office:value-type="string" office:string-value="Lejeunea lamacerina" calcext:value-type="string">
            <text:p>Lejeunea lamacerin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03]" office:value-type="string" office:string-value="Lejeunea sp." calcext:value-type="string">
            <text:p>Lejeune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04]" office:value-type="string" office:string-value="Lemanea gr. fluviatilis" calcext:value-type="string">
            <text:p>Lemanea gr. fluviatil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11"/>
          <table:table-cell table:style-name="ce21" table:formula="of:=['file:///D:/Documents%20de%20Christian.Chauvin/MACROPHYTES/IBMR/feuille%20calcul/r%C3%A9vision%202014-2015%20feuille%20saisie%20IBMR/Formulaire_saisie_flor_IBMR_v5.0_DEVELOPPEUR.xlsm'#$Transcod.B705]" office:value-type="string" office:string-value="Lemanea sp." calcext:value-type="string">
            <text:p>Lemane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11"/>
          <table:table-cell table:style-name="ce21" table:formula="of:=['file:///D:/Documents%20de%20Christian.Chauvin/MACROPHYTES/IBMR/feuille%20calcul/r%C3%A9vision%202014-2015%20feuille%20saisie%20IBMR/Formulaire_saisie_flor_IBMR_v5.0_DEVELOPPEUR.xlsm'#$Transcod.B706]" office:value-type="string" office:string-value="Lemna aequinoctialis" calcext:value-type="string">
            <text:p>Lemna aequinoctial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07]" office:value-type="string" office:string-value="Lemna gibba" calcext:value-type="string">
            <text:p>Lemna gibb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08]" office:value-type="string" office:string-value="Lemna minor" calcext:value-type="string">
            <text:p>Lemna minor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09]" office:value-type="string" office:string-value="Lemna minuscula" calcext:value-type="string">
            <text:p>Lemna minuscul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10]" office:value-type="string" office:string-value="Lemna minuta" calcext:value-type="string">
            <text:p>Lemna minu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11]" office:value-type="string" office:string-value="Lemna polyrhiza" calcext:value-type="string">
            <text:p>Lemna polyrhiz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12]" office:value-type="string" office:string-value="Lemna sp." calcext:value-type="string">
            <text:p>Lemn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13]" office:value-type="string" office:string-value="Lemna trisulca" calcext:value-type="string">
            <text:p>Lemna trisulc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14]" office:value-type="string" office:string-value="Lemna turionifera" calcext:value-type="string">
            <text:p>Lemna turionifer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15]" office:value-type="string" office:string-value="Leptodictyum riparium " calcext:value-type="string">
            <text:p>Leptodictyum riparium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16]" office:value-type="string" office:string-value="Leptolyngbya lurida" calcext:value-type="string">
            <text:p>Leptolyngbya lurid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17]" office:value-type="string" office:string-value="Leptolyngbya sp." calcext:value-type="string">
            <text:p>Leptolyngby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18]" office:value-type="string" office:string-value="Leptomitus lacteus" calcext:value-type="string">
            <text:p>Leptomitus lacte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19]" office:value-type="string" office:string-value="Leptomitus sp." calcext:value-type="string">
            <text:p>Leptomitus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20]" office:value-type="string" office:string-value="Leskea polycarpa" calcext:value-type="string">
            <text:p>Leskea polycarp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21]" office:value-type="string" office:string-value="Leucojum aestivum" calcext:value-type="string">
            <text:p>Leucojum aestiv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22]" office:value-type="string" office:string-value="Lilaea scilloides" calcext:value-type="string">
            <text:p>Lilaea scilloide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23]" office:value-type="string" office:string-value="Lilaeopsis attenuata" calcext:value-type="string">
            <text:p>Lilaeopsis attenu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24]" office:value-type="string" office:string-value="Limosella aquatica" calcext:value-type="string">
            <text:p>Limosella aquatic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25]" office:value-type="string" office:string-value="Limosella australis" calcext:value-type="string">
            <text:p>Limosella austral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26]" office:value-type="string" office:string-value="Lindernia dubia" calcext:value-type="string">
            <text:p>Lindernia dubi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27]" office:value-type="string" office:string-value="Lindernia palustris" calcext:value-type="string">
            <text:p>Lindernia palustr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28]" office:value-type="string" office:string-value="Lindernia procumbens" calcext:value-type="string">
            <text:p>Lindernia procumben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29]" office:value-type="string" office:string-value="Littorella uniflora" calcext:value-type="string">
            <text:p>Littorella uniflor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30]" office:value-type="string" office:string-value="Lobelia dortmanna" calcext:value-type="string">
            <text:p>Lobelia dortmann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31]" office:value-type="string" office:string-value="Lobelia urens" calcext:value-type="string">
            <text:p>Lobelia uren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32]" office:value-type="string" office:string-value="Lolium perenne" calcext:value-type="string">
            <text:p>Lolium perenne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33]" office:value-type="string" office:string-value="Lonicera periclymenum" calcext:value-type="string">
            <text:p>Lonicera periclymen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34]" office:value-type="string" office:string-value="Lophocolea bidentata" calcext:value-type="string">
            <text:p>Lophocolea bident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35]" office:value-type="string" office:string-value="Lophozia sp." calcext:value-type="string">
            <text:p>Lophozi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36]" office:value-type="string" office:string-value="Lotus corniculatus" calcext:value-type="string">
            <text:p>Lotus corniculat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37]" office:value-type="string" office:string-value="Lotus pedunculatus" calcext:value-type="string">
            <text:p>Lotus pedunculat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38]" office:value-type="string" office:string-value="Lotus sp." calcext:value-type="string">
            <text:p>Lotus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39]" office:value-type="string" office:string-value="Lotus uliginosus " calcext:value-type="string">
            <text:p>Lotus uliginosus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40]" office:value-type="string" office:string-value="Ludwigia grandiflora" calcext:value-type="string">
            <text:p>Ludwigia grandiflor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41]" office:value-type="string" office:string-value="Ludwigia palustris" calcext:value-type="string">
            <text:p>Ludwigia palustr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42]" office:value-type="string" office:string-value="Ludwigia peploides" calcext:value-type="string">
            <text:p>Ludwigia peploide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12"/>
          <table:table-cell table:style-name="ce21" table:formula="of:=['file:///D:/Documents%20de%20Christian.Chauvin/MACROPHYTES/IBMR/feuille%20calcul/r%C3%A9vision%202014-2015%20feuille%20saisie%20IBMR/Formulaire_saisie_flor_IBMR_v5.0_DEVELOPPEUR.xlsm'#$Transcod.B743]" office:value-type="string" office:string-value="Ludwigia sp." calcext:value-type="string">
            <text:p>Ludwigi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44]" office:value-type="string" office:string-value="Lunularia cruciata" calcext:value-type="string">
            <text:p>Lunularia cruci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45]" office:value-type="string" office:string-value="Lupinus nootkatensis" calcext:value-type="string">
            <text:p>Lupinus nootkatens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46]" office:value-type="string" office:string-value="Luronium natans" calcext:value-type="string">
            <text:p>Luronium natan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47]" office:value-type="string" office:string-value="Luzula maxima" calcext:value-type="string">
            <text:p>Luzula maxim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48]" office:value-type="string" office:string-value="Luzula sylvatica" calcext:value-type="string">
            <text:p>Luzula sylvatic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49]" office:value-type="string" office:string-value="Luzula sylvatica subsp. sylvatica" calcext:value-type="string">
            <text:p>Luzula sylvatica subsp. sylvatic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50]" office:value-type="string" office:string-value="Lycopersicon esculentum" calcext:value-type="string">
            <text:p>Lycopersicon esculent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51]" office:value-type="string" office:string-value="Lycopus europaeus" calcext:value-type="string">
            <text:p>Lycopus europae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52]" office:value-type="string" office:string-value="Lyngbya sp." calcext:value-type="string">
            <text:p>Lyngby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53]" office:value-type="string" office:string-value="Lysimachia nemorum" calcext:value-type="string">
            <text:p>Lysimachia nemor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54]" office:value-type="string" office:string-value="Lysimachia nummularia" calcext:value-type="string">
            <text:p>Lysimachia nummulari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11"/>
          <table:table-cell table:style-name="ce21" table:formula="of:=['file:///D:/Documents%20de%20Christian.Chauvin/MACROPHYTES/IBMR/feuille%20calcul/r%C3%A9vision%202014-2015%20feuille%20saisie%20IBMR/Formulaire_saisie_flor_IBMR_v5.0_DEVELOPPEUR.xlsm'#$Transcod.B755]" office:value-type="string" office:string-value="Lysimachia sp." calcext:value-type="string">
            <text:p>Lysimachi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56]" office:value-type="string" office:string-value="Lysimachia tenella" calcext:value-type="string">
            <text:p>Lysimachia tenell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57]" office:value-type="string" office:string-value="Lysimachia thyrsiflora" calcext:value-type="string">
            <text:p>Lysimachia thyrsiflor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58]" office:value-type="string" office:string-value="Lysimachia vulgaris" calcext:value-type="string">
            <text:p>Lysimachia vulgar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59]" office:value-type="string" office:string-value="Lythrum hyssopifolia" calcext:value-type="string">
            <text:p>Lythrum hyssopifoli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60]" office:value-type="string" office:string-value="Lythrum portula" calcext:value-type="string">
            <text:p>Lythrum portul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61]" office:value-type="string" office:string-value="Lythrum portula subsp. longidentata" calcext:value-type="string">
            <text:p>Lythrum portula subsp. longident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62]" office:value-type="string" office:string-value="Lythrum portula subsp. portula" calcext:value-type="string">
            <text:p>Lythrum portula subsp. portul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63]" office:value-type="string" office:string-value="Lythrum salicaria" calcext:value-type="string">
            <text:p>Lythrum salicari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64]" office:value-type="string" office:string-value="Lythrum sp." calcext:value-type="string">
            <text:p>Lythrum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65]" office:value-type="string" office:string-value="Marchantia alpestris " calcext:value-type="string">
            <text:p>Marchantia alpestris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66]" office:value-type="string" office:string-value="Marchantia aquatica " calcext:value-type="string">
            <text:p>Marchantia aquatica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67]" office:value-type="string" office:string-value="Marchantia paleacea" calcext:value-type="string">
            <text:p>Marchantia paleace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68]" office:value-type="string" office:string-value="Marchantia polymorpha" calcext:value-type="string">
            <text:p>Marchantia polymorph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69]" office:value-type="string" office:string-value="Marchantia polymorpha subsp. montivagans" calcext:value-type="string">
            <text:p>Marchantia polymorpha subsp. montivagan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70]" office:value-type="string" office:string-value="Marchantia sp." calcext:value-type="string">
            <text:p>Marchanti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71]" office:value-type="string" office:string-value="Marsilea aegyptiaca" calcext:value-type="string">
            <text:p>Marsilea aegyptiac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72]" office:value-type="string" office:string-value="Marsilea azorica" calcext:value-type="string">
            <text:p>Marsilea azoric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73]" office:value-type="string" office:string-value="Marsilea quadrifolia" calcext:value-type="string">
            <text:p>Marsilea quadrifoli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74]" office:value-type="string" office:string-value="Marsilea strigosa" calcext:value-type="string">
            <text:p>Marsilea strigos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75]" office:value-type="string" office:string-value="Marsupella aquatica" calcext:value-type="string">
            <text:p>Marsupella aquatic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76]" office:value-type="string" office:string-value="Marsupella emarginata" calcext:value-type="string">
            <text:p>Marsupella emargin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77]" office:value-type="string" office:string-value="Marsupella sp." calcext:value-type="string">
            <text:p>Marsupell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78]" office:value-type="string" office:string-value="Marsupella sphacelata" calcext:value-type="string">
            <text:p>Marsupella sphacel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79]" office:value-type="string" office:string-value="Medicago sp." calcext:value-type="string">
            <text:p>Medicago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80]" office:value-type="string" office:string-value="Melica uniflora" calcext:value-type="string">
            <text:p>Melica uniflor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81]" office:value-type="string" office:string-value="Melosira sp." calcext:value-type="string">
            <text:p>Melosir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82]" office:value-type="string" office:string-value="Mentha aquatica" calcext:value-type="string">
            <text:p>Mentha aquatic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83]" office:value-type="string" office:string-value="Mentha arvensis" calcext:value-type="string">
            <text:p>Mentha arvens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84]" office:value-type="string" office:string-value="Mentha longifolia" calcext:value-type="string">
            <text:p>Mentha longifoli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85]" office:value-type="string" office:string-value="Mentha pulegium" calcext:value-type="string">
            <text:p>Mentha pulegi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86]" office:value-type="string" office:string-value="Mentha sp." calcext:value-type="string">
            <text:p>Menth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87]" office:value-type="string" office:string-value="Mentha suaveolens" calcext:value-type="string">
            <text:p>Mentha suaveolen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88]" office:value-type="string" office:string-value="Mentha x niliaca " calcext:value-type="string">
            <text:p>Mentha x niliaca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89]" office:value-type="string" office:string-value="Mentha x rotundifolia" calcext:value-type="string">
            <text:p>Mentha x rotundifoli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90]" office:value-type="string" office:string-value="Mentha x verticillata" calcext:value-type="string">
            <text:p>Mentha x verticill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91]" office:value-type="string" office:string-value="Menyanthes trifoliata" calcext:value-type="string">
            <text:p>Menyanthes trifoli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92]" office:value-type="string" office:string-value="Mercurialis perennis" calcext:value-type="string">
            <text:p>Mercurialis perenn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93]" office:value-type="string" office:string-value="Merismopedia sp." calcext:value-type="string">
            <text:p>Merismopedi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94]" office:value-type="string" office:string-value="Microcoleus sp." calcext:value-type="string">
            <text:p>Microcoleus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95]" office:value-type="string" office:string-value="Microcoleus subtorulosus" calcext:value-type="string">
            <text:p>Microcoleus subtorulos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96]" office:value-type="string" office:string-value="Microcystis aeruginosa" calcext:value-type="string">
            <text:p>Microcystis aeruginos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97]" office:value-type="string" office:string-value="Microcystis sp." calcext:value-type="string">
            <text:p>Microcystis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98]" office:value-type="string" office:string-value="Microlejeunea sp. " calcext:value-type="string">
            <text:p>Microlejeunea sp.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799]" office:value-type="string" office:string-value="Microspora sp." calcext:value-type="string">
            <text:p>Microspor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00]" office:value-type="string" office:string-value="Mimulus guttatus" calcext:value-type="string">
            <text:p>Mimulus guttat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01]" office:value-type="string" office:string-value="Mimulus guttatus x luteus" calcext:value-type="string">
            <text:p>Mimulus guttatus x lute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02]" office:value-type="string" office:string-value="Mimulus moschatus" calcext:value-type="string">
            <text:p>Mimulus moschatu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03]" office:value-type="string" office:string-value="Mimulus sp." calcext:value-type="string">
            <text:p>Mimulus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04]" office:value-type="string" office:string-value="Mnium affine" calcext:value-type="string">
            <text:p>Mnium affine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05]" office:value-type="string" office:string-value="Mnium hornum" calcext:value-type="string">
            <text:p>Mnium horn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06]" office:value-type="string" office:string-value="Mnium sp." calcext:value-type="string">
            <text:p>Mnium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07]" office:value-type="string" office:string-value="Moehringia trinervia" calcext:value-type="string">
            <text:p>Moehringia trinervi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08]" office:value-type="string" office:string-value="Molinia arundinacea" calcext:value-type="string">
            <text:p>Molinia arundinace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09]" office:value-type="string" office:string-value="Molinia caerulea" calcext:value-type="string">
            <text:p>Molinia caerule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10]" office:value-type="string" office:string-value="Molinia caerulea subsp. arundinacea " calcext:value-type="string">
            <text:p>Molinia caerulea subsp. arundinacea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11]" office:value-type="string" office:string-value="Molinia sp." calcext:value-type="string">
            <text:p>Molini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12]" office:value-type="string" office:string-value="Monochoria korsakowii" calcext:value-type="string">
            <text:p>Monochoria korsakowii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13]" office:value-type="string" office:string-value="Monostroma sp." calcext:value-type="string">
            <text:p>Monostrom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14]" office:value-type="string" office:string-value="Montia fontana" calcext:value-type="string">
            <text:p>Montia fontan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15]" office:value-type="string" office:string-value="Montia fontana subsp. amporitana" calcext:value-type="string">
            <text:p>Montia fontana subsp. amporitan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16]" office:value-type="string" office:string-value="Montia fontana subsp. chondrosperma" calcext:value-type="string">
            <text:p>Montia fontana subsp. chondrosperm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17]" office:value-type="string" office:string-value="Montia fontana subsp. fontana" calcext:value-type="string">
            <text:p>Montia fontana subsp. fontan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18]" office:value-type="string" office:string-value="Montia fontana subsp. minor" calcext:value-type="string">
            <text:p>Montia fontana subsp. minor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19]" office:value-type="string" office:string-value="Montia fontana subsp. variabilis" calcext:value-type="string">
            <text:p>Montia fontana subsp. variabil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20]" office:value-type="string" office:string-value="Montia sp." calcext:value-type="string">
            <text:p>Monti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21]" office:value-type="string" office:string-value="Mougeotia sp." calcext:value-type="string">
            <text:p>Mougeoti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22]" office:value-type="string" office:string-value="Murdannia blumei" calcext:value-type="string">
            <text:p>Murdannia blumei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23]" office:value-type="string" office:string-value="Myosotis cespitosa" calcext:value-type="string">
            <text:p>Myosotis cespitos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24]" office:value-type="string" office:string-value="Myosotis laxa" calcext:value-type="string">
            <text:p>Myosotis lax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25]" office:value-type="string" office:string-value="Myosotis laxa subsp. cespitosa" calcext:value-type="string">
            <text:p>Myosotis laxa subsp. cespitos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26]" office:value-type="string" office:string-value="Myosotis palustris" calcext:value-type="string">
            <text:p>Myosotis palustr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27]" office:value-type="string" office:string-value="Myosotis scorpioides" calcext:value-type="string">
            <text:p>Myosotis scorpioide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28]" office:value-type="string" office:string-value="Myosotis secunda" calcext:value-type="string">
            <text:p>Myosotis secund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29]" office:value-type="string" office:string-value="Myosotis sp." calcext:value-type="string">
            <text:p>Myosotis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30]" office:value-type="string" office:string-value="Myosotis stolonifera" calcext:value-type="string">
            <text:p>Myosotis stolonifer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31]" office:value-type="string" office:string-value="Myosoton aquaticum" calcext:value-type="string">
            <text:p>Myosoton aquatic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32]" office:value-type="string" office:string-value="Myrica gale" calcext:value-type="string">
            <text:p>Myrica gale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33]" office:value-type="string" office:string-value="Myriophyllum alterniflorum" calcext:value-type="string">
            <text:p>Myriophyllum alterniflor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34]" office:value-type="string" office:string-value="Myriophyllum aquaticum" calcext:value-type="string">
            <text:p>Myriophyllum aquatic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35]" office:value-type="string" office:string-value="Myriophyllum exalbescens" calcext:value-type="string">
            <text:p>Myriophyllum exalbescen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36]" office:value-type="string" office:string-value="Myriophyllum heterophyllum" calcext:value-type="string">
            <text:p>Myriophyllum heterophyll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37]" office:value-type="string" office:string-value="Myriophyllum sp." calcext:value-type="string">
            <text:p>Myriophyllum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38]" office:value-type="string" office:string-value="Myriophyllum spicatum" calcext:value-type="string">
            <text:p>Myriophyllum spicat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39]" office:value-type="string" office:string-value="Myriophyllum verrucosum" calcext:value-type="string">
            <text:p>Myriophyllum verrucos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40]" office:value-type="string" office:string-value="Myriophyllum verticillatum" calcext:value-type="string">
            <text:p>Myriophyllum verticillat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41]" office:value-type="string" office:string-value="Najas flexilis" calcext:value-type="string">
            <text:p>Najas flexil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42]" office:value-type="string" office:string-value="Najas gracillima" calcext:value-type="string">
            <text:p>Najas gracillim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43]" office:value-type="string" office:string-value="Najas graminea" calcext:value-type="string">
            <text:p>Najas gramine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44]" office:value-type="string" office:string-value="Najas major " calcext:value-type="string">
            <text:p>Najas major 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45]" office:value-type="string" office:string-value="Najas marina" calcext:value-type="string">
            <text:p>Najas marin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46]" office:value-type="string" office:string-value="Najas marina subsp. armata" calcext:value-type="string">
            <text:p>Najas marina subsp. arm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47]" office:value-type="string" office:string-value="Najas marina subsp. intermedia" calcext:value-type="string">
            <text:p>Najas marina subsp. intermedi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48]" office:value-type="string" office:string-value="Najas marina subsp. marina" calcext:value-type="string">
            <text:p>Najas marina subsp. marin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49]" office:value-type="string" office:string-value="Najas minor" calcext:value-type="string">
            <text:p>Najas minor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50]" office:value-type="string" office:string-value="Najas orientalis" calcext:value-type="string">
            <text:p>Najas oriental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51]" office:value-type="string" office:string-value="Najas sp." calcext:value-type="string">
            <text:p>Najas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52]" office:value-type="string" office:string-value="Najas tenuissima" calcext:value-type="string">
            <text:p>Najas tenuissim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53]" office:value-type="string" office:string-value="Nardia compressa" calcext:value-type="string">
            <text:p>Nardia compress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54]" office:value-type="string" office:string-value="Nardia scalaris" calcext:value-type="string">
            <text:p>Nardia scalar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55]" office:value-type="string" office:string-value="Nardia sp." calcext:value-type="string">
            <text:p>Nardi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56]" office:value-type="string" office:string-value="Nasturtium microphyllum" calcext:value-type="string">
            <text:p>Nasturtium microphyllum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57]" office:value-type="string" office:string-value="Nasturtium officinale" calcext:value-type="string">
            <text:p>Nasturtium officinale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58]" office:value-type="string" office:string-value="Nasturtium officinale var. officinale" calcext:value-type="string">
            <text:p>Nasturtium officinale var. officinale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59]" office:value-type="string" office:string-value="Nasturtium x sterile" calcext:value-type="string">
            <text:p>Nasturtium x sterile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60]" office:value-type="string" office:string-value="Navicula sp." calcext:value-type="string">
            <text:p>Navicul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61]" office:value-type="string" office:string-value="Neckera crispa" calcext:value-type="string">
            <text:p>Neckera crisp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62]" office:value-type="string" office:string-value="Neckera sp." calcext:value-type="string">
            <text:p>Neckera sp.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63]" office:value-type="string" office:string-value="Nelumbo nucifera" calcext:value-type="string">
            <text:p>Nelumbo nucifer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64]" office:value-type="string" office:string-value="Nitella capillaris" calcext:value-type="string">
            <text:p>Nitella capillar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65]" office:value-type="string" office:string-value="Nitella confervacea" calcext:value-type="string">
            <text:p>Nitella confervace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66]" office:value-type="string" office:string-value="Nitella flexilis" calcext:value-type="string">
            <text:p>Nitella flexil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67]" office:value-type="string" office:string-value="Nitella gracilis" calcext:value-type="string">
            <text:p>Nitella gracilis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68]" office:value-type="string" office:string-value="Nitella mucronata" calcext:value-type="string">
            <text:p>Nitella mucronata</text:p>
          </table:table-cell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69]" office:value-type="string" office:string-value="Nitella opaca" calcext:value-type="string">
            <text:p>Nitella opac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70]" office:value-type="string" office:string-value="Nitella sp." calcext:value-type="string">
            <text:p>Nitella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71]" office:value-type="string" office:string-value="Nitella syncarpa" calcext:value-type="string">
            <text:p>Nitella syncarp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72]" office:value-type="string" office:string-value="Nitella tenuissima" calcext:value-type="string">
            <text:p>Nitella tenuissim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73]" office:value-type="string" office:string-value="Nitella translucens" calcext:value-type="string">
            <text:p>Nitella translucen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74]" office:value-type="string" office:string-value="Nitellopsis obtusa" calcext:value-type="string">
            <text:p>Nitellopsis obtus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75]" office:value-type="string" office:string-value="Nitellopsis sp." calcext:value-type="string">
            <text:p>Nitellopsis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76]" office:value-type="string" office:string-value="Nitzschia sp." calcext:value-type="string">
            <text:p>Nitzschia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77]" office:value-type="string" office:string-value="Nostoc commune" calcext:value-type="string">
            <text:p>Nostoc commune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78]" office:value-type="string" office:string-value="Nostoc parmelioides" calcext:value-type="string">
            <text:p>Nostoc parmelioide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79]" office:value-type="string" office:string-value="Nostoc sp." calcext:value-type="string">
            <text:p>Nostoc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80]" office:value-type="string" office:string-value="Nostoc verrucosum" calcext:value-type="string">
            <text:p>Nostoc verrucos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81]" office:value-type="string" office:string-value="Nuphar advena" calcext:value-type="string">
            <text:p>Nuphar adven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82]" office:value-type="string" office:string-value="Nuphar lutea" calcext:value-type="string">
            <text:p>Nuphar lute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83]" office:value-type="string" office:string-value="Nuphar lutea x pumila" calcext:value-type="string">
            <text:p>Nuphar lutea x pumil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84]" office:value-type="string" office:string-value="Nuphar pumila" calcext:value-type="string">
            <text:p>Nuphar pumil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85]" office:value-type="string" office:string-value="Nuphar sp." calcext:value-type="string">
            <text:p>Nuphar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86]" office:value-type="string" office:string-value="Nuphar x spenneriana" calcext:value-type="string">
            <text:p>Nuphar x spennerian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87]" office:value-type="string" office:string-value="Nymphaea alba" calcext:value-type="string">
            <text:p>Nymphaea alb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88]" office:value-type="string" office:string-value="Nymphaea alba x candida" calcext:value-type="string">
            <text:p>Nymphaea alba x candid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89]" office:value-type="string" office:string-value="Nymphaea candida" calcext:value-type="string">
            <text:p>Nymphaea candid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90]" office:value-type="string" office:string-value="Nymphaea lotus" calcext:value-type="string">
            <text:p>Nymphaea lot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91]" office:value-type="string" office:string-value="Nymphaea rubra" calcext:value-type="string">
            <text:p>Nymphaea rubr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92]" office:value-type="string" office:string-value="Nymphaea sp." calcext:value-type="string">
            <text:p>Nymphaea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93]" office:value-type="string" office:string-value="Nymphaea tetragona" calcext:value-type="string">
            <text:p>Nymphaea tetragon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94]" office:value-type="string" office:string-value="Nymphoides peltata" calcext:value-type="string">
            <text:p>Nymphoides peltat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95]" office:value-type="string" office:string-value="Octodiceras fontanum" calcext:value-type="string">
            <text:p>Octodiceras fontan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96]" office:value-type="string" office:string-value="Oedogonium sp." calcext:value-type="string">
            <text:p>Oedogonium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97]" office:value-type="string" office:string-value="Oenanthe aquatica" calcext:value-type="string">
            <text:p>Oenanthe aquatic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98]" office:value-type="string" office:string-value="Oenanthe crocata" calcext:value-type="string">
            <text:p>Oenanthe crocat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899]" office:value-type="string" office:string-value="Oenanthe fistulosa" calcext:value-type="string">
            <text:p>Oenanthe fistulos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00]" office:value-type="string" office:string-value="Oenanthe fluviatilis" calcext:value-type="string">
            <text:p>Oenanthe fluviatili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01]" office:value-type="string" office:string-value="Oenanthe sp." calcext:value-type="string">
            <text:p>Oenanthe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02]" office:value-type="string" office:string-value="Orthodicranum scottianum" calcext:value-type="string">
            <text:p>Orthodicranum scottian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03]" office:value-type="string" office:string-value="Orthotrichum affine" calcext:value-type="string">
            <text:p>Orthotrichum affine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04]" office:value-type="string" office:string-value="Orthotrichum rivulare" calcext:value-type="string">
            <text:p>Orthotrichum rivulare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05]" office:value-type="string" office:string-value="Orthotrichum sp." calcext:value-type="string">
            <text:p>Orthotrichum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06]" office:value-type="string" office:string-value="Oryza sativa" calcext:value-type="string">
            <text:p>Oryza sativ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07]" office:value-type="string" office:string-value="Oscillatoria sp." calcext:value-type="string">
            <text:p>Oscillatoria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08]" office:value-type="string" office:string-value="Osmunda regalis" calcext:value-type="string">
            <text:p>Osmunda regali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09]" office:value-type="string" office:string-value="Ottelia alismoides" calcext:value-type="string">
            <text:p>Ottelia alismoide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10]" office:value-type="string" office:string-value="Oxalis acetosella" calcext:value-type="string">
            <text:p>Oxalis acetosell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11]" office:value-type="string" office:string-value="Oxybasis rubra " calcext:value-type="string">
            <text:p>Oxybasis rubra 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12]" office:value-type="string" office:string-value="Oxyrrhynchium hians" calcext:value-type="string">
            <text:p>Oxyrrhynchium hian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13]" office:value-type="string" office:string-value="Oxyrrhynchium speciosum " calcext:value-type="string">
            <text:p>Oxyrrhynchium speciosum 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14]" office:value-type="string" office:string-value="Oxyrrhynchium swartzii " calcext:value-type="string">
            <text:p>Oxyrrhynchium swartzii 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15]" office:value-type="string" office:string-value="Palustriella commutata" calcext:value-type="string">
            <text:p>Palustriella commutat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16]" office:value-type="string" office:string-value="Palustriella decipiens" calcext:value-type="string">
            <text:p>Palustriella decipien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17]" office:value-type="string" office:string-value="Palustriella falcata" calcext:value-type="string">
            <text:p>Palustriella falcat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18]" office:value-type="string" office:string-value="Panicum dichotomiflorum" calcext:value-type="string">
            <text:p>Panicum dichotomiflor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19]" office:value-type="string" office:string-value="Panicum sp." calcext:value-type="string">
            <text:p>Panicum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20]" office:value-type="string" office:string-value="Paralemanea sp." calcext:value-type="string">
            <text:p>Paralemanea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21]" office:value-type="string" office:string-value="Parthenocissus inserta" calcext:value-type="string">
            <text:p>Parthenocissus insert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22]" office:value-type="string" office:string-value="Parthenocissus quinquefolia" calcext:value-type="string">
            <text:p>Parthenocissus quinquefoli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23]" office:value-type="string" office:string-value="Paspalum dilatatum" calcext:value-type="string">
            <text:p>Paspalum dilatat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24]" office:value-type="string" office:string-value="Paspalum distichum" calcext:value-type="string">
            <text:p>Paspalum distich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25]" office:value-type="string" office:string-value="Paspalum paspalodes" calcext:value-type="string">
            <text:p>Paspalum paspalode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26]" office:value-type="string" office:string-value="Paspalum urvillei" calcext:value-type="string">
            <text:p>Paspalum urvillei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27]" office:value-type="string" office:string-value="Paspalum vaginatum" calcext:value-type="string">
            <text:p>Paspalum vaginat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28]" office:value-type="string" office:string-value="Pellia endiviifolia" calcext:value-type="string">
            <text:p>Pellia endiviifoli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29]" office:value-type="string" office:string-value="Pellia epiphylla" calcext:value-type="string">
            <text:p>Pellia epiphyll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30]" office:value-type="string" office:string-value="Pellia neesiana" calcext:value-type="string">
            <text:p>Pellia neesian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31]" office:value-type="string" office:string-value="Pellia sp." calcext:value-type="string">
            <text:p>Pellia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32]" office:value-type="string" office:string-value="Persicaria amphibia" calcext:value-type="string">
            <text:p>Persicaria amphibi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33]" office:value-type="string" office:string-value="Persicaria hydropiper" calcext:value-type="string">
            <text:p>Persicaria hydropiper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34]" office:value-type="string" office:string-value="Persicaria lapathifolia " calcext:value-type="string">
            <text:p>Persicaria lapathifolia 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35]" office:value-type="string" office:string-value="Persicaria lapathifolia subsp. lapathifolia" calcext:value-type="string">
            <text:p>Persicaria lapathifolia subsp. lapathifoli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36]" office:value-type="string" office:string-value="Persicaria maculosa" calcext:value-type="string">
            <text:p>Persicaria maculos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37]" office:value-type="string" office:string-value="Persicaria minor" calcext:value-type="string">
            <text:p>Persicaria minor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38]" office:value-type="string" office:string-value="Persicaria mitis" calcext:value-type="string">
            <text:p>Persicaria miti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39]" office:value-type="string" office:string-value="Petasites albus" calcext:value-type="string">
            <text:p>Petasites alb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40]" office:value-type="string" office:string-value="Petasites hybridus" calcext:value-type="string">
            <text:p>Petasites hybrid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41]" office:value-type="string" office:string-value="Petasites japonicus" calcext:value-type="string">
            <text:p>Petasites japonic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42]" office:value-type="string" office:string-value="Petasites sp." calcext:value-type="string">
            <text:p>Petasites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43]" office:value-type="string" office:string-value="Peucedanum palustre" calcext:value-type="string">
            <text:p>Peucedanum palustre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44]" office:value-type="string" office:string-value="Phacelurus digitatus" calcext:value-type="string">
            <text:p>Phacelurus digitat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45]" office:value-type="string" office:string-value="Phalaris arundinacea" calcext:value-type="string">
            <text:p>Phalaris arundinace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46]" office:value-type="string" office:string-value="Phalaris sp." calcext:value-type="string">
            <text:p>Phalaris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47]" office:value-type="string" office:string-value="Philonotis caespitosa" calcext:value-type="string">
            <text:p>Philonotis caespitos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48]" office:value-type="string" office:string-value="Philonotis calcarea" calcext:value-type="string">
            <text:p>Philonotis calcare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49]" office:value-type="string" office:string-value="Philonotis gr. fontana" calcext:value-type="string">
            <text:p>Philonotis gr. fontan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50]" office:value-type="string" office:string-value="Philonotis seriata" calcext:value-type="string">
            <text:p>Philonotis seriat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51]" office:value-type="string" office:string-value="Philonotis sp." calcext:value-type="string">
            <text:p>Philonotis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52]" office:value-type="string" office:string-value="Philonotis tomentella" calcext:value-type="string">
            <text:p>Philonotis tomentell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53]" office:value-type="string" office:string-value="Phleum pratense" calcext:value-type="string">
            <text:p>Phleum pratense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54]" office:value-type="string" office:string-value="Phormidium sp." calcext:value-type="string">
            <text:p>Phormidium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55]" office:value-type="string" office:string-value="Phragmites australis" calcext:value-type="string">
            <text:p>Phragmites australi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56]" office:value-type="string" office:string-value="Picris sp." calcext:value-type="string">
            <text:p>Picris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57]" office:value-type="string" office:string-value="Pilularia globulifera" calcext:value-type="string">
            <text:p>Pilularia globulifer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58]" office:value-type="string" office:string-value="Pilularia minuta" calcext:value-type="string">
            <text:p>Pilularia minut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59]" office:value-type="string" office:string-value="Pistia stratiotes" calcext:value-type="string">
            <text:p>Pistia stratiote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60]" office:value-type="string" office:string-value="Plagiochila asplenioides" calcext:value-type="string">
            <text:p>Plagiochila asplenioide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61]" office:value-type="string" office:string-value="Plagiochila sp." calcext:value-type="string">
            <text:p>Plagiochila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62]" office:value-type="string" office:string-value="Plagiomnium affine" calcext:value-type="string">
            <text:p>Plagiomnium affine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63]" office:value-type="string" office:string-value="Plagiomnium elatum" calcext:value-type="string">
            <text:p>Plagiomnium elat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64]" office:value-type="string" office:string-value="Plagiomnium ellipticum" calcext:value-type="string">
            <text:p>Plagiomnium elliptic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65]" office:value-type="string" office:string-value="Plagiomnium medium" calcext:value-type="string">
            <text:p>Plagiomnium medi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66]" office:value-type="string" office:string-value="Plagiomnium rostratum" calcext:value-type="string">
            <text:p>Plagiomnium rostrat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67]" office:value-type="string" office:string-value="Plagiomnium sp." calcext:value-type="string">
            <text:p>Plagiomnium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68]" office:value-type="string" office:string-value="Plagiomnium undulatum" calcext:value-type="string">
            <text:p>Plagiomnium undulat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69]" office:value-type="string" office:string-value="Plagiothecium denticulatum" calcext:value-type="string">
            <text:p>Plagiothecium denticulat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70]" office:value-type="string" office:string-value="Plagiothecium nemorale" calcext:value-type="string">
            <text:p>Plagiothecium nemorale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71]" office:value-type="string" office:string-value="Plagiothecium platyphyllum" calcext:value-type="string">
            <text:p>Plagiothecium platyphyll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72]" office:value-type="string" office:string-value="Plagiothecium sp." calcext:value-type="string">
            <text:p>Plagiothecium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73]" office:value-type="string" office:string-value="Plagiothecium succulentum" calcext:value-type="string">
            <text:p>Plagiothecium succulent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74]" office:value-type="string" office:string-value="Plagiothecium undulatum" calcext:value-type="string">
            <text:p>Plagiothecium undulat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75]" office:value-type="string" office:string-value="Plantago lanceolata" calcext:value-type="string">
            <text:p>Plantago lanceolat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76]" office:value-type="string" office:string-value="Plantago major" calcext:value-type="string">
            <text:p>Plantago major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77]" office:value-type="string" office:string-value="Plantago maritima" calcext:value-type="string">
            <text:p>Plantago maritim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78]" office:value-type="string" office:string-value="Platyhypnidium lusitanicum" calcext:value-type="string">
            <text:p>Platyhypnidium lusitanic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79]" office:value-type="string" office:string-value="Platyhypnidium riparoides" calcext:value-type="string">
            <text:p>Platyhypnidium riparoide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80]" office:value-type="string" office:string-value="Plectonema sp." calcext:value-type="string">
            <text:p>Plectonema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81]" office:value-type="string" office:string-value="Pleuropogon sabinei" calcext:value-type="string">
            <text:p>Pleuropogon sabinei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82]" office:value-type="string" office:string-value="Poa annua" calcext:value-type="string">
            <text:p>Poa annu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83]" office:value-type="string" office:string-value="Poa palustris" calcext:value-type="string">
            <text:p>Poa palustri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84]" office:value-type="string" office:string-value="Poa pratensis" calcext:value-type="string">
            <text:p>Poa pratensi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85]" office:value-type="string" office:string-value="Poa remota" calcext:value-type="string">
            <text:p>Poa remot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86]" office:value-type="string" office:string-value="Poa sp." calcext:value-type="string">
            <text:p>Poa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87]" office:value-type="string" office:string-value="Poa trivialis" calcext:value-type="string">
            <text:p>Poa triviali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88]" office:value-type="string" office:string-value="Pohlia wahlenbergii" calcext:value-type="string">
            <text:p>Pohlia wahlenbergii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89]" office:value-type="string" office:string-value="Polygonum amphibium" calcext:value-type="string">
            <text:p>Polygonum amphibi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90]" office:value-type="string" office:string-value="Polygonum aviculare" calcext:value-type="string">
            <text:p>Polygonum aviculare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91]" office:value-type="string" office:string-value="Polygonum foliosum" calcext:value-type="string">
            <text:p>Polygonum folios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92]" office:value-type="string" office:string-value="Polygonum hydropiper" calcext:value-type="string">
            <text:p>Polygonum hydropiper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93]" office:value-type="string" office:string-value="Polygonum lapathifolium" calcext:value-type="string">
            <text:p>Polygonum lapathifoli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94]" office:value-type="string" office:string-value="Polygonum maculatum" calcext:value-type="string">
            <text:p>Polygonum maculat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95]" office:value-type="string" office:string-value="Polygonum maculatum" calcext:value-type="string">
            <text:p>Polygonum maculat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96]" office:value-type="string" office:string-value="Polygonum maculatum" calcext:value-type="string">
            <text:p>Polygonum maculat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97]" office:value-type="string" office:string-value="Polygonum minus" calcext:value-type="string">
            <text:p>Polygonum min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98]" office:value-type="string" office:string-value="Polygonum mite" calcext:value-type="string">
            <text:p>Polygonum mite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999]" office:value-type="string" office:string-value="Polygonum persicaria" calcext:value-type="string">
            <text:p>Polygonum persicari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00]" office:value-type="string" office:string-value="Polygonum sp." calcext:value-type="string">
            <text:p>Polygonum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01]" office:value-type="string" office:string-value="Polysiphonia sp." calcext:value-type="string">
            <text:p>Polysiphonia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02]" office:value-type="string" office:string-value="Pontederia cordata" calcext:value-type="string">
            <text:p>Pontederia cordat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03]" office:value-type="string" office:string-value="Porella cordaeana" calcext:value-type="string">
            <text:p>Porella cordaean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04]" office:value-type="string" office:string-value="Porella pinnata" calcext:value-type="string">
            <text:p>Porella pinnat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05]" office:value-type="string" office:string-value="Porella platyphylla" calcext:value-type="string">
            <text:p>Porella platyphyll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06]" office:value-type="string" office:string-value="Porella sp." calcext:value-type="string">
            <text:p>Porella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07]" office:value-type="string" office:string-value="Portulaca oleracea" calcext:value-type="string">
            <text:p>Portulaca olerace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08]" office:value-type="string" office:string-value="Potamogeton acutifolius" calcext:value-type="string">
            <text:p>Potamogeton acutifoli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09]" office:value-type="string" office:string-value="Potamogeton alpinus" calcext:value-type="string">
            <text:p>Potamogeton alpin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10]" office:value-type="string" office:string-value="Potamogeton berchtoldii" calcext:value-type="string">
            <text:p>Potamogeton berchtoldii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11]" office:value-type="string" office:string-value="Potamogeton coloratus" calcext:value-type="string">
            <text:p>Potamogeton colorat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12]" office:value-type="string" office:string-value="Potamogeton coloratus subsp. subflavus" calcext:value-type="string">
            <text:p>Potamogeton coloratus subsp. subflav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13]" office:value-type="string" office:string-value="Potamogeton compressus" calcext:value-type="string">
            <text:p>Potamogeton compress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14]" office:value-type="string" office:string-value="Potamogeton crispus" calcext:value-type="string">
            <text:p>Potamogeton crisp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15]" office:value-type="string" office:string-value="Potamogeton densus " calcext:value-type="string">
            <text:p>Potamogeton densus 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16]" office:value-type="string" office:string-value="Potamogeton epihydrus" calcext:value-type="string">
            <text:p>Potamogeton epihydr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17]" office:value-type="string" office:string-value="Potamogeton filiformis" calcext:value-type="string">
            <text:p>Potamogeton filiformi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18]" office:value-type="string" office:string-value="Potamogeton fluitans" calcext:value-type="string">
            <text:p>Potamogeton fluitan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19]" office:value-type="string" office:string-value="Potamogeton friesii" calcext:value-type="string">
            <text:p>Potamogeton friesii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20]" office:value-type="string" office:string-value="Potamogeton gramineus" calcext:value-type="string">
            <text:p>Potamogeton gramine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21]" office:value-type="string" office:string-value="Potamogeton helveticus" calcext:value-type="string">
            <text:p>Potamogeton helvetic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22]" office:value-type="string" office:string-value="Potamogeton lucens" calcext:value-type="string">
            <text:p>Potamogeton lucen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23]" office:value-type="string" office:string-value="Potamogeton lucens x natans" calcext:value-type="string">
            <text:p>Potamogeton lucens x natan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24]" office:value-type="string" office:string-value="Potamogeton lucens x perfoliatus" calcext:value-type="string">
            <text:p>Potamogeton lucens x perfoliat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25]" office:value-type="string" office:string-value="Potamogeton mucronatus" calcext:value-type="string">
            <text:p>Potamogeton mucronat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26]" office:value-type="string" office:string-value="Potamogeton natans" calcext:value-type="string">
            <text:p>Potamogeton natan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27]" office:value-type="string" office:string-value="Potamogeton natans var. prolixus" calcext:value-type="string">
            <text:p>Potamogeton natans var. prolix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28]" office:value-type="string" office:string-value="Potamogeton natans x nodosus" calcext:value-type="string">
            <text:p>Potamogeton natans x nodos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29]" office:value-type="string" office:string-value="Potamogeton nodosus" calcext:value-type="string">
            <text:p>Potamogeton nodos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30]" office:value-type="string" office:string-value="Potamogeton obtusifolius" calcext:value-type="string">
            <text:p>Potamogeton obtusifoli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31]" office:value-type="string" office:string-value="Potamogeton panormitanus" calcext:value-type="string">
            <text:p>Potamogeton panormitan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32]" office:value-type="string" office:string-value="Potamogeton pectinatus" calcext:value-type="string">
            <text:p>Potamogeton pectinat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33]" office:value-type="string" office:string-value="Potamogeton perfoliatus" calcext:value-type="string">
            <text:p>Potamogeton perfoliat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34]" office:value-type="string" office:string-value="Potamogeton polygonifolius" calcext:value-type="string">
            <text:p>Potamogeton polygonifoli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35]" office:value-type="string" office:string-value="Potamogeton praelongus" calcext:value-type="string">
            <text:p>Potamogeton praelong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36]" office:value-type="string" office:string-value="Potamogeton pusillus" calcext:value-type="string">
            <text:p>Potamogeton pusill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37]" office:value-type="string" office:string-value="Potamogeton rutilus" calcext:value-type="string">
            <text:p>Potamogeton rutil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38]" office:value-type="string" office:string-value="Potamogeton schweinfurthii" calcext:value-type="string">
            <text:p>Potamogeton schweinfurthii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39]" office:value-type="string" office:string-value="Potamogeton siculus" calcext:value-type="string">
            <text:p>Potamogeton sicul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40]" office:value-type="string" office:string-value="Potamogeton sp." calcext:value-type="string">
            <text:p>Potamogeton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41]" office:value-type="string" office:string-value="Potamogeton trichoides" calcext:value-type="string">
            <text:p>Potamogeton trichoide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42]" office:value-type="string" office:string-value="Potamogeton vaginatus" calcext:value-type="string">
            <text:p>Potamogeton vaginat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43]" office:value-type="string" office:string-value="Potamogeton x angustifolius" calcext:value-type="string">
            <text:p>Potamogeton x angustifoli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44]" office:value-type="string" office:string-value="Potamogeton x bennettii" calcext:value-type="string">
            <text:p>Potamogeton x bennettii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45]" office:value-type="string" office:string-value="Potamogeton x bottnicus" calcext:value-type="string">
            <text:p>Potamogeton x bottnic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46]" office:value-type="string" office:string-value="Potamogeton x cognatus" calcext:value-type="string">
            <text:p>Potamogeton x cognat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47]" office:value-type="string" office:string-value="Potamogeton x cooperi" calcext:value-type="string">
            <text:p>Potamogeton x cooperi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48]" office:value-type="string" office:string-value="Potamogeton x fennicus" calcext:value-type="string">
            <text:p>Potamogeton x fennic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49]" office:value-type="string" office:string-value="Potamogeton x fluitans" calcext:value-type="string">
            <text:p>Potamogeton x fluitan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50]" office:value-type="string" office:string-value="Potamogeton x gessnacensis" calcext:value-type="string">
            <text:p>Potamogeton x gessnacensi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51]" office:value-type="string" office:string-value="Potamogeton x griffithii" calcext:value-type="string">
            <text:p>Potamogeton x griffithii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52]" office:value-type="string" office:string-value="Potamogeton x lanceolatus" calcext:value-type="string">
            <text:p>Potamogeton x lanceolat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53]" office:value-type="string" office:string-value="Potamogeton x lintonii" calcext:value-type="string">
            <text:p>Potamogeton x lintonii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54]" office:value-type="string" office:string-value="Potamogeton x nerviger" calcext:value-type="string">
            <text:p>Potamogeton x nerviger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55]" office:value-type="string" office:string-value="Potamogeton x nitens" calcext:value-type="string">
            <text:p>Potamogeton x niten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56]" office:value-type="string" office:string-value="Potamogeton x olivaceus" calcext:value-type="string">
            <text:p>Potamogeton x olivace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57]" office:value-type="string" office:string-value="Potamogeton x salicifolius" calcext:value-type="string">
            <text:p>Potamogeton x salicifoli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58]" office:value-type="string" office:string-value="Potamogeton x schreberi" calcext:value-type="string">
            <text:p>Potamogeton x schreberi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59]" office:value-type="string" office:string-value="Potamogeton x sparganifolius" calcext:value-type="string">
            <text:p>Potamogeton x sparganifoli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60]" office:value-type="string" office:string-value="Potamogeton x sudermanicus" calcext:value-type="string">
            <text:p>Potamogeton x sudermanic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61]" office:value-type="string" office:string-value="Potamogeton x suecicus" calcext:value-type="string">
            <text:p>Potamogeton x suecic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62]" office:value-type="string" office:string-value="Potamogeton x undulatus" calcext:value-type="string">
            <text:p>Potamogeton x undulat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63]" office:value-type="string" office:string-value="Potamogeton x variifolius" calcext:value-type="string">
            <text:p>Potamogeton x variifoli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64]" office:value-type="string" office:string-value="Potamogeton x zizii" calcext:value-type="string">
            <text:p>Potamogeton x zizii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65]" office:value-type="string" office:string-value="Potentilla anserina" calcext:value-type="string">
            <text:p>Potentilla anserin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66]" office:value-type="string" office:string-value="Potentilla erecta" calcext:value-type="string">
            <text:p>Potentilla erect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67]" office:value-type="string" office:string-value="Potentilla palustris" calcext:value-type="string">
            <text:p>Potentilla palustri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68]" office:value-type="string" office:string-value="Potentilla reptans" calcext:value-type="string">
            <text:p>Potentilla reptan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69]" office:value-type="string" office:string-value="Potentilla sp." calcext:value-type="string">
            <text:p>Potentilla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70]" office:value-type="string" office:string-value="Prasiola sp." calcext:value-type="string">
            <text:p>Prasiola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71]" office:value-type="string" office:string-value="Preissia quadrata" calcext:value-type="string">
            <text:p>Preissia quadrat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72]" office:value-type="string" office:string-value="Prunella vulgaris" calcext:value-type="string">
            <text:p>Prunella vulgari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73]" office:value-type="string" office:string-value="Pseudanabaena sp." calcext:value-type="string">
            <text:p>Pseudanabaena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74]" office:value-type="string" office:string-value="Pseudendoclonium sp." calcext:value-type="string">
            <text:p>Pseudendoclonium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75]" office:value-type="string" office:string-value="Pseudocrossidium hornschuchianum" calcext:value-type="string">
            <text:p>Pseudocrossidium hornschuchian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76]" office:value-type="string" office:string-value="Pseudoleskeella catenulata" calcext:value-type="string">
            <text:p>Pseudoleskeella catenulat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77]" office:value-type="string" office:string-value="Pulicaria dysenterica" calcext:value-type="string">
            <text:p>Pulicaria dysenteric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78]" office:value-type="string" office:string-value="Pulicaria vulgaris" calcext:value-type="string">
            <text:p>Pulicaria vulgari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79]" office:value-type="string" office:string-value="Pylaisia polyantha" calcext:value-type="string">
            <text:p>Pylaisia polyanth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80]" office:value-type="string" office:string-value="Racomitrium aciculare" calcext:value-type="string">
            <text:p>Racomitrium aciculare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81]" office:value-type="string" office:string-value="Racomitrium aquaticum" calcext:value-type="string">
            <text:p>Racomitrium aquatic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82]" office:value-type="string" office:string-value="Racomitrium sp." calcext:value-type="string">
            <text:p>Racomitrium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83]" office:value-type="string" office:string-value="Radiofilum sp." calcext:value-type="string">
            <text:p>Radiofilum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84]" office:value-type="string" office:string-value="Ranunculus aconitifolius" calcext:value-type="string">
            <text:p>Ranunculus aconitifoli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85]" office:value-type="string" office:string-value="Ranunculus aquatilis" calcext:value-type="string">
            <text:p>Ranunculus aquatili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86]" office:value-type="string" office:string-value="Ranunculus batrachoides" calcext:value-type="string">
            <text:p>Ranunculus batrachoide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87]" office:value-type="string" office:string-value="Ranunculus baudotii" calcext:value-type="string">
            <text:p>Ranunculus baudotii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88]" office:value-type="string" office:string-value="Ranunculus bulbosus" calcext:value-type="string">
            <text:p>Ranunculus bulbos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89]" office:value-type="string" office:string-value="Ranunculus circinatus" calcext:value-type="string">
            <text:p>Ranunculus circinat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90]" office:value-type="string" office:string-value="Ranunculus divaritacus" calcext:value-type="string">
            <text:p>Ranunculus divaritac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91]" office:value-type="string" office:string-value="Ranunculus ficaria" calcext:value-type="string">
            <text:p>Ranunculus ficari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92]" office:value-type="string" office:string-value="Ranunculus flammula" calcext:value-type="string">
            <text:p>Ranunculus flammul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93]" office:value-type="string" office:string-value="Ranunculus flammula subsp. flammula" calcext:value-type="string">
            <text:p>Ranunculus flammula subsp. flammul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94]" office:value-type="string" office:string-value="Ranunculus flammula subsp. minimus" calcext:value-type="string">
            <text:p>Ranunculus flammula subsp. minim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95]" office:value-type="string" office:string-value="Ranunculus flammula subsp. scoticus" calcext:value-type="string">
            <text:p>Ranunculus flammula subsp. scotic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96]" office:value-type="string" office:string-value="Ranunculus fluitans" calcext:value-type="string">
            <text:p>Ranunculus fluitan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97]" office:value-type="string" office:string-value="Ranunculus fluitans x aquatilis" calcext:value-type="string">
            <text:p>Ranunculus fluitans x aquatili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98]" office:value-type="string" office:string-value="Ranunculus fluitans x trichophyllus" calcext:value-type="string">
            <text:p>Ranunculus fluitans x trichophyll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099]" office:value-type="string" office:string-value="Ranunculus hederaceus" calcext:value-type="string">
            <text:p>Ranunculus hederace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00]" office:value-type="string" office:string-value="Ranunculus hyperboreus" calcext:value-type="string">
            <text:p>Ranunculus hyperbore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01]" office:value-type="string" office:string-value="Ranunculus lingua" calcext:value-type="string">
            <text:p>Ranunculus lingu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02]" office:value-type="string" office:string-value="Ranunculus ololeucos" calcext:value-type="string">
            <text:p>Ranunculus ololeuco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03]" office:value-type="string" office:string-value="Ranunculus omiophyllus" calcext:value-type="string">
            <text:p>Ranunculus omiophyll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04]" office:value-type="string" office:string-value="Ranunculus ophioglossifolius" calcext:value-type="string">
            <text:p>Ranunculus ophioglossifoli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05]" office:value-type="string" office:string-value="Ranunculus peltatus" calcext:value-type="string">
            <text:p>Ranunculus peltat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06]" office:value-type="string" office:string-value="Ranunculus peltatus subsp. fucoides" calcext:value-type="string">
            <text:p>Ranunculus peltatus subsp. fucoide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07]" office:value-type="string" office:string-value="Ranunculus peltatus subsp. peltatus" calcext:value-type="string">
            <text:p>Ranunculus peltatus subsp. peltat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08]" office:value-type="string" office:string-value="Ranunculus penicillatus" calcext:value-type="string">
            <text:p>Ranunculus penicillat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09]" office:value-type="string" office:string-value="Ranunculus penicillatus subsp. pseudofluitans" calcext:value-type="string">
            <text:p>Ranunculus penicillatus subsp. pseudofluitan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10]" office:value-type="string" office:string-value="Ranunculus penicillatus subsp. vertumnus" calcext:value-type="string">
            <text:p>Ranunculus penicillatus subsp. vertumn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11]" office:value-type="string" office:string-value="Ranunculus penicillatus var. calcareus" calcext:value-type="string">
            <text:p>Ranunculus penicillatus var. calcare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12]" office:value-type="string" office:string-value="Ranunculus penicillatus var. penicillatus" calcext:value-type="string">
            <text:p>Ranunculus penicillatus var. penicillat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13]" office:value-type="string" office:string-value="Ranunculus polyphyllus" calcext:value-type="string">
            <text:p>Ranunculus polyphyll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14]" office:value-type="string" office:string-value="Ranunculus repens" calcext:value-type="string">
            <text:p>Ranunculus repen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15]" office:value-type="string" office:string-value="Ranunculus reptans" calcext:value-type="string">
            <text:p>Ranunculus reptan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16]" office:value-type="string" office:string-value="Ranunculus rionii" calcext:value-type="string">
            <text:p>Ranunculus rionii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17]" office:value-type="string" office:string-value="Ranunculus sardous" calcext:value-type="string">
            <text:p>Ranunculus sardo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18]" office:value-type="string" office:string-value="Ranunculus sceleratus" calcext:value-type="string">
            <text:p>Ranunculus scelerat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19]" office:value-type="string" office:string-value="Ranunculus sp." calcext:value-type="string">
            <text:p>Ranunculus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20]" office:value-type="string" office:string-value="Ranunculus sphaerosphermus" calcext:value-type="string">
            <text:p>Ranunculus sphaerospherm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21]" office:value-type="string" office:string-value="Ranunculus trichophyllus" calcext:value-type="string">
            <text:p>Ranunculus trichophyll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22]" office:value-type="string" office:string-value="Ranunculus trichophyllus subsp. eradicatus" calcext:value-type="string">
            <text:p>Ranunculus trichophyllus subsp. eradicat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23]" office:value-type="string" office:string-value="Ranunculus trichophyllus subsp. lutulentus" calcext:value-type="string">
            <text:p>Ranunculus trichophyllus subsp. lutulent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24]" office:value-type="string" office:string-value="Ranunculus trichophyllus x circinatus" calcext:value-type="string">
            <text:p>Ranunculus trichophyllus x circinat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25]" office:value-type="string" office:string-value="Ranunculus tripartitus" calcext:value-type="string">
            <text:p>Ranunculus tripartit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26]" office:value-type="string" office:string-value="Ranunculus x bachii" calcext:value-type="string">
            <text:p>Ranunculus x bachii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27]" office:value-type="string" office:string-value="Ranunculus x kelchoensis" calcext:value-type="string">
            <text:p>Ranunculus x kelchoensi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28]" office:value-type="string" office:string-value="Ranunculus x levenensis" calcext:value-type="string">
            <text:p>Ranunculus x levenensi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29]" office:value-type="string" office:string-value="Ranunculus x novae-forestae" calcext:value-type="string">
            <text:p>Ranunculus x novae-forestae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30]" office:value-type="string" office:string-value="Reynoutria japonica" calcext:value-type="string">
            <text:p>Reynoutria japonic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31]" office:value-type="string" office:string-value="Rhizoclonium sp." calcext:value-type="string">
            <text:p>Rhizoclonium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32]" office:value-type="string" office:string-value="Rhizomnium magnifolium" calcext:value-type="string">
            <text:p>Rhizomnium magnifoli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33]" office:value-type="string" office:string-value="Rhizomnium pseudopunctatum" calcext:value-type="string">
            <text:p>Rhizomnium pseudopunctat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34]" office:value-type="string" office:string-value="Rhizomnium punctatum" calcext:value-type="string">
            <text:p>Rhizomnium punctat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35]" office:value-type="string" office:string-value="Rhizomnium sp." calcext:value-type="string">
            <text:p>Rhizomnium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36]" office:value-type="string" office:string-value="Rhodobryum roseum" calcext:value-type="string">
            <text:p>Rhodobryum rose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37]" office:value-type="string" office:string-value="Rhodochorton violaceum" calcext:value-type="string">
            <text:p>Rhodochorton violace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38]" office:value-type="string" office:string-value="Rhynchospora alba" calcext:value-type="string">
            <text:p>Rhynchospora alb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39]" office:value-type="string" office:string-value="Rhynchospora rugosa" calcext:value-type="string">
            <text:p>Rhynchospora rugos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40]" office:value-type="string" office:string-value="Rhynchostegiella teesdalei" calcext:value-type="string">
            <text:p>Rhynchostegiella teesdalei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41]" office:value-type="string" office:string-value="Rhynchostegiella teneriffae" calcext:value-type="string">
            <text:p>Rhynchostegiella teneriffae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42]" office:value-type="string" office:string-value="Rhynchostegium alopecuroides" calcext:value-type="string">
            <text:p>Rhynchostegium alopecuroide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43]" office:value-type="string" office:string-value="Rhynchostegium riparioides" calcext:value-type="string">
            <text:p>Rhynchostegium riparioide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44]" office:value-type="string" office:string-value="Rhynchostegium sp." calcext:value-type="string">
            <text:p>Rhynchostegium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45]" office:value-type="string" office:string-value="Ribes rubrum" calcext:value-type="string">
            <text:p>Ribes rubr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46]" office:value-type="string" office:string-value="Riccardia chamedryfolia" calcext:value-type="string">
            <text:p>Riccardia chamedryfoli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47]" office:value-type="string" office:string-value="Riccardia multifida" calcext:value-type="string">
            <text:p>Riccardia multifid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48]" office:value-type="string" office:string-value="Riccardia pinguis " calcext:value-type="string">
            <text:p>Riccardia pinguis 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49]" office:value-type="string" office:string-value="Riccardia sinuata" calcext:value-type="string">
            <text:p>Riccardia sinuat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50]" office:value-type="string" office:string-value="Riccardia sp." calcext:value-type="string">
            <text:p>Riccardia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51]" office:value-type="string" office:string-value="Riccia fluitans" calcext:value-type="string">
            <text:p>Riccia fluitan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52]" office:value-type="string" office:string-value="Riccia huebeneriana" calcext:value-type="string">
            <text:p>Riccia huebenerian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53]" office:value-type="string" office:string-value="Riccia rhenana" calcext:value-type="string">
            <text:p>Riccia rhenan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54]" office:value-type="string" office:string-value="Riccia sp." calcext:value-type="string">
            <text:p>Riccia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55]" office:value-type="string" office:string-value="Ricciocarpos natans" calcext:value-type="string">
            <text:p>Ricciocarpos natan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56]" office:value-type="string" office:string-value="Rivularia sp." calcext:value-type="string">
            <text:p>Rivularia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57]" office:value-type="string" office:string-value="Roegneria canina" calcext:value-type="string">
            <text:p>Roegneria canin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58]" office:value-type="string" office:string-value="Roegneria canina subsp. canina" calcext:value-type="string">
            <text:p>Roegneria canina subsp. canin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59]" office:value-type="string" office:string-value="Rorippa amphibia" calcext:value-type="string">
            <text:p>Rorippa amphibi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60]" office:value-type="string" office:string-value="Rorippa islandica" calcext:value-type="string">
            <text:p>Rorippa islandic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61]" office:value-type="string" office:string-value="Rorippa microphylla" calcext:value-type="string">
            <text:p>Rorippa microphyll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62]" office:value-type="string" office:string-value="Rorippa nasturtium-aquaticum " calcext:value-type="string">
            <text:p>Rorippa nasturtium-aquaticum 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63]" office:value-type="string" office:string-value="Rorippa palustris" calcext:value-type="string">
            <text:p>Rorippa palustri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64]" office:value-type="string" office:string-value="Rorippa sp." calcext:value-type="string">
            <text:p>Rorippa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65]" office:value-type="string" office:string-value="Rorippa stylosa" calcext:value-type="string">
            <text:p>Rorippa stylos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66]" office:value-type="string" office:string-value="Rorippa sylvestris" calcext:value-type="string">
            <text:p>Rorippa sylvestri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67]" office:value-type="string" office:string-value="Rorippa x anceps" calcext:value-type="string">
            <text:p>Rorippa x ancep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68]" office:value-type="string" office:string-value="Rorippa x armoracioides" calcext:value-type="string">
            <text:p>Rorippa x armoracioide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69]" office:value-type="string" office:string-value="Rorippa x erythrocaulis" calcext:value-type="string">
            <text:p>Rorippa x erythrocauli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70]" office:value-type="string" office:string-value="Rorippa x sterilis" calcext:value-type="string">
            <text:p>Rorippa x sterili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71]" office:value-type="string" office:string-value="Rorripa pyrenaica" calcext:value-type="string">
            <text:p>Rorripa pyrenaic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72]" office:value-type="string" office:string-value="Rotala filiformis" calcext:value-type="string">
            <text:p>Rotala filiformi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73]" office:value-type="string" office:string-value="Rotala indica" calcext:value-type="string">
            <text:p>Rotala indic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74]" office:value-type="string" office:string-value="Rubus caesius" calcext:value-type="string">
            <text:p>Rubus caesi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75]" office:value-type="string" office:string-value="Rubus fruticosus" calcext:value-type="string">
            <text:p>Rubus fruticos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76]" office:value-type="string" office:string-value="Rubus pruinosus" calcext:value-type="string">
            <text:p>Rubus pruinos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77]" office:value-type="string" office:string-value="Rubus sp." calcext:value-type="string">
            <text:p>Rubus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78]" office:value-type="string" office:string-value="Rumex alpinus" calcext:value-type="string">
            <text:p>Rumex alpin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79]" office:value-type="string" office:string-value="Rumex aquaticus" calcext:value-type="string">
            <text:p>Rumex aquatic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80]" office:value-type="string" office:string-value="Rumex conglomeratus" calcext:value-type="string">
            <text:p>Rumex conglomerat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81]" office:value-type="string" office:string-value="Rumex crispus" calcext:value-type="string">
            <text:p>Rumex crisp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82]" office:value-type="string" office:string-value="Rumex hydrolapathum" calcext:value-type="string">
            <text:p>Rumex hydrolapath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83]" office:value-type="string" office:string-value="Rumex maritimus" calcext:value-type="string">
            <text:p>Rumex maritim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84]" office:value-type="string" office:string-value="Rumex obtusifolius" calcext:value-type="string">
            <text:p>Rumex obtusifoli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85]" office:value-type="string" office:string-value="Rumex palustris" calcext:value-type="string">
            <text:p>Rumex palustri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86]" office:value-type="string" office:string-value="Rumex sanguineus" calcext:value-type="string">
            <text:p>Rumex sanguine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87]" office:value-type="string" office:string-value="Rumex sp." calcext:value-type="string">
            <text:p>Rumex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88]" office:value-type="string" office:string-value="Ruppia cirrhosa" calcext:value-type="string">
            <text:p>Ruppia cirrhos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89]" office:value-type="string" office:string-value="Ruppia drepanensis" calcext:value-type="string">
            <text:p>Ruppia drepanensi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90]" office:value-type="string" office:string-value="Ruppia maritima" calcext:value-type="string">
            <text:p>Ruppia maritim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91]" office:value-type="string" office:string-value="Saccharum ravennae" calcext:value-type="string">
            <text:p>Saccharum ravennae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92]" office:value-type="string" office:string-value="Saccharum spontaneum" calcext:value-type="string">
            <text:p>Saccharum spontane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93]" office:value-type="string" office:string-value="Saccogyna viticulosa" calcext:value-type="string">
            <text:p>Saccogyna viticulos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94]" office:value-type="string" office:string-value="Sagina nodosa" calcext:value-type="string">
            <text:p>Sagina nodos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95]" office:value-type="string" office:string-value="Sagina procumbens" calcext:value-type="string">
            <text:p>Sagina procumben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96]" office:value-type="string" office:string-value="Sagittaria latifolia" calcext:value-type="string">
            <text:p>Sagittaria latifoli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97]" office:value-type="string" office:string-value="Sagittaria natans" calcext:value-type="string">
            <text:p>Sagittaria natan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98]" office:value-type="string" office:string-value="Sagittaria rigida" calcext:value-type="string">
            <text:p>Sagittaria rigid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199]" office:value-type="string" office:string-value="Sagittaria sagittifolia" calcext:value-type="string">
            <text:p>Sagittaria sagittifoli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00]" office:value-type="string" office:string-value="Sagittaria sp." calcext:value-type="string">
            <text:p>Sagittaria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01]" office:value-type="string" office:string-value="Sagittaria subulata" calcext:value-type="string">
            <text:p>Sagittaria subulat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02]" office:value-type="string" office:string-value="Salvinia natans" calcext:value-type="string">
            <text:p>Salvinia natan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03]" office:value-type="string" office:string-value="Samolus valerandi" calcext:value-type="string">
            <text:p>Samolus valerandi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04]" office:value-type="string" office:string-value="Saponaria officinalis" calcext:value-type="string">
            <text:p>Saponaria officinali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05]" office:value-type="string" office:string-value="Saponaria sp." calcext:value-type="string">
            <text:p>Saponaria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06]" office:value-type="string" office:string-value="Scapania nemorea" calcext:value-type="string">
            <text:p>Scapania nemore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07]" office:value-type="string" office:string-value="Scapania paludicola" calcext:value-type="string">
            <text:p>Scapania paludicol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08]" office:value-type="string" office:string-value="Scapania paludosa" calcext:value-type="string">
            <text:p>Scapania paludos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09]" office:value-type="string" office:string-value="Scapania sp." calcext:value-type="string">
            <text:p>Scapania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10]" office:value-type="string" office:string-value="Scapania subalpina" calcext:value-type="string">
            <text:p>Scapania subalpin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11]" office:value-type="string" office:string-value="Scapania uliginosa" calcext:value-type="string">
            <text:p>Scapania uliginos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12]" office:value-type="string" office:string-value="Scapania undulata" calcext:value-type="string">
            <text:p>Scapania undulat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13]" office:value-type="string" office:string-value="Scheuchzeria palustris" calcext:value-type="string">
            <text:p>Scheuchzeria palustri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14]" office:value-type="string" office:string-value="Schistidium agassizii" calcext:value-type="string">
            <text:p>Schistidium agassizii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15]" office:value-type="string" office:string-value="Schistidium alpicola" calcext:value-type="string">
            <text:p>Schistidium alpicola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16]" office:value-type="string" office:string-value="Schistidium apocarpum" calcext:value-type="string">
            <text:p>Schistidium apocarpum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17]" office:value-type="string" office:string-value="Schistidium platyphyllum " calcext:value-type="string">
            <text:p>Schistidium platyphyllum 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18]" office:value-type="string" office:string-value="Schistidium rivulare" calcext:value-type="string">
            <text:p>Schistidium rivulare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19]" office:value-type="string" office:string-value="Schistidium sp." calcext:value-type="string">
            <text:p>Schistidium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20]" office:value-type="string" office:string-value="Schizomeris sp." calcext:value-type="string">
            <text:p>Schizomeris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21]" office:value-type="string" office:string-value="Schizothrix sp." calcext:value-type="string">
            <text:p>Schizothrix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22]" office:value-type="string" office:string-value="Schoenoplectus lacustris" calcext:value-type="string">
            <text:p>Schoenoplectus lacustri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23]" office:value-type="string" office:string-value="Schoenoplectus pungens" calcext:value-type="string">
            <text:p>Schoenoplectus pungen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24]" office:value-type="string" office:string-value="Schoenoplectus sp." calcext:value-type="string">
            <text:p>Schoenoplectus sp.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25]" office:value-type="string" office:string-value="Schoenoplectus supinus" calcext:value-type="string">
            <text:p>Schoenoplectus supin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26]" office:value-type="string" office:string-value="Schoenoplectus tabernaemontani" calcext:value-type="string">
            <text:p>Schoenoplectus tabernaemontani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27]" office:value-type="string" office:string-value="Schoenoplectus triqueter" calcext:value-type="string">
            <text:p>Schoenoplectus triqueter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28]" office:value-type="string" office:string-value="Schoenoplectus x carinatus" calcext:value-type="string">
            <text:p>Schoenoplectus x carinat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29]" office:value-type="string" office:string-value="Schoenus nigricans" calcext:value-type="string">
            <text:p>Schoenus nigrican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30]" office:value-type="string" office:string-value="Scirpoides holoschoenus" calcext:value-type="string">
            <text:p>Scirpoides holoschoen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31]" office:value-type="string" office:string-value="Scirpus cernuus" calcext:value-type="string">
            <text:p>Scirpus cernu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32]" office:value-type="string" office:string-value="Scirpus fluitans" calcext:value-type="string">
            <text:p>Scirpus fluitan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33]" office:value-type="string" office:string-value="Scirpus holoschoenus" calcext:value-type="string">
            <text:p>Scirpus holoschoen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34]" office:value-type="string" office:string-value="Scirpus lacustris" calcext:value-type="string">
            <text:p>Scirpus lacustri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35]" office:value-type="string" office:string-value="Scirpus maritimus" calcext:value-type="string">
            <text:p>Scirpus maritimus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36]" office:value-type="string" office:string-value="Scirpus setaceus " calcext:value-type="string">
            <text:p>Scirpus setaceus </text:p>
          </table:table-cell>
          <table:table-cell table:number-columns-repeated="1022"/>
        </table:table-row>
        <table:table-row table:style-name="ro1">
          <table:table-cell table:style-name="ce7"/>
          <table:table-cell table:style-name="ce21" table:formula="of:=['file:///D:/Documents%20de%20Christian.Chauvin/MACROPHYTES/IBMR/feuille%20calcul/r%C3%A9vision%202014-2015%20feuille%20saisie%20IBMR/Formulaire_saisie_flor_IBMR_v5.0_DEVELOPPEUR.xlsm'#$Transcod.B1237]" office:value-type="string" office:string-value="Scirpus sp." calcext:value-type="string">
            <text:p>Scirpus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38]" office:value-type="string" office:string-value="Scirpus sylvaticus" calcext:value-type="string">
            <text:p>Scirpus sylvaticu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39]" office:value-type="string" office:string-value="Scirpus tabernaemontani" calcext:value-type="string">
            <text:p>Scirpus tabernaemontani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40]" office:value-type="string" office:string-value="Scirpus triqueter" calcext:value-type="string">
            <text:p>Scirpus triqueter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41]" office:value-type="string" office:string-value="Sciuro-hypnum plumosum " calcext:value-type="string">
            <text:p>Sciuro-hypnum plumosum 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42]" office:value-type="string" office:string-value="Scolochloa festucacea" calcext:value-type="string">
            <text:p>Scolochloa festucace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43]" office:value-type="string" office:string-value="Scorpidium revolvens" calcext:value-type="string">
            <text:p>Scorpidium revolven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44]" office:value-type="string" office:string-value="Scrophularia auriculata" calcext:value-type="string">
            <text:p>Scrophularia auriculat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45]" office:value-type="string" office:string-value="Scrophularia nodosa" calcext:value-type="string">
            <text:p>Scrophularia nodos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46]" office:value-type="string" office:string-value="Scrophularia oblongifolia" calcext:value-type="string">
            <text:p>Scrophularia oblongifoli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47]" office:value-type="string" office:string-value="Scrophularia sp." calcext:value-type="string">
            <text:p>Scrophularia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48]" office:value-type="string" office:string-value="Scrophularia umbrosa" calcext:value-type="string">
            <text:p>Scrophularia umbros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49]" office:value-type="string" office:string-value="Scutellaria galericulata" calcext:value-type="string">
            <text:p>Scutellaria galericulat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50]" office:value-type="string" office:string-value="Scytonema sp." calcext:value-type="string">
            <text:p>Scytonema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51]" office:value-type="string" office:string-value="Senecio aquaticus" calcext:value-type="string">
            <text:p>Senecio aquaticu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52]" office:value-type="string" office:string-value="Senecio congestus" calcext:value-type="string">
            <text:p>Senecio congestu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53]" office:value-type="string" office:string-value="Senecio integrifolius" calcext:value-type="string">
            <text:p>Senecio integrifoliu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54]" office:value-type="string" office:string-value="Senecio paludosus" calcext:value-type="string">
            <text:p>Senecio paludosu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55]" office:value-type="string" office:string-value="Senecio sarracenicus" calcext:value-type="string">
            <text:p>Senecio sarracenicu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56]" office:value-type="string" office:string-value="Senecio sp." calcext:value-type="string">
            <text:p>Senecio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57]" office:value-type="string" office:string-value="Senecio vulgaris" calcext:value-type="string">
            <text:p>Senecio vulgari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58]" office:value-type="string" office:string-value="Shinnersia rivularis" calcext:value-type="string">
            <text:p>Shinnersia rivulari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59]" office:value-type="string" office:string-value="Sibthorpia europaea" calcext:value-type="string">
            <text:p>Sibthorpia europae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60]" office:value-type="string" office:string-value="Sicyos angulata " calcext:value-type="string">
            <text:p>Sicyos angulata 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61]" office:value-type="string" office:string-value="Siella erecta " calcext:value-type="string">
            <text:p>Siella erecta 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62]" office:value-type="string" office:string-value="Sinapis arvensis" calcext:value-type="string">
            <text:p>Sinapis arvensi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63]" office:value-type="string" office:string-value="Sirogonium sp." calcext:value-type="string">
            <text:p>Sirogonium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64]" office:value-type="string" office:string-value="Sium erectum" calcext:value-type="string">
            <text:p>Sium erect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65]" office:value-type="string" office:string-value="Sium inundatum" calcext:value-type="string">
            <text:p>Sium inundat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66]" office:value-type="string" office:string-value="Sium latifolium" calcext:value-type="string">
            <text:p>Sium latifoli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67]" office:value-type="string" office:string-value="Sium sp." calcext:value-type="string">
            <text:p>Sium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68]" office:value-type="string" office:string-value="Solanum dulcamara" calcext:value-type="string">
            <text:p>Solanum dulcamar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69]" office:value-type="string" office:string-value="Solanum sp." calcext:value-type="string">
            <text:p>Solanum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70]" office:value-type="string" office:string-value="Soleirolia soleirolii" calcext:value-type="string">
            <text:p>Soleirolia soleirolii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71]" office:value-type="string" office:string-value="Solenostoma crenulatum" calcext:value-type="string">
            <text:p>Solenostoma crenulat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72]" office:value-type="string" office:string-value="Solenostoma pumilum" calcext:value-type="string">
            <text:p>Solenostoma pumil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73]" office:value-type="string" office:string-value="Solidago sp." calcext:value-type="string">
            <text:p>Solidago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74]" office:value-type="string" office:string-value="Sparganium angustifolium" calcext:value-type="string">
            <text:p>Sparganium angustifoli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75]" office:value-type="string" office:string-value="Sparganium angustifolium x emersum" calcext:value-type="string">
            <text:p>Sparganium angustifolium x emers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76]" office:value-type="string" office:string-value="Sparganium emersum except. fo. brevifolium" calcext:value-type="string">
            <text:p>Sparganium emersum except. fo. brevifoli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77]" office:value-type="string" office:string-value="Sparganium emersum fo. brevifolium" calcext:value-type="string">
            <text:p>Sparganium emersum fo. brevifoli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78]" office:value-type="string" office:string-value="Sparganium emersum fo. longissimum" calcext:value-type="string">
            <text:p>Sparganium emersum fo. longissim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79]" office:value-type="string" office:string-value="Sparganium erectum" calcext:value-type="string">
            <text:p>Sparganium erect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80]" office:value-type="string" office:string-value="Sparganium erectum subsp. erectum" calcext:value-type="string">
            <text:p>Sparganium erectum subsp. erect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81]" office:value-type="string" office:string-value="Sparganium erectum subsp. microcarpum" calcext:value-type="string">
            <text:p>Sparganium erectum subsp. microcarp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82]" office:value-type="string" office:string-value="Sparganium erectum subsp. neglectum" calcext:value-type="string">
            <text:p>Sparganium erectum subsp. neglect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83]" office:value-type="string" office:string-value="Sparganium erectum subsp. oocarpum" calcext:value-type="string">
            <text:p>Sparganium erectum subsp. oocarp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84]" office:value-type="string" office:string-value="Sparganium glomeratum" calcext:value-type="string">
            <text:p>Sparganium glomerat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85]" office:value-type="string" office:string-value="Sparganium gramineum" calcext:value-type="string">
            <text:p>Sparganium gramine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86]" office:value-type="string" office:string-value="Sparganium hyperboreum" calcext:value-type="string">
            <text:p>Sparganium hyperbore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87]" office:value-type="string" office:string-value="Sparganium minimum" calcext:value-type="string">
            <text:p>Sparganium minim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88]" office:value-type="string" office:string-value="Sparganium natans" calcext:value-type="string">
            <text:p>Sparganium natan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89]" office:value-type="string" office:string-value="Sparganium sp." calcext:value-type="string">
            <text:p>Sparganium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90]" office:value-type="string" office:string-value="Sphaerocystis sp." calcext:value-type="string">
            <text:p>Sphaerocystis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91]" office:value-type="string" office:string-value="Sphaerotilus natans" calcext:value-type="string">
            <text:p>Sphaerotilus natan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92]" office:value-type="string" office:string-value="Sphaerotilus sp." calcext:value-type="string">
            <text:p>Sphaerotilus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93]" office:value-type="string" office:string-value="Sphagnum angustifolium" calcext:value-type="string">
            <text:p>Sphagnum angustifoli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94]" office:value-type="string" office:string-value="Sphagnum auriculatum" calcext:value-type="string">
            <text:p>Sphagnum auriculat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95]" office:value-type="string" office:string-value="Sphagnum capillifolium" calcext:value-type="string">
            <text:p>Sphagnum capillifoli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96]" office:value-type="string" office:string-value="Sphagnum denticulatum" calcext:value-type="string">
            <text:p>Sphagnum denticulat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97]" office:value-type="string" office:string-value="Sphagnum fallax" calcext:value-type="string">
            <text:p>Sphagnum fallax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98]" office:value-type="string" office:string-value="Sphagnum fimbriatum" calcext:value-type="string">
            <text:p>Sphagnum fimbriat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299]" office:value-type="string" office:string-value="Sphagnum flexuosum" calcext:value-type="string">
            <text:p>Sphagnum flexuos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00]" office:value-type="string" office:string-value="Sphagnum palustre" calcext:value-type="string">
            <text:p>Sphagnum palustre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01]" office:value-type="string" office:string-value="Sphagnum papillosum " calcext:value-type="string">
            <text:p>Sphagnum papillosum 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02]" office:value-type="string" office:string-value="Sphagnum papillosum var. laeve" calcext:value-type="string">
            <text:p>Sphagnum papillosum var. laeve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03]" office:value-type="string" office:string-value="Sphagnum sp." calcext:value-type="string">
            <text:p>Sphagnum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04]" office:value-type="string" office:string-value="Sphagnum squarrosum" calcext:value-type="string">
            <text:p>Sphagnum squarros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05]" office:value-type="string" office:string-value="Sphagnum subsecundum" calcext:value-type="string">
            <text:p>Sphagnum subsecund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06]" office:value-type="string" office:string-value="Spiranthes aestivalis" calcext:value-type="string">
            <text:p>Spiranthes aestivali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07]" office:value-type="string" office:string-value="Spirodela polyrhiza" calcext:value-type="string">
            <text:p>Spirodela polyrhiz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08]" office:value-type="string" office:string-value="Spirogyra sp." calcext:value-type="string">
            <text:p>Spirogyra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09]" office:value-type="string" office:string-value="Spirulina sp." calcext:value-type="string">
            <text:p>Spirulina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10]" office:value-type="string" office:string-value="Stachys palustris" calcext:value-type="string">
            <text:p>Stachys palustri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11]" office:value-type="string" office:string-value="Stachys recta" calcext:value-type="string">
            <text:p>Stachys rect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12]" office:value-type="string" office:string-value="Stachys sp." calcext:value-type="string">
            <text:p>Stachys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13]" office:value-type="string" office:string-value="Stachys sylvatica" calcext:value-type="string">
            <text:p>Stachys sylvatic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14]" office:value-type="string" office:string-value="Stellaria alsine" calcext:value-type="string">
            <text:p>Stellaria alsine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15]" office:value-type="string" office:string-value="Stellaria graminea" calcext:value-type="string">
            <text:p>Stellaria gramine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16]" office:value-type="string" office:string-value="Stellaria media" calcext:value-type="string">
            <text:p>Stellaria medi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17]" office:value-type="string" office:string-value="Stellaria nemorum" calcext:value-type="string">
            <text:p>Stellaria nemor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18]" office:value-type="string" office:string-value="Stellaria palustris" calcext:value-type="string">
            <text:p>Stellaria palustri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19]" office:value-type="string" office:string-value="Stellaria uliginosa" calcext:value-type="string">
            <text:p>Stellaria uliginos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20]" office:value-type="string" office:string-value="Stigeoclonium sp." calcext:value-type="string">
            <text:p>Stigeoclonium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21]" office:value-type="string" office:string-value="Stigeoclonium tenue" calcext:value-type="string">
            <text:p>Stigeoclonium tenue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22]" office:value-type="string" office:string-value="Stigonema sp." calcext:value-type="string">
            <text:p>Stigonema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23]" office:value-type="string" office:string-value="Straminergon stramineum " calcext:value-type="string">
            <text:p>Straminergon stramineum 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24]" office:value-type="string" office:string-value="Stratiotes aloides" calcext:value-type="string">
            <text:p>Stratiotes aloide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25]" office:value-type="string" office:string-value="Subularia aquatica" calcext:value-type="string">
            <text:p>Subularia aquatic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26]" office:value-type="string" office:string-value="Symphytum officinale" calcext:value-type="string">
            <text:p>Symphytum officinale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27]" office:value-type="string" office:string-value="Symphytum sp." calcext:value-type="string">
            <text:p>Symphytum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28]" office:value-type="string" office:string-value="Syntrichia intermedia" calcext:value-type="string">
            <text:p>Syntrichia intermedi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29]" office:value-type="string" office:string-value="Syntrichia latifolia " calcext:value-type="string">
            <text:p>Syntrichia latifolia 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30]" office:value-type="string" office:string-value="Syntrichia montana" calcext:value-type="string">
            <text:p>Syntrichia montan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31]" office:value-type="string" office:string-value="Tanacetum vulgare" calcext:value-type="string">
            <text:p>Tanacetum vulgare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32]" office:value-type="string" office:string-value="Tephroseris integrifolia" calcext:value-type="string">
            <text:p>Tephroseris integrifoli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33]" office:value-type="string" office:string-value="Tephroseris palustris " calcext:value-type="string">
            <text:p>Tephroseris palustris 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34]" office:value-type="string" office:string-value="Tetraspora sp." calcext:value-type="string">
            <text:p>Tetraspora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35]" office:value-type="string" office:string-value="Teucrium scordium" calcext:value-type="string">
            <text:p>Teucrium scordi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36]" office:value-type="string" office:string-value="Thalictrum flavum" calcext:value-type="string">
            <text:p>Thalictrum flav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37]" office:value-type="string" office:string-value="Thamnium alopecurum" calcext:value-type="string">
            <text:p>Thamnium alopecur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38]" office:value-type="string" office:string-value="Thamnobryum alopecurum" calcext:value-type="string">
            <text:p>Thamnobryum alopecur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39]" office:value-type="string" office:string-value="Thelypteris palustris" calcext:value-type="string">
            <text:p>Thelypteris palustri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40]" office:value-type="string" office:string-value="Thorea hispida" calcext:value-type="string">
            <text:p>Thorea hispid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41]" office:value-type="string" office:string-value="Thorea ramossissima" calcext:value-type="string">
            <text:p>Thorea ramossissim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42]" office:value-type="string" office:string-value="Thorea sp." calcext:value-type="string">
            <text:p>Thorea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43]" office:value-type="string" office:string-value="Thorella verticillatinundata" calcext:value-type="string">
            <text:p>Thorella verticillatinundat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44]" office:value-type="string" office:string-value="Thuidium sp." calcext:value-type="string">
            <text:p>Thuidium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45]" office:value-type="string" office:string-value="Thysselinum palustre" calcext:value-type="string">
            <text:p>Thysselinum palustre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46]" office:value-type="string" office:string-value="Tolypella glomerata" calcext:value-type="string">
            <text:p>Tolypella glomerat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47]" office:value-type="string" office:string-value="Tolypella intricata" calcext:value-type="string">
            <text:p>Tolypella intricat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48]" office:value-type="string" office:string-value="Tolypella prolifera" calcext:value-type="string">
            <text:p>Tolypella prolifer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49]" office:value-type="string" office:string-value="Tolypella sp." calcext:value-type="string">
            <text:p>Tolypella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50]" office:value-type="string" office:string-value="Tolypothrix sp." calcext:value-type="string">
            <text:p>Tolypothrix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51]" office:value-type="string" office:string-value="Tortula latifolia" calcext:value-type="string">
            <text:p>Tortula latifoli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52]" office:value-type="string" office:string-value="Tortula subulata" calcext:value-type="string">
            <text:p>Tortula subulat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53]" office:value-type="string" office:string-value="Trapa natans" calcext:value-type="string">
            <text:p>Trapa natan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54]" office:value-type="string" office:string-value="Tribonema sp." calcext:value-type="string">
            <text:p>Tribonema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55]" office:value-type="string" office:string-value="Trichocolea tomentella" calcext:value-type="string">
            <text:p>Trichocolea tomentell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56]" office:value-type="string" office:string-value="Trichophorum cespitosum" calcext:value-type="string">
            <text:p>Trichophorum cespitos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57]" office:value-type="string" office:string-value="Trifolium fragiferum" calcext:value-type="string">
            <text:p>Trifolium fragifer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58]" office:value-type="string" office:string-value="Trifolium repens" calcext:value-type="string">
            <text:p>Trifolium repen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59]" office:value-type="string" office:string-value="Trifolium sp." calcext:value-type="string">
            <text:p>Trifolium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60]" office:value-type="string" office:string-value="Triglochin palustre" calcext:value-type="string">
            <text:p>Triglochin palustre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61]" office:value-type="string" office:string-value="Trollius europaeus" calcext:value-type="string">
            <text:p>Trollius europaeu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62]" office:value-type="string" office:string-value="Tussilago farfara" calcext:value-type="string">
            <text:p>Tussilago farfar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63]" office:value-type="string" office:string-value="Typha angustifolia" calcext:value-type="string">
            <text:p>Typha angustifoli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64]" office:value-type="string" office:string-value="Typha domingensis" calcext:value-type="string">
            <text:p>Typha domingensi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65]" office:value-type="string" office:string-value="Typha latifolia" calcext:value-type="string">
            <text:p>Typha latifoli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66]" office:value-type="string" office:string-value="Typha laxmannii" calcext:value-type="string">
            <text:p>Typha laxmannii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67]" office:value-type="string" office:string-value="Typha minima" calcext:value-type="string">
            <text:p>Typha minim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68]" office:value-type="string" office:string-value="Typha shuttleworthii" calcext:value-type="string">
            <text:p>Typha shuttleworthii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69]" office:value-type="string" office:string-value="Typha sp." calcext:value-type="string">
            <text:p>Typha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70]" office:value-type="string" office:string-value="Ulota crispa" calcext:value-type="string">
            <text:p>Ulota crisp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71]" office:value-type="string" office:string-value="Ulothrix sp." calcext:value-type="string">
            <text:p>Ulothrix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72]" office:value-type="string" office:string-value="Ulva compressa" calcext:value-type="string">
            <text:p>Ulva compress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73]" office:value-type="string" office:string-value="Ulva intestinalis" calcext:value-type="string">
            <text:p>Ulva intestinali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74]" office:value-type="string" office:string-value="Ulva sp." calcext:value-type="string">
            <text:p>Ulva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75]" office:value-type="string" office:string-value="Urtica dioica" calcext:value-type="string">
            <text:p>Urtica dioic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76]" office:value-type="string" office:string-value="Utricularia australis" calcext:value-type="string">
            <text:p>Utricularia australi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77]" office:value-type="string" office:string-value="Utricularia bremii" calcext:value-type="string">
            <text:p>Utricularia bremii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78]" office:value-type="string" office:string-value="Utricularia gibba" calcext:value-type="string">
            <text:p>Utricularia gibb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79]" office:value-type="string" office:string-value="Utricularia intermedia" calcext:value-type="string">
            <text:p>Utricularia intermedi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80]" office:value-type="string" office:string-value="Utricularia minor" calcext:value-type="string">
            <text:p>Utricularia minor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81]" office:value-type="string" office:string-value="Utricularia ochroleuca" calcext:value-type="string">
            <text:p>Utricularia ochroleuc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82]" office:value-type="string" office:string-value="Utricularia sp." calcext:value-type="string">
            <text:p>Utricularia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83]" office:value-type="string" office:string-value="Utricularia stygia" calcext:value-type="string">
            <text:p>Utricularia stygi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84]" office:value-type="string" office:string-value="Utricularia vulgaris" calcext:value-type="string">
            <text:p>Utricularia vulgari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85]" office:value-type="string" office:string-value="Valeriana officinalis" calcext:value-type="string">
            <text:p>Valeriana officinali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86]" office:value-type="string" office:string-value="Valeriana officinalis subsp. repens" calcext:value-type="string">
            <text:p>Valeriana officinalis subsp. repen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87]" office:value-type="string" office:string-value="Vallisneria spiralis" calcext:value-type="string">
            <text:p>Vallisneria spirali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88]" office:value-type="string" office:string-value="Vaucheria sp." calcext:value-type="string">
            <text:p>Vaucheria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89]" office:value-type="string" office:string-value="Veratrum album" calcext:value-type="string">
            <text:p>Veratrum alb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90]" office:value-type="string" office:string-value="Verbena officinalis" calcext:value-type="string">
            <text:p>Verbena officinali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91]" office:value-type="string" office:string-value="Veronica anagallis-aquatica" calcext:value-type="string">
            <text:p>Veronica anagallis-aquatic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92]" office:value-type="string" office:string-value="Veronica anagallis-aquatica subsp. anagalloides " calcext:value-type="string">
            <text:p>Veronica anagallis-aquatica subsp. anagalloides 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93]" office:value-type="string" office:string-value="Veronica anagallis-aquatica subsp. aquatica" calcext:value-type="string">
            <text:p>Veronica anagallis-aquatica subsp. aquatic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94]" office:value-type="string" office:string-value="Veronica anagallis-aquatica subsp. lackzchewickii" calcext:value-type="string">
            <text:p>Veronica anagallis-aquatica subsp. lackzchewickii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95]" office:value-type="string" office:string-value="Veronica anagalloides" calcext:value-type="string">
            <text:p>Veronica anagalloide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96]" office:value-type="string" office:string-value="Veronica beccabunga" calcext:value-type="string">
            <text:p>Veronica beccabung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97]" office:value-type="string" office:string-value="Veronica catenata" calcext:value-type="string">
            <text:p>Veronica catenat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98]" office:value-type="string" office:string-value="Veronica filiformis" calcext:value-type="string">
            <text:p>Veronica filiformi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399]" office:value-type="string" office:string-value="Veronica longifolia" calcext:value-type="string">
            <text:p>Veronica longifoli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00]" office:value-type="string" office:string-value="Veronica montana" calcext:value-type="string">
            <text:p>Veronica montan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01]" office:value-type="string" office:string-value="Veronica scutellata" calcext:value-type="string">
            <text:p>Veronica scutellat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02]" office:value-type="string" office:string-value="Veronica sp." calcext:value-type="string">
            <text:p>Veronica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03]" office:value-type="string" office:string-value="Veronica x lackschewitzii" calcext:value-type="string">
            <text:p>Veronica x lackschewitzii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04]" office:value-type="string" office:string-value="Verrucaria praetermissa" calcext:value-type="string">
            <text:p>Verrucaria praetermiss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05]" office:value-type="string" office:string-value="Verrucaria sp." calcext:value-type="string">
            <text:p>Verrucaria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06]" office:value-type="string" office:string-value="Viburnum opulus" calcext:value-type="string">
            <text:p>Viburnum opulu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07]" office:value-type="string" office:string-value="Viola palustris" calcext:value-type="string">
            <text:p>Viola palustri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08]" office:value-type="string" office:string-value="Viola sp." calcext:value-type="string">
            <text:p>Viola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09]" office:value-type="string" office:string-value="Wahlenbergia hederacea" calcext:value-type="string">
            <text:p>Wahlenbergia hederace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10]" office:value-type="string" office:string-value="Warnstorfia exannulata" calcext:value-type="string">
            <text:p>Warnstorfia exannulat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11]" office:value-type="string" office:string-value="Warnstorfia fluitans " calcext:value-type="string">
            <text:p>Warnstorfia fluitans 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12]" office:value-type="string" office:string-value="Warnstorfia sarmentosa " calcext:value-type="string">
            <text:p>Warnstorfia sarmentosa 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13]" office:value-type="string" office:string-value="Wolffia arrhiza" calcext:value-type="string">
            <text:p>Wolffia arrhiz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14]" office:value-type="string" office:string-value="Xanthium strumarium" calcext:value-type="string">
            <text:p>Xanthium strumarium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15]" office:value-type="string" office:string-value="Zannichellia contorta" calcext:value-type="string">
            <text:p>Zannichellia contort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16]" office:value-type="string" office:string-value="Zannichellia major" calcext:value-type="string">
            <text:p>Zannichellia major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17]" office:value-type="string" office:string-value="Zannichellia obtusifolia" calcext:value-type="string">
            <text:p>Zannichellia obtusifoli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18]" office:value-type="string" office:string-value="Zannichellia palustris" calcext:value-type="string">
            <text:p>Zannichellia palustris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19]" office:value-type="string" office:string-value="Zannichellia palustris subsp. major " calcext:value-type="string">
            <text:p>Zannichellia palustris subsp. major 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20]" office:value-type="string" office:string-value="Zannichellia palustris subsp. pedicellata" calcext:value-type="string">
            <text:p>Zannichellia palustris subsp. pedicellat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21]" office:value-type="string" office:string-value="Zannichellia pedunculata" calcext:value-type="string">
            <text:p>Zannichellia pedunculat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22]" office:value-type="string" office:string-value="Zannichellia peltata" calcext:value-type="string">
            <text:p>Zannichellia peltat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23]" office:value-type="string" office:string-value="Zannichellia sp." calcext:value-type="string">
            <text:p>Zannichellia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24]" office:value-type="string" office:string-value="Zantedeschia aethiopica" calcext:value-type="string">
            <text:p>Zantedeschia aethiopic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25]" office:value-type="string" office:string-value="Zizania aquatica" calcext:value-type="string">
            <text:p>Zizania aquatic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26]" office:value-type="string" office:string-value="Zizania latifolia" calcext:value-type="string">
            <text:p>Zizania latifolia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27]" office:value-type="string" office:string-value="Zygnema sp." calcext:value-type="string">
            <text:p>Zygnema sp.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28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29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3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31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32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33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3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35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36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37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38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39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4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41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42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43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4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45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46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47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48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49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5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51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52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53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5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55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56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57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58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59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6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61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62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63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6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65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66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67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68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69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7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71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72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73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7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75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76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77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78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79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8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81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82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83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8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85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86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87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88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89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9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91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92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93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9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95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96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97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98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499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50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501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21" table:formula="of:=['file:///D:/Documents%20de%20Christian.Chauvin/MACROPHYTES/IBMR/feuille%20calcul/r%C3%A9vision%202014-2015%20feuille%20saisie%20IBMR/Formulaire_saisie_flor_IBMR_v5.0_DEVELOPPEUR.xlsm'#$Transcod.B1502]" office:value-type="float" office:value="0" calcext:value-type="float">
            <text:p>0</text:p>
          </table:table-cell>
          <table:table-cell table:number-columns-repeated="1022"/>
        </table:table-row>
        <table:table-row table:style-name="ro3" table:number-rows-repeated="104706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Titles" table:base-cell-address="$'liste codes réf'.$A$1" table:cell-range-address="$'liste codes réf'.$A$4:.$AMJ$6" table:range-usable-as="repeat-column repeat-row"/>
        </table:named-expressions>
      </table:table>
      <table:named-expressions>
        <table:named-range table:name="Cf." table:base-cell-address="$'liste codes réf'.$A$1" table:cell-range-address="$'liste codes réf'.$F$31:.$F$32"/>
        <table:named-range table:name="codes_taxons" table:base-cell-address="$'liste codes réf'.$A$1" table:cell-range-address="$'liste codes réf'.$A$8:.$A$1245"/>
        <table:named-range table:name="fsaisie_active" table:base-cell-address="$'liste codes réf'.$A$1" table:cell-range-address="$'liste codes réf'.$E$2"/>
        <table:named-range table:name="noms_taxons" table:base-cell-address="$'liste codes réf'.$A$1" table:cell-range-address="$'liste codes réf'.$B$8:.$B$1510"/>
        <table:named-range table:name="periphyton" table:base-cell-address="$'liste codes réf'.$A$1" table:cell-range-address="$'liste codes réf'.$F$37:.$F$41"/>
        <table:named-range table:name="type_courant" table:base-cell-address="$'liste codes réf'.$A$1" table:cell-range-address="$'liste codes réf'.$F$18:.$F$27"/>
        <table:named-range table:name="type_lent" table:base-cell-address="$'liste codes réf'.$A$1" table:cell-range-address="$'liste codes réf'.$H$18:.$H$2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6.6mm" fo:margin-bottom="9.4mm" fo:margin-left="11.43mm" fo:margin-right="12.19mm" style:print-page-order="ttb" style:first-page-number="continue" style:scale-to="100%" style:writing-mode="lr-tb" style:print="charts drawings objects zero-values"/>
      <style:header-style>
        <style:header-footer-properties fo:min-height="4.32mm" fo:margin-left="0mm" fo:margin-right="0mm" fo:margin-bottom="0.79mm"/>
      </style:header-style>
      <style:footer-style>
        <style:header-footer-properties fo:min-height="6.6mm" fo:margin-left="0mm" fo:margin-right="0mm" fo:margin-top="3.42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e_20_codes_20_réf" style:display-name="PageStyle_liste codes réf" style:page-layout-name="Mpm3">
      <style:header>
        <style:region-left>
          <text:p><text:span text:style-name="MT1">IBMR version juin 2002</text:span></text:p>
        </style:region-left>
        <style:region-right>
          <text:p><text:span text:style-name="MT1">CAE - Université de Bourgogne</text:span></text:p>
        </style:region-right>
      </style:header>
      <style:header-left style:display="false"/>
      <style:footer>
        <style:region-left>
          <text:p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/ </text:span><text:span text:style-name="MT2"><text:date style:data-style-name="N2" text:date-value="2017-02-07">00/00/0000</text:date></text:span></text:p>
        </style:region-left>
        <style:region-right>
          <text:p><text:span text:style-name="MT3"><text:page-number>1</text:page-number></text:span><text:span text:style-name="MT3"> /</text:span><text:span text:style-name="MT3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uvin Christian</meta:initial-creator>
    <dc:creator>Chauvin Christian</dc:creator>
    <meta:creation-date>2017-02-06T17:19:20</meta:creation-date>
    <dc:date>2017-02-06T17:20:01</dc:date>
    <meta:generator>LibreOffice/5.1.4.2$Linux_X86_64 LibreOffice_project/10m0$Build-2</meta:generator>
    <meta:document-statistic meta:table-count="1" meta:cell-count="1915" meta:object-count="3"/>
    <meta:user-defined meta:name="AppVersion">14.0300</meta:user-defined>
    <meta:user-defined meta:name="Company">Irste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